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Table5" style:family="table">
      <style:table-properties style:width="6.6931in" table:align="margins"/>
    </style:style>
    <style:style style:name="Table5.A" style:family="table-column">
      <style:table-column-properties style:column-width="2.8125in" style:rel-column-width="27538*"/>
    </style:style>
    <style:style style:name="Table5.B" style:family="table-column">
      <style:table-column-properties style:column-width="1.6493in" style:rel-column-width="16149*"/>
    </style:style>
    <style:style style:name="Table5.C" style:family="table-column">
      <style:table-column-properties style:column-width="2.2313in" style:rel-column-width="21848*"/>
    </style:style>
    <style:style style:name="Table5.A1" style:family="table-cell">
      <style:table-cell-properties style:writing-mode="page"/>
    </style:style>
    <style:style style:name="Table5.A5" style:family="table-cell">
      <style:table-cell-properties fo:padding="0in" fo:border="none" style:writing-mode="page"/>
    </style:style>
    <style:style style:name="Table5.B6" style:family="table-cell" style:data-style-name="N0">
      <style:table-cell-properties fo:padding="0in" fo:border="none" style:writing-mode="page"/>
    </style:style>
    <style:style style:name="Table5.B7" style:family="table-cell" style:data-style-name="N0">
      <style:table-cell-properties style:writing-mode="page"/>
    </style:style>
    <style:style style:name="Table5.B8" style:family="table-cell" style:data-style-name="N0">
      <style:table-cell-properties style:writing-mode="page"/>
    </style:style>
    <style:style style:name="Table5.B9" style:family="table-cell" style:data-style-name="N0">
      <style:table-cell-properties style:writing-mode="page"/>
    </style:style>
    <style:style style:name="Table5.B10" style:family="table-cell" style:data-style-name="N0">
      <style:table-cell-properties style:writing-mode="page"/>
    </style:style>
    <style:style style:name="Table5.B11" style:family="table-cell" style:data-style-name="N0">
      <style:table-cell-properties style:writing-mode="page"/>
    </style:style>
    <style:style style:name="Table5.B12" style:family="table-cell" style:data-style-name="N0">
      <style:table-cell-properties style:writing-mode="page"/>
    </style:style>
    <style:style style:name="Table5.B13" style:family="table-cell" style:data-style-name="N0">
      <style:table-cell-properties style:writing-mode="page"/>
    </style:style>
    <style:style style:name="Table5.B14" style:family="table-cell" style:data-style-name="N0">
      <style:table-cell-properties style:writing-mode="page"/>
    </style:style>
    <style:style style:name="Table1" style:family="table">
      <style:table-properties style:width="9.5389in" fo:margin-left="-0.0208in" fo:margin-top="0in" fo:margin-bottom="0in" table:align="left" style:writing-mode="page"/>
    </style:style>
    <style:style style:name="Table1.A" style:family="table-column">
      <style:table-column-properties style:column-width="5.5361in"/>
    </style:style>
    <style:style style:name="Table1.B" style:family="table-column">
      <style:table-column-properties style:column-width="4.0028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9.5389in" fo:margin-left="-0.0208in" fo:margin-top="0in" fo:margin-bottom="0in" table:align="left" style:writing-mode="page"/>
    </style:style>
    <style:style style:name="Table2.A" style:family="table-column">
      <style:table-column-properties style:column-width="9.5389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9.5389in" fo:margin-left="-0.0208in" fo:margin-top="0in" fo:margin-bottom="0in" table:align="left" style:writing-mode="page"/>
    </style:style>
    <style:style style:name="Table3.A" style:family="table-column">
      <style:table-column-properties style:column-width="9.538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P1" style:family="paragraph" style:parent-style-name="Horizontal_20_Line">
      <style:text-properties fo:color="#000000" loext:opacity="100%" fo:background-color="transparent"/>
    </style:style>
    <style:style style:name="P2" style:family="paragraph" style:parent-style-name="Heading_20_2">
      <style:paragraph-properties fo:margin-left="0in" fo:margin-right="0in" fo:text-indent="0in" style:auto-text-indent="false"/>
      <style:text-properties fo:color="#000000" loext:opacity="100%" fo:background-color="transparent"/>
    </style:style>
    <style:style style:name="P3" style:family="paragraph" style:parent-style-name="Preformatted_20_Text">
      <style:text-properties fo:color="#000000" loext:opacity="100%" fo:background-color="transparent"/>
    </style:style>
    <style:style style:name="P4" style:family="paragraph" style:parent-style-name="Preformatted_20_Text">
      <style:paragraph-properties fo:line-height="166%"/>
      <style:text-properties fo:color="#000000" loext:opacity="100%" fo:background-color="transparent"/>
    </style:style>
    <style:style style:name="P5" style:family="paragraph" style:parent-style-name="Text_20_body">
      <style:text-properties fo:color="#000000" loext:opacity="100%" officeooo:rsid="0026fe9c" fo:background-color="transparent"/>
    </style:style>
    <style:style style:name="P6" style:family="paragraph" style:parent-style-name="Heading_20_2">
      <style:text-properties fo:color="#000000" loext:opacity="100%" officeooo:rsid="0026fe9c" officeooo:paragraph-rsid="003c70a6" fo:background-color="transparent"/>
    </style:style>
    <style:style style:name="P7" style:family="paragraph" style:parent-style-name="Standard">
      <style:text-properties fo:color="#000000" loext:opacity="100%" officeooo:rsid="0026fe9c" officeooo:paragraph-rsid="0038ec27" fo:background-color="transparent"/>
    </style:style>
    <style:style style:name="P8" style:family="paragraph" style:parent-style-name="Standard">
      <style:text-properties fo:color="#000000" loext:opacity="100%" officeooo:rsid="0026fe9c" officeooo:paragraph-rsid="00696eb1" fo:background-color="transparent"/>
    </style:style>
    <style:style style:name="P9" style:family="paragraph" style:parent-style-name="Standard">
      <style:text-properties fo:color="#000000" loext:opacity="100%" officeooo:rsid="0026fe9c" officeooo:paragraph-rsid="006b2ab2" fo:background-color="transparent"/>
    </style:style>
    <style:style style:name="P10" style:family="paragraph" style:parent-style-name="Standard">
      <style:text-properties fo:color="#000000" loext:opacity="100%" officeooo:rsid="0026fe9c" officeooo:paragraph-rsid="00781a2a" fo:background-color="transparent"/>
    </style:style>
    <style:style style:name="P11" style:family="paragraph" style:parent-style-name="Standard">
      <style:text-properties fo:color="#000000" loext:opacity="100%" officeooo:rsid="0038ec27" officeooo:paragraph-rsid="0044c207" fo:background-color="transparent"/>
    </style:style>
    <style:style style:name="P12" style:family="paragraph" style:parent-style-name="Text_20_body">
      <style:text-properties fo:color="#000000" loext:opacity="100%" officeooo:rsid="0038ec27" officeooo:paragraph-rsid="0044c207" fo:background-color="transparent"/>
    </style:style>
    <style:style style:name="P13" style:family="paragraph" style:parent-style-name="Text_20_body">
      <style:text-properties fo:color="#000000" loext:opacity="100%" officeooo:rsid="0038ec27" officeooo:paragraph-rsid="0038ec27" fo:background-color="transparent"/>
    </style:style>
    <style:style style:name="P14" style:family="paragraph" style:parent-style-name="Text_20_body">
      <style:text-properties fo:color="#000000" loext:opacity="100%" officeooo:rsid="0041e092" officeooo:paragraph-rsid="0041e092" fo:background-color="transparent"/>
    </style:style>
    <style:style style:name="P15" style:family="paragraph" style:parent-style-name="Standard">
      <style:text-properties fo:color="#000000" loext:opacity="100%" officeooo:rsid="0050cac5" officeooo:paragraph-rsid="0050cac5" fo:background-color="transparent"/>
    </style:style>
    <style:style style:name="P16" style:family="paragraph" style:parent-style-name="Standard">
      <style:text-properties fo:color="#000000" loext:opacity="100%" officeooo:rsid="0050cac5" officeooo:paragraph-rsid="0073eb29" fo:background-color="transparent"/>
    </style:style>
    <style:style style:name="P17" style:family="paragraph" style:parent-style-name="Text_20_body">
      <style:text-properties fo:color="#000000" loext:opacity="100%" officeooo:rsid="004ee443" officeooo:paragraph-rsid="004ee443" fo:background-color="transparent"/>
    </style:style>
    <style:style style:name="P18" style:family="paragraph" style:parent-style-name="Standard">
      <style:text-properties fo:color="#000000" loext:opacity="100%" officeooo:rsid="00781a2a" officeooo:paragraph-rsid="00781a2a" fo:background-color="transparent"/>
    </style:style>
    <style:style style:name="P19" style:family="paragraph" style:parent-style-name="Standard">
      <style:text-properties fo:color="#000000" loext:opacity="100%" officeooo:rsid="00791656" officeooo:paragraph-rsid="00791656" fo:background-color="transparent"/>
    </style:style>
    <style:style style:name="P20" style:family="paragraph" style:parent-style-name="Text_20_body">
      <style:text-properties fo:color="#000000" loext:opacity="100%" fo:font-weight="bold" officeooo:rsid="003619a7" officeooo:paragraph-rsid="003619a7" fo:background-color="transparent" style:font-weight-asian="bold" style:font-weight-complex="bold"/>
    </style:style>
    <style:style style:name="P21" style:family="paragraph" style:parent-style-name="Text_20_body">
      <style:text-properties fo:color="#000000" loext:opacity="100%" fo:font-weight="bold" officeooo:rsid="004ee443" officeooo:paragraph-rsid="004ee443" fo:background-color="transparent" style:font-weight-asian="bold" style:font-weight-complex="bold"/>
    </style:style>
    <style:style style:name="P22" style:family="paragraph" style:parent-style-name="Standard">
      <style:text-properties fo:color="#000000" loext:opacity="100%" officeooo:rsid="003fac24" officeooo:paragraph-rsid="003fac24" fo:background-color="#ffff6d"/>
    </style:style>
    <style:style style:name="P23" style:family="paragraph" style:parent-style-name="Standard">
      <style:paragraph-properties fo:text-align="start" style:justify-single-word="false">
        <style:tab-stops/>
      </style:paragraph-properties>
      <style:text-properties fo:color="#000000" loext:opacity="100%" style:text-line-through-style="solid" style:text-line-through-type="single" officeooo:rsid="0038ec27" officeooo:paragraph-rsid="004384e4" fo:background-color="transparent"/>
    </style:style>
    <style:style style:name="P24" style:family="paragraph" style:parent-style-name="Standard">
      <style:text-properties fo:color="#000000" loext:opacity="100%" style:text-line-through-style="solid" style:text-line-through-type="single" officeooo:rsid="0038ec27" officeooo:paragraph-rsid="0044c207" fo:background-color="transparent"/>
    </style:style>
    <style:style style:name="P25" style:family="paragraph" style:parent-style-name="Text_20_body">
      <style:text-properties fo:color="#000000" loext:opacity="100%" style:text-line-through-style="solid" style:text-line-through-type="single" officeooo:rsid="0038ec27" officeooo:paragraph-rsid="0044c207" fo:background-color="transparent"/>
    </style:style>
    <style:style style:name="P26" style:family="paragraph" style:parent-style-name="Text_20_body">
      <style:text-properties fo:color="#000000" loext:opacity="100%" style:text-line-through-style="solid" style:text-line-through-type="single" officeooo:rsid="0038ec27" officeooo:paragraph-rsid="0038ec27" fo:background-color="transparent"/>
    </style:style>
    <style:style style:name="P27" style:family="paragraph" style:parent-style-name="Text_20_body">
      <style:text-properties fo:color="#000000" loext:opacity="100%" style:text-line-through-style="solid" style:text-line-through-type="single" officeooo:rsid="0026fe9c" officeooo:paragraph-rsid="0038ec27" fo:background-color="transparent"/>
    </style:style>
    <style:style style:name="P28" style:family="paragraph" style:parent-style-name="Text_20_body">
      <style:text-properties fo:color="#000000" loext:opacity="100%" style:text-line-through-style="solid" style:text-line-through-type="single" officeooo:rsid="0044bbca" officeooo:paragraph-rsid="0044bbca" fo:background-color="transparent"/>
    </style:style>
    <style:style style:name="P29" style:family="paragraph" style:parent-style-name="Text_20_body">
      <style:text-properties fo:color="#000000" loext:opacity="100%" style:text-line-through-style="solid" style:text-line-through-type="single" officeooo:rsid="00421ed9" officeooo:paragraph-rsid="00421ed9" fo:background-color="transparent"/>
    </style:style>
    <style:style style:name="P30" style:family="paragraph" style:parent-style-name="Text_20_body">
      <style:text-properties fo:color="#000000" loext:opacity="100%" style:text-line-through-style="solid" style:text-line-through-type="single" officeooo:rsid="00421ed9" officeooo:paragraph-rsid="004384e4" fo:background-color="transparent"/>
    </style:style>
    <style:style style:name="P31" style:family="paragraph" style:parent-style-name="Text_20_body">
      <style:text-properties fo:color="#000000" loext:opacity="100%" style:text-line-through-style="solid" style:text-line-through-type="single" officeooo:rsid="004384e4" officeooo:paragraph-rsid="004384e4" fo:background-color="transparent"/>
    </style:style>
    <style:style style:name="P32" style:family="paragraph" style:parent-style-name="Text_20_body">
      <style:text-properties fo:color="#000000" loext:opacity="100%" style:text-line-through-style="solid" style:text-line-through-type="single" officeooo:rsid="003fac24" officeooo:paragraph-rsid="003fac24" fo:background-color="transparent"/>
    </style:style>
    <style:style style:name="P33" style:family="paragraph" style:parent-style-name="Text_20_body">
      <style:text-properties fo:color="#000000" loext:opacity="100%" style:text-line-through-style="solid" style:text-line-through-type="single" officeooo:rsid="0044f8a0" officeooo:paragraph-rsid="0044f8a0" fo:background-color="transparent"/>
    </style:style>
    <style:style style:name="P34" style:family="paragraph" style:parent-style-name="Standard">
      <style:text-properties fo:color="#000000" loext:opacity="100%" style:text-line-through-style="solid" style:text-line-through-type="single" officeooo:rsid="0041e092" officeooo:paragraph-rsid="0041e092" fo:background-color="transparent"/>
    </style:style>
    <style:style style:name="P35" style:family="paragraph" style:parent-style-name="Text_20_body">
      <style:text-properties fo:color="#000000" loext:opacity="100%" style:text-line-through-style="solid" style:text-line-through-type="single" officeooo:rsid="0041e092" officeooo:paragraph-rsid="0041e092" fo:background-color="transparent"/>
    </style:style>
    <style:style style:name="P36" style:family="paragraph" style:parent-style-name="Standard">
      <style:text-properties fo:color="#000000" loext:opacity="100%" style:text-line-through-style="solid" style:text-line-through-type="single" officeooo:rsid="00496652" officeooo:paragraph-rsid="00496652" fo:background-color="#ffff6d"/>
    </style:style>
    <style:style style:name="P37" style:family="paragraph" style:parent-style-name="Text_20_body">
      <style:text-properties fo:color="#000000" loext:opacity="100%" officeooo:rsid="0026fe9c"/>
    </style:style>
    <style:style style:name="P38" style:family="paragraph" style:parent-style-name="Text_20_body">
      <style:text-properties fo:color="#000000" loext:opacity="100%" fo:font-size="22pt" fo:font-weight="bold" officeooo:rsid="0038ec27" officeooo:paragraph-rsid="0038ec27" fo:background-color="transparent" style:font-size-asian="22pt" style:font-weight-asian="bold" style:font-size-complex="22pt" style:font-weight-complex="bold"/>
    </style:style>
    <style:style style:name="P39" style:family="paragraph" style:parent-style-name="Text_20_body">
      <style:text-properties fo:color="#000000" loext:opacity="100%" style:text-underline-style="none" officeooo:rsid="004ee443" officeooo:paragraph-rsid="004ee443" fo:background-color="transparent"/>
    </style:style>
    <style:style style:name="P40" style:family="paragraph" style:parent-style-name="Text_20_body">
      <style:text-properties fo:color="#000000" loext:opacity="100%" style:text-underline-style="none" officeooo:rsid="0050cac5" officeooo:paragraph-rsid="0050cac5" fo:background-color="transparent"/>
    </style:style>
    <style:style style:name="P41" style:family="paragraph" style:parent-style-name="Text_20_body">
      <style:text-properties fo:color="#000000" loext:opacity="100%" style:text-line-through-style="none" style:text-line-through-type="none" fo:font-weight="bold" officeooo:rsid="0055c13d" officeooo:paragraph-rsid="0055c13d" fo:background-color="transparent" style:font-weight-asian="bold" style:font-weight-complex="bold"/>
    </style:style>
    <style:style style:name="P42" style:family="paragraph" style:parent-style-name="Text_20_body">
      <style:text-properties fo:color="#000000" loext:opacity="100%" style:text-outline="false" style:text-line-through-style="none" style:text-line-through-type="none" style:font-name="Liberation Sans" fo:font-size="10pt" fo:font-style="normal" fo:text-shadow="none" style:text-underline-style="none" fo:font-weight="normal" officeooo:rsid="00548a4f" officeooo:paragraph-rsid="0073eb29" fo:background-color="transparent" style:font-size-asian="10pt" style:font-style-asian="normal" style:font-weight-asian="normal" style:text-emphasize="none"/>
    </style:style>
    <style:style style:name="P43" style:family="paragraph" style:parent-style-name="Heading_20_2">
      <style:text-properties officeooo:rsid="0026fe9c"/>
    </style:style>
    <style:style style:name="P44" style:family="paragraph" style:parent-style-name="Text_20_body">
      <style:text-properties officeooo:rsid="0026fe9c"/>
    </style:style>
    <style:style style:name="P45" style:family="paragraph" style:parent-style-name="Heading_20_2">
      <style:text-properties fo:font-size="12pt" fo:font-weight="bold" officeooo:rsid="002bc5f0" officeooo:paragraph-rsid="002bc5f0" style:font-size-asian="12pt" style:font-weight-asian="bold" style:font-size-complex="12pt" style:font-weight-complex="bold"/>
    </style:style>
    <style:style style:name="P46" style:family="paragraph" style:parent-style-name="Text_20_body">
      <style:text-properties fo:font-size="12pt" fo:font-weight="bold" officeooo:rsid="002be5c0" officeooo:paragraph-rsid="002be5c0" style:font-size-asian="12pt" style:font-weight-asian="bold" style:font-size-complex="12pt" style:font-weight-complex="bold"/>
    </style:style>
    <style:style style:name="P47" style:family="paragraph" style:parent-style-name="Standard">
      <style:text-properties fo:font-size="12pt" fo:font-weight="bold" officeooo:rsid="002be5c0" officeooo:paragraph-rsid="007b13ec" style:font-size-asian="12pt" style:font-weight-asian="bold" style:font-size-complex="12pt" style:font-weight-complex="bold"/>
    </style:style>
    <style:style style:name="P48" style:family="paragraph" style:parent-style-name="Text_20_body">
      <style:text-properties fo:font-size="12pt" fo:font-weight="bold" officeooo:rsid="002be5c0" officeooo:paragraph-rsid="007b13ec" style:font-size-asian="12pt" style:font-weight-asian="bold" style:font-size-complex="12pt" style:font-weight-complex="bold"/>
    </style:style>
    <style:style style:name="P49" style:family="paragraph" style:parent-style-name="Standard">
      <style:paragraph-properties fo:text-align="start" style:justify-single-word="false">
        <style:tab-stops/>
      </style:paragraph-properties>
      <style:text-properties fo:font-size="12pt" style:font-size-asian="12pt" style:font-size-complex="12pt"/>
    </style:style>
    <style:style style:name="P50" style:family="paragraph" style:parent-style-name="Standard">
      <style:paragraph-properties fo:text-align="start" style:justify-single-word="false">
        <style:tab-stops/>
      </style:paragraph-properties>
      <style:text-properties fo:font-size="12pt" officeooo:paragraph-rsid="003af9db" style:font-size-asian="12pt" style:font-size-complex="12pt"/>
    </style:style>
    <style:style style:name="P51" style:family="paragraph" style:parent-style-name="Text_20_body">
      <style:text-properties fo:font-weight="bold" officeooo:rsid="0026fe9c" style:font-weight-asian="bold" style:font-weight-complex="bold"/>
    </style:style>
    <style:style style:name="P52" style:family="paragraph" style:parent-style-name="Text_20_body">
      <style:text-properties fo:font-weight="bold" officeooo:rsid="003619a7" officeooo:paragraph-rsid="003619a7" style:font-weight-asian="bold" style:font-weight-complex="bold"/>
    </style:style>
    <style:style style:name="P53" style:family="paragraph" style:parent-style-name="Text_20_body">
      <style:text-properties fo:font-weight="bold" officeooo:rsid="0052f4dc" officeooo:paragraph-rsid="0052f4dc" style:font-weight-asian="bold" style:font-weight-complex="bold"/>
    </style:style>
    <style:style style:name="P54" style:family="paragraph" style:parent-style-name="Text_20_body">
      <style:text-properties fo:font-weight="bold" officeooo:rsid="0052f4dc" officeooo:paragraph-rsid="0057638b" style:font-weight-asian="bold" style:font-weight-complex="bold"/>
    </style:style>
    <style:style style:name="P55" style:family="paragraph" style:parent-style-name="Preformatted_20_Text">
      <style:paragraph-properties fo:margin-left="0in" fo:margin-right="0in" fo:line-height="166%" fo:text-indent="0in" style:auto-text-indent="false"/>
    </style:style>
    <style:style style:name="P56" style:family="paragraph" style:parent-style-name="Preformatted_20_Text">
      <style:paragraph-properties fo:margin-left="0in" fo:margin-right="0in" fo:margin-top="0in" fo:margin-bottom="0.1965in" style:contextual-spacing="false" fo:line-height="166%" fo:text-indent="0in" style:auto-text-indent="false"/>
    </style:style>
    <style:style style:name="P57" style:family="paragraph" style:parent-style-name="Text_20_body">
      <style:paragraph-properties fo:margin-left="0in" fo:margin-right="0in" fo:text-indent="0in" style:auto-text-indent="false"/>
    </style:style>
    <style:style style:name="P58" style:family="paragraph" style:parent-style-name="Heading_20_2">
      <style:text-properties officeooo:paragraph-rsid="0044f8a0"/>
    </style:style>
    <style:style style:name="P59" style:family="paragraph" style:parent-style-name="Standard">
      <style:text-properties style:text-line-through-style="solid" style:text-line-through-type="single"/>
    </style:style>
    <style:style style:name="P60" style:family="paragraph" style:parent-style-name="Standard">
      <style:paragraph-properties fo:text-align="start" style:justify-single-word="false">
        <style:tab-stops/>
      </style:paragraph-properties>
      <style:text-properties style:text-line-through-style="solid" style:text-line-through-type="single"/>
    </style:style>
    <style:style style:name="P61" style:family="paragraph" style:parent-style-name="Table_20_Contents">
      <style:paragraph-properties fo:text-align="start" style:justify-single-word="false"/>
      <style:text-properties style:text-line-through-style="solid" style:text-line-through-type="single"/>
    </style:style>
    <style:style style:name="P62" style:family="paragraph" style:parent-style-name="Standard">
      <style:paragraph-properties fo:text-align="start" style:justify-single-word="false">
        <style:tab-stops/>
      </style:paragraph-properties>
      <style:text-properties style:text-line-through-style="solid" style:text-line-through-type="single" officeooo:rsid="00461028" officeooo:paragraph-rsid="00461028"/>
    </style:style>
    <style:style style:name="P63" style:family="paragraph" style:parent-style-name="Table_20_Contents">
      <style:paragraph-properties fo:text-align="end" style:justify-single-word="false"/>
      <style:text-properties style:text-line-through-style="solid" style:text-line-through-type="single" officeooo:rsid="00461028" officeooo:paragraph-rsid="00461028"/>
    </style:style>
    <style:style style:name="P64" style:family="paragraph" style:parent-style-name="Standard">
      <style:paragraph-properties fo:text-align="start" style:justify-single-word="false">
        <style:tab-stops/>
      </style:paragraph-properties>
      <style:text-properties style:text-line-through-style="solid" style:text-line-through-type="single" officeooo:rsid="00456a8f" officeooo:paragraph-rsid="00456a8f"/>
    </style:style>
    <style:style style:name="P65" style:family="paragraph" style:parent-style-name="Table_20_Contents">
      <style:text-properties style:text-line-through-style="solid" style:text-line-through-type="single" officeooo:rsid="00456a8f" officeooo:paragraph-rsid="00456a8f"/>
    </style:style>
    <style:style style:name="P66" style:family="paragraph" style:parent-style-name="Table_20_Contents">
      <style:text-properties style:text-line-through-style="solid" style:text-line-through-type="single"/>
    </style:style>
    <style:style style:name="P67" style:family="paragraph" style:parent-style-name="Table_20_Contents">
      <style:paragraph-properties fo:text-align="end" style:justify-single-word="false"/>
      <style:text-properties style:text-line-through-style="solid" style:text-line-through-type="single"/>
    </style:style>
    <style:style style:name="P68" style:family="paragraph" style:parent-style-name="Standard">
      <style:paragraph-properties fo:text-align="start" style:justify-single-word="false">
        <style:tab-stops/>
      </style:paragraph-properties>
      <style:text-properties style:text-line-through-style="solid" style:text-line-through-type="single" style:font-name="Liberation Sans"/>
    </style:style>
    <style:style style:name="P69" style:family="paragraph" style:parent-style-name="Text_20_body">
      <style:text-properties style:text-line-through-style="solid" style:text-line-through-type="single" officeooo:paragraph-rsid="00421ed9"/>
    </style:style>
    <style:style style:name="P70" style:family="paragraph" style:parent-style-name="Text_20_body">
      <style:text-properties officeooo:paragraph-rsid="003df207"/>
    </style:style>
    <style:style style:name="P71" style:family="paragraph" style:parent-style-name="Text_20_body">
      <style:text-properties officeooo:paragraph-rsid="0038ec27"/>
    </style:style>
    <style:style style:name="P72"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ans" fo:font-size="12pt" fo:font-style="normal" fo:text-shadow="none" style:text-underline-style="none" fo:font-weight="normal" officeooo:rsid="003af9db" style:font-size-asian="12pt" style:font-style-asian="normal" style:font-weight-asian="normal" style:font-size-complex="12pt" style:text-emphasize="none"/>
    </style:style>
    <style:style style:name="P73"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ans" fo:font-size="12pt" fo:font-style="normal" fo:text-shadow="none" style:text-underline-style="none" fo:font-weight="normal" officeooo:rsid="003af9db" officeooo:paragraph-rsid="003af9db" style:font-size-asian="12pt" style:font-style-asian="normal" style:font-weight-asian="normal" style:font-size-complex="12pt" style:text-emphasize="none"/>
    </style:style>
    <style:style style:name="P74" style:family="paragraph" style:parent-style-name="Heading_20_2">
      <style:text-properties style:text-outline="false" style:text-line-through-style="none" style:text-line-through-type="none" style:font-name="Liberation Sans" fo:font-size="10pt" fo:font-style="normal" fo:text-shadow="none" style:text-underline-style="none" fo:font-weight="normal" officeooo:rsid="00696eb1" officeooo:paragraph-rsid="0038ec27" style:font-size-asian="10pt" style:font-style-asian="normal" style:font-weight-asian="normal" style:text-emphasize="none"/>
    </style:style>
    <style:style style:name="P75"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2f4dc" officeooo:paragraph-rsid="0052f4dc" style:font-size-asian="10pt" style:font-style-asian="normal" style:font-weight-asian="normal" style:text-emphasize="none"/>
    </style:style>
    <style:style style:name="P76"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2f4dc" officeooo:paragraph-rsid="0057638b" style:font-size-asian="10pt" style:font-style-asian="normal" style:font-weight-asian="normal" style:text-emphasize="none"/>
    </style:style>
    <style:style style:name="P77"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61e0f8" officeooo:paragraph-rsid="00627948" style:font-size-asian="10pt" style:font-style-asian="normal" style:font-weight-asian="normal" style:text-emphasize="none"/>
    </style:style>
    <style:style style:name="P78"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1bb39" officeooo:paragraph-rsid="0052f4dc" style:font-size-asian="10pt" style:font-style-asian="normal" style:font-weight-asian="normal" style:text-emphasize="none"/>
    </style:style>
    <style:style style:name="P79"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48a4f" officeooo:paragraph-rsid="00548a4f" style:font-size-asian="10pt" style:font-style-asian="normal" style:font-weight-asian="normal" style:text-emphasize="none"/>
    </style:style>
    <style:style style:name="P80"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4ff79" officeooo:paragraph-rsid="0054ff79" style:font-size-asian="10pt" style:font-style-asian="normal" style:font-weight-asian="normal" style:text-emphasize="none"/>
    </style:style>
    <style:style style:name="P81"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c48d5" officeooo:paragraph-rsid="005c48d5" style:font-size-asian="10pt" style:font-style-asian="normal" style:font-weight-asian="normal" style:text-emphasize="none"/>
    </style:style>
    <style:style style:name="P82"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fdc88" officeooo:paragraph-rsid="0070ab34" style:font-size-asian="10pt" style:font-style-asian="normal" style:font-weight-asian="normal" style:text-emphasize="none"/>
    </style:style>
    <style:style style:name="P83"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73f611" officeooo:paragraph-rsid="0073f611" style:font-size-asian="10pt" style:font-style-asian="normal" style:font-weight-asian="normal" style:text-emphasize="none"/>
    </style:style>
    <style:style style:name="P84" style:family="paragraph" style:parent-style-name="Standard">
      <style:paragraph-properties fo:text-align="end" style:justify-single-word="false">
        <style:tab-stops/>
      </style:paragraph-properties>
      <style:text-properties style:font-name="Liberation Sans"/>
    </style:style>
    <style:style style:name="P85" style:family="paragraph" style:parent-style-name="Standard">
      <style:text-properties officeooo:rsid="0052f4dc" officeooo:paragraph-rsid="0052f4dc"/>
    </style:style>
    <style:style style:name="P86" style:family="paragraph" style:parent-style-name="Text_20_body">
      <style:text-properties officeooo:rsid="0052f4dc" officeooo:paragraph-rsid="0052f4dc"/>
    </style:style>
    <style:style style:name="P87" style:family="paragraph" style:parent-style-name="Text_20_body">
      <style:text-properties officeooo:rsid="0052f4dc" officeooo:paragraph-rsid="0057638b"/>
    </style:style>
    <style:style style:name="P88" style:family="paragraph" style:parent-style-name="Standard">
      <style:text-properties officeooo:paragraph-rsid="0052f4dc"/>
    </style:style>
    <style:style style:name="P89" style:family="paragraph" style:parent-style-name="Text_20_body">
      <style:text-properties officeooo:paragraph-rsid="0052f4dc"/>
    </style:style>
    <style:style style:name="P90" style:family="paragraph" style:parent-style-name="Text_20_body">
      <style:text-properties officeooo:paragraph-rsid="003c70a6"/>
    </style:style>
    <style:style style:name="P91" style:family="paragraph" style:parent-style-name="Text_20_body">
      <style:paragraph-properties fo:margin-left="0in" fo:margin-right="0in" fo:text-indent="0in" style:auto-text-indent="false"/>
      <style:text-properties officeooo:paragraph-rsid="004ee443"/>
    </style:style>
    <style:style style:name="P92" style:family="paragraph" style:parent-style-name="Text_20_body">
      <style:paragraph-properties fo:margin-left="0in" fo:margin-right="0in" fo:text-indent="0in" style:auto-text-indent="false"/>
      <style:text-properties style:text-underline-style="none" officeooo:paragraph-rsid="004ee443"/>
    </style:style>
    <style:style style:name="P93" style:family="paragraph" style:parent-style-name="Text_20_body">
      <style:text-properties officeooo:paragraph-rsid="0050cac5"/>
    </style:style>
    <style:style style:name="P94" style:family="paragraph" style:parent-style-name="Text_20_body">
      <style:text-properties officeooo:paragraph-rsid="00548a4f"/>
    </style:style>
    <style:style style:name="P95" style:family="paragraph" style:parent-style-name="Text_20_body">
      <style:text-properties officeooo:paragraph-rsid="0054ff79"/>
    </style:style>
    <style:style style:name="P96" style:family="paragraph" style:parent-style-name="Text_20_body">
      <style:text-properties officeooo:paragraph-rsid="0057638b"/>
    </style:style>
    <style:style style:name="P97" style:family="paragraph" style:parent-style-name="Text_20_body">
      <style:text-properties officeooo:paragraph-rsid="00592431"/>
    </style:style>
    <style:style style:name="P98" style:family="paragraph" style:parent-style-name="Text_20_body">
      <style:text-properties officeooo:paragraph-rsid="005ad5fc"/>
    </style:style>
    <style:style style:name="P99" style:family="paragraph" style:parent-style-name="Text_20_body">
      <style:text-properties officeooo:paragraph-rsid="005c48d5"/>
    </style:style>
    <style:style style:name="P100" style:family="paragraph" style:parent-style-name="Text_20_body">
      <style:text-properties officeooo:paragraph-rsid="005e2570"/>
    </style:style>
    <style:style style:name="P101" style:family="paragraph" style:parent-style-name="Text_20_body">
      <style:text-properties officeooo:paragraph-rsid="005fdc88"/>
    </style:style>
    <style:style style:name="P102" style:family="paragraph" style:parent-style-name="Text_20_body">
      <style:text-properties officeooo:paragraph-rsid="0061b5f8"/>
    </style:style>
    <style:style style:name="P103" style:family="paragraph" style:parent-style-name="Text_20_body">
      <style:text-properties officeooo:paragraph-rsid="00627948"/>
    </style:style>
    <style:style style:name="P104" style:family="paragraph" style:parent-style-name="Text_20_body">
      <style:text-properties officeooo:paragraph-rsid="00677811"/>
    </style:style>
    <style:style style:name="P105" style:family="paragraph" style:parent-style-name="Text_20_body">
      <style:text-properties officeooo:paragraph-rsid="006f49a3"/>
    </style:style>
    <style:style style:name="P106" style:family="paragraph" style:parent-style-name="Text_20_body">
      <style:text-properties officeooo:paragraph-rsid="0070ab34"/>
    </style:style>
    <style:style style:name="P107" style:family="paragraph" style:parent-style-name="Text_20_body">
      <style:text-properties officeooo:paragraph-rsid="0071bec5"/>
    </style:style>
    <style:style style:name="P108" style:family="paragraph" style:parent-style-name="Text_20_body">
      <style:text-properties officeooo:paragraph-rsid="007360f9"/>
    </style:style>
    <style:style style:name="P109" style:family="paragraph" style:parent-style-name="Text_20_body">
      <style:text-properties officeooo:rsid="0073f611" officeooo:paragraph-rsid="0073f611"/>
    </style:style>
    <style:style style:name="P110" style:family="paragraph" style:parent-style-name="Text_20_body">
      <style:text-properties officeooo:rsid="0074abd8" officeooo:paragraph-rsid="0074abd8"/>
    </style:style>
    <style:style style:name="P111" style:family="paragraph" style:parent-style-name="Standard" style:list-style-name="L4">
      <style:text-properties officeooo:paragraph-rsid="003fac24"/>
    </style:style>
    <style:style style:name="P112" style:family="paragraph" style:parent-style-name="Standard" style:list-style-name="L4">
      <style:text-properties style:text-line-through-style="solid" style:text-line-through-type="single" officeooo:paragraph-rsid="003fac24"/>
    </style:style>
    <style:style style:name="P113" style:family="paragraph" style:parent-style-name="Standard">
      <style:paragraph-properties fo:text-align="start" style:justify-single-word="false" style:writing-mode="lr-tb"/>
      <style:text-properties style:text-line-through-style="solid" style:text-line-through-type="single" fo:font-size="12pt" officeooo:paragraph-rsid="003af9db" style:font-size-asian="12pt" style:font-size-complex="12pt"/>
    </style:style>
    <style:style style:name="P114" style:family="paragraph" style:parent-style-name="Standard">
      <style:paragraph-properties style:writing-mode="lr-tb"/>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P115" style:family="paragraph" style:parent-style-name="Standard">
      <style:paragraph-properties fo:text-align="start" style:justify-single-word="false" style:writing-mode="lr-tb"/>
    </style:style>
    <style:style style:name="P116" style:family="paragraph" style:parent-style-name="Standard">
      <style:paragraph-properties fo:text-align="start" style:justify-single-word="false" style:writing-mode="lr-tb"/>
      <style:text-properties officeooo:paragraph-rsid="003af9db"/>
    </style:style>
    <style:style style:name="P117" style:family="paragraph" style:parent-style-name="Standard">
      <style:paragraph-properties fo:text-align="start" style:justify-single-word="false" style:writing-mode="lr-tb"/>
      <style:text-properties officeooo:paragraph-rsid="00627948"/>
    </style:style>
    <style:style style:name="P118" style:family="paragraph" style:parent-style-name="Standard">
      <style:paragraph-properties fo:text-align="start" style:justify-single-word="false" style:writing-mode="lr-tb"/>
      <style:text-properties officeooo:rsid="003af9db" officeooo:paragraph-rsid="003af9db"/>
    </style:style>
    <style:style style:name="P119" style:family="paragraph" style:parent-style-name="Standard">
      <style:paragraph-properties style:writing-mode="lr-tb"/>
      <style:text-properties officeooo:rsid="003af9db" officeooo:paragraph-rsid="003af9db"/>
    </style:style>
    <style:style style:name="P120" style:family="paragraph" style:parent-style-name="Standard">
      <style:paragraph-properties style:writing-mode="lr-tb"/>
      <style:text-properties officeooo:paragraph-rsid="003af9db"/>
    </style:style>
    <style:style style:name="P121" style:family="paragraph" style:parent-style-name="Text_20_body" style:list-style-name="L1">
      <style:paragraph-properties fo:margin-left="0in" fo:margin-right="0in" fo:text-indent="0in" style:auto-text-indent="false"/>
      <style:text-properties fo:color="#000000" loext:opacity="100%" fo:background-color="transparent"/>
    </style:style>
    <style:style style:name="P122" style:family="paragraph" style:parent-style-name="Text_20_body" style:list-style-name="L1">
      <style:text-properties fo:color="#000000" loext:opacity="100%" fo:background-color="transparent"/>
    </style:style>
    <style:style style:name="P123" style:family="paragraph" style:parent-style-name="Text_20_body" style:list-style-name="L2">
      <style:paragraph-properties fo:margin-left="0in" fo:margin-right="0in" fo:text-indent="0in" style:auto-text-indent="false"/>
      <style:text-properties fo:color="#000000" loext:opacity="100%" fo:background-color="transparent"/>
    </style:style>
    <style:style style:name="P124" style:family="paragraph" style:parent-style-name="Text_20_body" style:list-style-name="L3">
      <style:text-properties fo:color="#000000" loext:opacity="100%" fo:background-color="transparent"/>
    </style:style>
    <style:style style:name="P125" style:family="paragraph" style:parent-style-name="Text_20_body" style:list-style-name="L4">
      <style:text-properties style:text-line-through-style="solid" style:text-line-through-type="single" officeooo:paragraph-rsid="003fac24"/>
    </style:style>
    <style:style style:name="P126" style:family="paragraph" style:parent-style-name="Text_20_body" style:list-style-name="L4">
      <style:text-properties style:text-outline="false" style:text-line-through-style="solid" style:text-line-through-type="single" style:font-name="Liberation Sans" fo:font-size="10pt" fo:font-style="normal" fo:text-shadow="none" style:text-underline-style="none" fo:font-weight="normal" officeooo:rsid="003fac24" officeooo:paragraph-rsid="003fac24" style:font-size-asian="10pt" style:font-style-asian="normal" style:font-weight-asian="normal" style:text-emphasize="none"/>
    </style:style>
    <style:style style:name="P127" style:family="paragraph" style:parent-style-name="Text_20_body" style:list-style-name="L5">
      <style:text-properties officeooo:paragraph-rsid="003c70a6"/>
    </style:style>
    <style:style style:name="P128" style:family="paragraph" style:parent-style-name="Text_20_body" style:list-style-name="L5">
      <style:text-properties officeooo:paragraph-rsid="003df207"/>
    </style:style>
    <style:style style:name="P129" style:family="paragraph" style:parent-style-name="Text_20_body" style:list-style-name="L6"/>
    <style:style style:name="P130" style:family="paragraph" style:parent-style-name="Text_20_body" style:list-style-name="L7"/>
    <style:style style:name="P131" style:family="paragraph" style:parent-style-name="Text_20_body" style:list-style-name="L8"/>
    <style:style style:name="P132" style:family="paragraph" style:parent-style-name="Text_20_body" style:list-style-name="L9"/>
    <style:style style:name="T1" style:family="text">
      <style:text-properties officeooo:rsid="002c7c0e"/>
    </style:style>
    <style:style style:name="T2" style:family="text">
      <style:text-properties officeooo:rsid="002cca88"/>
    </style:style>
    <style:style style:name="T3" style:family="text">
      <style:text-properties fo:color="#000000" loext:opacity="100%" fo:background-color="transparent" loext:char-shading-value="0"/>
    </style:style>
    <style:style style:name="T4" style:family="text">
      <style:text-properties fo:color="#000000" loext:opacity="100%" fo:background-color="transparent" loext:char-shading-value="0" loext:padding="0in" loext:border="none"/>
    </style:style>
    <style:style style:name="T5" style:family="text">
      <style:text-properties fo:color="#000000" loext:opacity="100%" officeooo:rsid="003fac24" fo:background-color="transparent" loext:char-shading-value="0"/>
    </style:style>
    <style:style style:name="T6" style:family="text">
      <style:text-properties fo:color="#000000" loext:opacity="100%" officeooo:rsid="0041e092" fo:background-color="transparent" loext:char-shading-value="0"/>
    </style:style>
    <style:style style:name="T7" style:family="text">
      <style:text-properties fo:color="#000000" loext:opacity="100%" officeooo:rsid="00421ed9" fo:background-color="transparent" loext:char-shading-value="0"/>
    </style:style>
    <style:style style:name="T8" style:family="text">
      <style:text-properties fo:color="#000000" loext:opacity="100%" officeooo:rsid="0050cac5" fo:background-color="transparent" loext:char-shading-value="0"/>
    </style:style>
    <style:style style:name="T9" style:family="text">
      <style:text-properties fo:color="#000000" loext:opacity="100%" style:font-name="inherit" fo:font-weight="bold" fo:background-color="transparent" loext:char-shading-value="0" loext:padding="0in" loext:border="none"/>
    </style:style>
    <style:style style:name="T10" style:family="text">
      <style:text-properties fo:color="#000000" loext:opacity="100%" style:font-name="inherit" fo:background-color="transparent" loext:char-shading-value="0" loext:padding="0in" loext:border="none"/>
    </style:style>
    <style:style style:name="T11" style:family="text">
      <style:text-properties fo:color="#000000" loext:opacity="100%" style:font-name="inherit" fo:font-style="italic" fo:background-color="transparent" loext:char-shading-value="0" loext:padding="0in" loext:border="none"/>
    </style:style>
    <style:style style:name="T12"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4ee443" fo:background-color="transparent" loext:char-shading-value="0" style:font-size-asian="10pt" style:font-style-asian="normal" style:font-weight-asian="normal" style:text-emphasize="none"/>
    </style:style>
    <style:style style:name="T13"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627948" fo:background-color="transparent" loext:char-shading-value="0" style:font-size-asian="10pt" style:font-style-asian="normal" style:font-weight-asian="normal" style:text-emphasize="none"/>
    </style:style>
    <style:style style:name="T14" style:family="text">
      <style:text-properties officeooo:rsid="003619a7"/>
    </style:style>
    <style:style style:name="T15" style:family="text">
      <style:text-properties officeooo:rsid="0036c2f0"/>
    </style:style>
    <style:style style:name="T16" style:family="text">
      <style:text-properties officeooo:rsid="0038ec27"/>
    </style:style>
    <style:style style:name="T17"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8" style:family="text">
      <style:text-properties style:text-outline="false" style:text-line-through-style="none" style:text-line-through-type="none" style:font-name="Liberation Sans" fo:font-size="10pt" fo:font-style="normal" fo:text-shadow="none" style:text-underline-style="none" fo:font-weight="normal" officeooo:rsid="003af9db" style:font-size-asian="10pt" style:font-style-asian="normal" style:font-weight-asian="normal" style:text-emphasize="none"/>
    </style:style>
    <style:style style:name="T19" style:family="text">
      <style:text-properties style:text-outline="false" style:text-line-through-style="none" style:text-line-through-type="none" style:font-name="Liberation Sans" fo:font-size="10pt" fo:font-style="normal" fo:text-shadow="none" style:text-underline-style="none" fo:font-weight="normal" officeooo:rsid="003fac24" style:font-size-asian="10pt" style:font-style-asian="normal" style:font-weight-asian="normal" style:text-emphasize="none"/>
    </style:style>
    <style:style style:name="T20" style:family="text">
      <style:text-properties style:text-outline="false" style:text-line-through-style="none" style:text-line-through-type="none" style:font-name="Liberation Sans" fo:font-size="10pt" fo:font-style="normal" fo:text-shadow="none" style:text-underline-style="none" fo:font-weight="normal" officeooo:rsid="0050cac5" style:font-size-asian="10pt" style:font-style-asian="normal" style:font-weight-asian="normal" style:text-emphasize="none"/>
    </style:style>
    <style:style style:name="T21" style:family="text">
      <style:text-properties style:text-outline="false" style:text-line-through-style="none" style:text-line-through-type="none" style:font-name="Liberation Sans" fo:font-size="10pt" fo:font-style="normal" fo:text-shadow="none" style:text-underline-style="none" fo:font-weight="normal" officeooo:rsid="0051bb39" style:font-size-asian="10pt" style:font-style-asian="normal" style:font-weight-asian="normal" style:text-emphasize="none"/>
    </style:style>
    <style:style style:name="T22" style:family="text">
      <style:text-properties style:text-outline="false" style:text-line-through-style="none" style:text-line-through-type="none" style:font-name="Liberation Sans" fo:font-size="10pt" fo:font-style="normal" fo:text-shadow="none" style:text-underline-style="none" fo:font-weight="normal" officeooo:rsid="0052f4dc" style:font-size-asian="10pt" style:font-style-asian="normal" style:font-weight-asian="normal" style:text-emphasize="none"/>
    </style:style>
    <style:style style:name="T23" style:family="text">
      <style:text-properties style:text-outline="false" style:text-line-through-style="none" style:text-line-through-type="none" style:font-name="Liberation Sans" fo:font-size="10pt" fo:font-style="normal" fo:text-shadow="none" style:text-underline-style="none" fo:font-weight="normal" officeooo:rsid="00548a4f" style:font-size-asian="10pt" style:font-style-asian="normal" style:font-weight-asian="normal" style:text-emphasize="none"/>
    </style:style>
    <style:style style:name="T24" style:family="text">
      <style:text-properties style:text-outline="false" style:text-line-through-style="none" style:text-line-through-type="none" style:font-name="Liberation Sans" fo:font-size="10pt" fo:font-style="normal" fo:text-shadow="none" style:text-underline-style="none" fo:font-weight="normal" officeooo:rsid="0057638b" style:font-size-asian="10pt" style:font-style-asian="normal" style:font-weight-asian="normal" style:text-emphasize="none"/>
    </style:style>
    <style:style style:name="T25" style:family="text">
      <style:text-properties style:text-outline="false" style:text-line-through-style="none" style:text-line-through-type="none" style:font-name="Liberation Sans" fo:font-size="10pt" fo:font-style="normal" fo:text-shadow="none" style:text-underline-style="none" fo:font-weight="normal" officeooo:rsid="005ad5fc" style:font-size-asian="10pt" style:font-style-asian="normal" style:font-weight-asian="normal" style:text-emphasize="none"/>
    </style:style>
    <style:style style:name="T26" style:family="text">
      <style:text-properties style:text-outline="false" style:text-line-through-style="none" style:text-line-through-type="none" style:font-name="Liberation Sans" fo:font-size="10pt" fo:font-style="normal" fo:text-shadow="none" style:text-underline-style="none" fo:font-weight="normal" officeooo:rsid="005c48d5" style:font-size-asian="10pt" style:font-style-asian="normal" style:font-weight-asian="normal" style:text-emphasize="none"/>
    </style:style>
    <style:style style:name="T27" style:family="text">
      <style:text-properties style:text-outline="false" style:text-line-through-style="none" style:text-line-through-type="none" style:font-name="Liberation Sans" fo:font-size="10pt" fo:font-style="normal" fo:text-shadow="none" style:text-underline-style="none" fo:font-weight="normal" officeooo:rsid="005e2570" style:font-size-asian="10pt" style:font-style-asian="normal" style:font-weight-asian="normal" style:text-emphasize="none"/>
    </style:style>
    <style:style style:name="T28" style:family="text">
      <style:text-properties style:text-outline="false" style:text-line-through-style="none" style:text-line-through-type="none" style:font-name="Liberation Sans" fo:font-size="10pt" fo:font-style="normal" fo:text-shadow="none" style:text-underline-style="none" fo:font-weight="normal" officeooo:rsid="005fdc88" style:font-size-asian="10pt" style:font-style-asian="normal" style:font-weight-asian="normal" style:text-emphasize="none"/>
    </style:style>
    <style:style style:name="T29" style:family="text">
      <style:text-properties style:text-outline="false" style:text-line-through-style="none" style:text-line-through-type="none" style:font-name="Liberation Sans" fo:font-size="10pt" fo:font-style="normal" fo:text-shadow="none" style:text-underline-style="none" fo:font-weight="normal" officeooo:rsid="0061e0f8" style:font-size-asian="10pt" style:font-style-asian="normal" style:font-weight-asian="normal" style:text-emphasize="none"/>
    </style:style>
    <style:style style:name="T30" style:family="text">
      <style:text-properties style:text-outline="false" style:text-line-through-style="none" style:text-line-through-type="none" style:font-name="Liberation Sans" fo:font-size="10pt" fo:font-style="normal" fo:text-shadow="none" style:text-underline-style="none" fo:font-weight="normal" officeooo:rsid="00627948" style:font-size-asian="10pt" style:font-style-asian="normal" style:font-weight-asian="normal" style:text-emphasize="none"/>
    </style:style>
    <style:style style:name="T31" style:family="text">
      <style:text-properties style:text-outline="false" style:text-line-through-style="none" style:text-line-through-type="none" style:font-name="Liberation Sans" fo:font-size="10pt" fo:font-style="normal" fo:text-shadow="none" style:text-underline-style="none" fo:font-weight="normal" officeooo:rsid="0054ff79" style:font-size-asian="10pt" style:font-style-asian="normal" style:font-weight-asian="normal" style:text-emphasize="none"/>
    </style:style>
    <style:style style:name="T32" style:family="text">
      <style:text-properties style:text-outline="false" style:text-line-through-style="none" style:text-line-through-type="none" style:font-name="Liberation Sans" fo:font-size="10pt" fo:font-style="normal" fo:text-shadow="none" style:text-underline-style="none" fo:font-weight="normal" officeooo:rsid="00650d46" style:font-size-asian="10pt" style:font-style-asian="normal" style:font-weight-asian="normal" style:text-emphasize="none"/>
    </style:style>
    <style:style style:name="T33" style:family="text">
      <style:text-properties style:text-outline="false" style:text-line-through-style="none" style:text-line-through-type="none" style:font-name="Liberation Sans" fo:font-size="10pt" fo:font-style="normal" fo:text-shadow="none" style:text-underline-style="none" fo:font-weight="normal" officeooo:rsid="00677811" style:font-size-asian="10pt" style:font-style-asian="normal" style:font-weight-asian="normal" style:text-emphasize="none"/>
    </style:style>
    <style:style style:name="T34" style:family="text">
      <style:text-properties style:text-outline="false" style:text-line-through-style="none" style:text-line-through-type="none" style:font-name="Liberation Sans" fo:font-size="10pt" fo:font-style="normal" fo:text-shadow="none" style:text-underline-style="none" fo:font-weight="normal" officeooo:rsid="00696eb1" style:font-size-asian="10pt" style:font-style-asian="normal" style:font-weight-asian="normal" style:text-emphasize="none"/>
    </style:style>
    <style:style style:name="T35" style:family="text">
      <style:text-properties style:text-outline="false" style:text-line-through-style="none" style:text-line-through-type="none" style:font-name="Liberation Sans" fo:font-size="10pt" fo:font-style="normal" fo:text-shadow="none" style:text-underline-style="none" fo:font-weight="normal" officeooo:rsid="0073eb29" style:font-size-asian="10pt" style:font-style-asian="normal" style:font-weight-asian="normal" style:text-emphasize="none"/>
    </style:style>
    <style:style style:name="T36" style:family="text">
      <style:text-properties style:text-outline="false" style:text-line-through-style="none" style:text-line-through-type="none" style:font-name="Liberation Sans" fo:font-size="10pt" fo:font-style="normal" fo:text-shadow="none" style:text-underline-style="none" fo:font-weight="normal" officeooo:rsid="0073f611" style:font-size-asian="10pt" style:font-style-asian="normal" style:font-weight-asian="normal" style:text-emphasize="none"/>
    </style:style>
    <style:style style:name="T37" style:family="text">
      <style:text-properties style:text-outline="false" style:text-line-through-style="none" style:text-line-through-type="none" style:font-name="Liberation Sans" fo:font-size="10pt" fo:font-style="normal" fo:text-shadow="none" style:text-underline-style="none" fo:font-weight="normal" officeooo:rsid="0050cac5" style:font-size-asian="10pt" style:font-style-asian="normal" style:font-weight-asian="normal" style:font-weight-complex="normal" style:text-emphasize="none"/>
    </style:style>
    <style:style style:name="T38" style:family="text">
      <style:text-properties style:text-outline="false" style:text-line-through-style="none" style:text-line-through-type="none" style:font-name="Liberation Sans" fo:font-size="10pt" fo:font-style="normal" fo:text-shadow="none" style:text-underline-style="none" fo:font-weight="normal" officeooo:rsid="0057638b" style:font-size-asian="10pt" style:font-style-asian="normal" style:font-weight-asian="normal" style:font-weight-complex="normal" style:text-emphasize="none"/>
    </style:style>
    <style:style style:name="T39" style:family="text">
      <style:text-properties style:text-outline="false" style:text-line-through-style="none" style:text-line-through-type="none" style:font-name="Liberation Sans" fo:font-size="10pt" fo:font-style="normal" fo:text-shadow="none" style:text-underline-style="none" fo:font-weight="normal" officeooo:rsid="00592431" style:font-size-asian="10pt" style:font-style-asian="normal" style:font-weight-asian="normal" style:font-weight-complex="normal" style:text-emphasize="none"/>
    </style:style>
    <style:style style:name="T40" style:family="text">
      <style:text-properties style:text-outline="false" style:text-line-through-style="none" style:text-line-through-type="none" style:font-name="Liberation Sans" fo:font-size="10pt" fo:font-style="normal" fo:text-shadow="none" style:text-underline-style="none" fo:font-weight="normal" officeooo:rsid="006f49a3" style:font-size-asian="10pt" style:font-style-asian="normal" style:font-weight-asian="normal" style:font-weight-complex="normal" style:text-emphasize="none"/>
    </style:style>
    <style:style style:name="T41" style:family="text">
      <style:text-properties style:text-outline="false" style:text-line-through-style="none" style:text-line-through-type="none" style:font-name="Liberation Sans" fo:font-size="10pt" fo:font-style="normal" fo:text-shadow="none" style:text-underline-style="none" fo:font-weight="bold" officeooo:rsid="0052f4dc" style:font-size-asian="10pt" style:font-style-asian="normal" style:font-weight-asian="bold" style:font-weight-complex="bold" style:text-emphasize="none"/>
    </style:style>
    <style:style style:name="T42" style:family="text">
      <style:text-properties style:text-outline="false" style:text-line-through-style="none" style:text-line-through-type="none" style:font-name="Liberation Sans" fo:font-size="10pt" fo:font-style="normal" fo:text-shadow="none" style:text-underline-style="none" style:font-size-asian="10pt" style:font-style-asian="normal" style:text-emphasize="none"/>
    </style:style>
    <style:style style:name="T43" style:family="text">
      <style:text-properties style:text-outline="false" style:text-line-through-style="none" style:text-line-through-type="none" style:font-name="Liberation Sans" fo:font-size="10pt" fo:font-style="normal" fo:text-shadow="none" style:text-underline-style="none" officeooo:rsid="0051bb39" style:font-size-asian="10pt" style:font-style-asian="normal" style:text-emphasize="none"/>
    </style:style>
    <style:style style:name="T44" style:family="text">
      <style:text-properties style:text-outline="false" style:text-line-through-style="none" style:text-line-through-type="none" style:font-name="Liberation Sans" fo:font-size="10pt" fo:font-style="normal" fo:text-shadow="none" style:text-underline-style="none" officeooo:rsid="00636cd3" style:font-size-asian="10pt" style:font-style-asian="normal" style:text-emphasize="none"/>
    </style:style>
    <style:style style:name="T45" style:family="text">
      <style:text-properties style:text-outline="false" style:text-line-through-style="none" style:text-line-through-type="none" style:font-name="Liberation Sans" fo:font-size="10pt" fo:font-style="normal" fo:text-shadow="none" style:text-underline-style="none" officeooo:rsid="005fdc88" style:font-size-asian="10pt" style:font-style-asian="normal" style:text-emphasize="none"/>
    </style:style>
    <style:style style:name="T46" style:family="text">
      <style:text-properties style:text-outline="false" style:text-line-through-style="none" style:text-line-through-type="none" style:font-name="Liberation Sans" fo:font-size="10pt" fo:font-style="normal" fo:text-shadow="none" style:text-underline-style="none" officeooo:rsid="0071bec5" style:font-size-asian="10pt" style:font-style-asian="normal" style:text-emphasize="none"/>
    </style:style>
    <style:style style:name="T47" style:family="text">
      <style:text-properties style:text-outline="false" style:text-line-through-style="none" style:text-line-through-type="none" style:font-name="Liberation Sans" fo:font-size="10pt" fo:font-style="normal" fo:text-shadow="none" style:text-underline-style="none" officeooo:rsid="007360f9" style:font-size-asian="10pt" style:font-style-asian="normal" style:text-emphasize="none"/>
    </style:style>
    <style:style style:name="T48" style:family="text">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T49" style:family="text">
      <style:text-properties style:text-outline="false" style:font-name="Liberation Sans" fo:font-size="10pt" fo:font-style="normal" fo:text-shadow="none" style:text-underline-style="none" fo:font-weight="normal" style:font-size-asian="10pt" style:font-style-asian="normal" style:font-weight-asian="normal" style:text-emphasize="none"/>
    </style:style>
    <style:style style:name="T50" style:family="text">
      <style:text-properties style:text-outline="false" style:font-name="Liberation Sans" fo:font-size="10pt" fo:font-style="normal" fo:text-shadow="none" style:text-underline-style="none" fo:font-weight="normal" officeooo:rsid="003fac24" style:font-size-asian="10pt" style:font-style-asian="normal" style:font-weight-asian="normal" style:text-emphasize="none"/>
    </style:style>
    <style:style style:name="T51" style:family="text">
      <style:text-properties style:text-outline="false" style:font-name="Liberation Sans" fo:font-size="10pt" fo:font-style="normal" fo:text-shadow="none" style:text-underline-style="none" fo:font-weight="normal" officeooo:rsid="0041e092" style:font-size-asian="10pt" style:font-style-asian="normal" style:font-weight-asian="normal" style:text-emphasize="none"/>
    </style:style>
    <style:style style:name="T52" style:family="text">
      <style:text-properties style:text-outline="false" style:font-name="Liberation Sans" fo:font-size="10pt" fo:font-style="normal" fo:text-shadow="none" style:text-underline-style="none" fo:font-weight="normal" officeooo:rsid="00421ed9" style:font-size-asian="10pt" style:font-style-asian="normal" style:font-weight-asian="normal" style:text-emphasize="none"/>
    </style:style>
    <style:style style:name="T53" style:family="text">
      <style:text-properties style:text-outline="false" style:font-name="Liberation Sans" fo:font-style="normal" fo:text-shadow="none" style:text-underline-style="none" fo:font-weight="normal" style:font-style-asian="normal" style:font-weight-asian="normal" style:text-emphasize="none"/>
    </style:style>
    <style:style style:name="T54" style:family="text">
      <style:text-properties style:text-outline="false" style:font-name="Liberation Sans" fo:font-style="normal" fo:text-shadow="none" style:text-underline-style="none" fo:font-weight="normal" officeooo:rsid="003af9db" style:font-style-asian="normal" style:font-weight-asian="normal" style:text-emphasize="none"/>
    </style:style>
    <style:style style:name="T55" style:family="text">
      <style:text-properties style:text-outline="false" style:text-line-through-style="solid" style:text-line-through-type="single" style:font-name="Liberation Sans" fo:font-size="10pt" fo:font-style="normal" fo:text-shadow="none" style:text-underline-style="none" fo:font-weight="normal" style:font-size-asian="10pt" style:font-style-asian="normal" style:font-weight-asian="normal" style:text-emphasize="none"/>
    </style:style>
    <style:style style:name="T56" style:family="text">
      <style:text-properties style:font-name="Liberation Sans"/>
    </style:style>
    <style:style style:name="T57" style:family="text">
      <style:text-properties style:font-name="Liberation Sans" officeooo:rsid="003af9db"/>
    </style:style>
    <style:style style:name="T58" style:family="text">
      <style:text-properties style:font-name="Liberation Sans" officeooo:rsid="00456a8f"/>
    </style:style>
    <style:style style:name="T59" style:family="text">
      <style:text-properties officeooo:rsid="003df207"/>
    </style:style>
    <style:style style:name="T60" style:family="text">
      <style:text-properties officeooo:rsid="00421ed9"/>
    </style:style>
    <style:style style:name="T61" style:family="text">
      <style:text-properties officeooo:rsid="004384e4"/>
    </style:style>
    <style:style style:name="T62" style:family="text">
      <style:text-properties officeooo:rsid="0044c207"/>
    </style:style>
    <style:style style:name="T63" style:family="text">
      <style:text-properties officeooo:rsid="0044f245"/>
    </style:style>
    <style:style style:name="T64" style:family="text">
      <style:text-properties officeooo:rsid="0044f8a0"/>
    </style:style>
    <style:style style:name="T65" style:family="text">
      <style:text-properties style:text-line-through-style="solid" style:text-line-through-type="single"/>
    </style:style>
    <style:style style:name="T66" style:family="text">
      <style:text-properties style:text-line-through-style="solid" style:text-line-through-type="single" officeooo:rsid="0038ec27"/>
    </style:style>
    <style:style style:name="T67" style:family="text">
      <style:text-properties style:text-line-through-style="solid" style:text-line-through-type="single" fo:font-size="12pt" style:font-size-asian="12pt" style:font-size-complex="12pt"/>
    </style:style>
    <style:style style:name="T68" style:family="text">
      <style:text-properties style:text-line-through-style="solid" style:text-line-through-type="single" fo:font-size="12pt" officeooo:rsid="0044c207" style:font-size-asian="12pt" style:font-size-complex="12pt"/>
    </style:style>
    <style:style style:name="T69" style:family="text">
      <style:text-properties officeooo:rsid="004ab21d"/>
    </style:style>
    <style:style style:name="T70" style:family="text">
      <style:text-properties officeooo:rsid="004ee443"/>
    </style:style>
    <style:style style:name="T71" style:family="text">
      <style:text-properties style:text-underline-style="none"/>
    </style:style>
    <style:style style:name="T72" style:family="text">
      <style:text-properties style:text-underline-style="none" officeooo:rsid="004ee443"/>
    </style:style>
    <style:style style:name="T73" style:family="text">
      <style:text-properties style:text-underline-style="none" fo:font-weight="bold" style:font-weight-asian="bold" style:font-weight-complex="bold"/>
    </style:style>
    <style:style style:name="T74" style:family="text">
      <style:text-properties style:text-underline-style="none" officeooo:rsid="0050cac5"/>
    </style:style>
    <style:style style:name="T75" style:family="text">
      <style:text-properties fo:font-weight="bold" style:font-weight-asian="bold" style:font-weight-complex="bold"/>
    </style:style>
    <style:style style:name="T76" style:family="text">
      <style:text-properties fo:font-weight="bold" officeooo:rsid="004ee443" style:font-weight-asian="bold" style:font-weight-complex="bold"/>
    </style:style>
    <style:style style:name="T77" style:family="text">
      <style:text-properties officeooo:rsid="0050cac5"/>
    </style:style>
    <style:style style:name="T78" style:family="text">
      <style:text-properties officeooo:rsid="0057638b"/>
    </style:style>
    <style:style style:name="T79" style:family="text">
      <style:text-properties officeooo:rsid="0061b5f8"/>
    </style:style>
    <style:style style:name="T80" style:family="text">
      <style:text-properties officeooo:rsid="00696eb1"/>
    </style:style>
    <style:style style:name="T81" style:family="text">
      <style:text-properties officeooo:rsid="006b2ab2"/>
    </style:style>
    <style:style style:name="T82" style:family="text">
      <style:text-properties officeooo:rsid="00781a2a"/>
    </style:style>
    <style:style style:name="T83" style:family="text">
      <style:text-properties officeooo:rsid="007b13ec"/>
    </style:style>
    <style:style style:name="T84" style:family="text">
      <style:text-properties officeooo:rsid="0084efc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2">Use tickers_universe for filtering</text:h>
      <text:p text:style-name="P46">Output file names: name_user_choice_timeframe_* <text:s text:c="2"/><text:span text:style-name="T1">_date</text:span>.csv, <text:span text:style-name="T1">where date is “date” column in dataframe, </text:span><text:span text:style-name="T2">not the date of file creation.</text:span></text:p>
      <text:p text:style-name="P46"/>
      <text:p text:style-name="P46">Complete Processing Tree:</text:p>
      <text:p text:style-name="P46"/>
      <text:p text:style-name="P46"><text:s text:c="2"/>Updated Main() Processing Tree:</text:p>
      <text:p text:style-name="P46"/>
      <text:p text:style-name="P46"><text:s text:c="2"/>main()</text:p>
      <text:p text:style-name="P46"><text:s text:c="2"/>├── Universe Generation (once, all tickers)</text:p>
      <text:p text:style-name="P46"><text:s text:c="2"/>├── RS Analysis (once, all tickers)</text:p>
      <text:p text:style-name="P46"><text:s text:c="2"/>├── PER Analysis (once, all tickers)</text:p>
      <text:p text:style-name="P46"><text:s text:c="2"/>├── For each timeframe ('daily', 'weekly', 'monthly'):</text:p>
      <text:p text:style-name="P46"><text:s text:c="2"/>│ <text:s text:c="2"/>└── process_timeframe_batches():</text:p>
      <text:p text:style-name="P46"><text:s text:c="2"/>│ <text:s text:c="6"/>├── Batch 1: Tickers 1-100 → _run_batch_operations():</text:p>
      <text:p text:style-name="P46"><text:s text:c="2"/>│ <text:s text:c="6"/>│ <text:s text:c="2"/>├── 1. Basic Calculations (line 188)</text:p>
      <text:p text:style-name="P46"><text:s text:c="2"/>│ <text:s text:c="6"/>│ <text:s text:c="2"/>├── 2. Stage Analysis (line 196)</text:p>
      <text:p text:style-name="P46"><text:s text:c="2"/>│ <text:s text:c="6"/>│ <text:s text:c="2"/>├── 3. Screeners (line 213) ← ✅ CLEAN (no market pulse)</text:p>
      <text:p text:style-name="P46"><text:s text:c="2"/>│ <text:s text:c="6"/>│ <text:s text:c="2"/>├── 4. Technical Indicators (line 218)</text:p>
      <text:p text:style-name="P46"><text:s text:c="2"/>│ <text:s text:c="6"/>│ <text:s text:c="2"/>└── 5. Models (line 222)</text:p>
      <text:p text:style-name="P46"><text:s text:c="2"/>│ <text:s text:c="6"/>├── Batch 2: Tickers 101-200 → _run_batch_operations() [same steps]</text:p>
      <text:p text:style-name="P46"><text:s text:c="2"/>│ <text:s text:c="6"/>└── ... (continue until all tickers processed)</text:p>
      <text:p text:style-name="P46"><text:s text:c="2"/>├── Save Basic Calculations Matrix (after each timeframe)</text:p>
      <text:p text:style-name="P46"><text:s text:c="2"/>├── Stage Analysis Processing Summary (line 485)</text:p>
      <text:p text:style-name="P46"><text:s text:c="2"/>├── 🟢 MARKET PULSE ANALYSIS (line 490) ← NEW PIPELINE POSITION</text:p>
      <text:p text:style-name="P46"><text:s text:c="2"/>│ <text:s text:c="2"/>└── For each timeframe ['daily', 'weekly', 'monthly']:</text:p>
      <text:p text:style-name="P46"><text:s text:c="2"/>│ <text:s text:c="6"/>├── MarketPulseManager.run_complete_analysis()</text:p>
      <text:p text:style-name="P46"><text:s text:c="2"/>│ <text:s text:c="6"/>├── GMI Calculator (SPY, QQQ, IWM, ^DJI)</text:p>
      <text:p text:style-name="P46"><text:s text:c="2"/>│ <text:s text:c="6"/>├── FTD/DD Analyzer (Follow-Through/Distribution Days)</text:p>
      <text:p text:style-name="P46"><text:s text:c="2"/>│ <text:s text:c="6"/>├── Moving Average Analyzer (Chillax MA &amp; Cycles)</text:p>
      <text:p text:style-name="P46"><text:s text:c="2"/>│ <text:s text:c="6"/>├── Breadth Analyzer (Net Highs/Lows, Universe filtered)</text:p>
      <text:p text:style-name="P46"><text:soft-page-break/><text:s text:c="2"/>│ <text:s text:c="6"/>├── Generate market summary &amp; alerts</text:p>
      <text:p text:style-name="P46"><text:s text:c="2"/>│ <text:s text:c="6"/>└── Save results: market_pulse_summary_{user_choice}_{timeframe}_{date}.csv</text:p>
      <text:p text:style-name="P46"><text:s text:c="2"/>├── Index Overview Generation (line 550) ← MOVED DOWN</text:p>
      <text:p text:style-name="P46"><text:s text:c="2"/>│ <text:s text:c="2"/>└── For each timeframe ['daily', 'weekly', 'monthly']:</text:p>
      <text:p text:style-name="P46"><text:s text:c="2"/>│ <text:s text:c="6"/>└── create_index_overview() - loads ALL tickers again</text:p>
      <text:p text:style-name="P46"><text:s text:c="2"/>├── Dashboard Generation (line 620+) ← SHIFTED DOWN</text:p>
      <text:p text:style-name="P46"><text:s text:c="2"/>└── Report Generation (line 670+) ← SHIFTED DOWN</text:p>
      <text:p text:style-name="P46"/>
      <text:p text:style-name="P46"><text:s text:c="2"/>Key Changes Made:</text:p>
      <text:p text:style-name="P46"/>
      <text:p text:style-name="P46"><text:s text:c="2"/>1. Market Pulse Position (🟢 NEW)</text:p>
      <text:p text:style-name="P46"/>
      <text:p text:style-name="P46"><text:s text:c="2"/>- Location: After batch processing, before index overview (line 490)</text:p>
      <text:p text:style-name="P46"><text:s text:c="2"/>- Scope: Pipeline-level, runs once per timeframe with complete data</text:p>
      <text:p text:style-name="P46"><text:s text:c="2"/>- Data Access: Uses centralized data_date from main.py</text:p>
      <text:p text:style-name="P46"><text:s text:c="2"/>- Output: Universe-filtered analysis with proper naming convention</text:p>
      <text:p text:style-name="P46"/>
      <text:p text:style-name="P46"><text:s text:c="2"/>2. Screeners Cleaned (✅ FIXED)</text:p>
      <text:p text:style-name="P46"/>
      <text:p text:style-name="P46"><text:s text:c="2"/>- Before: Contained market pulse logic (architecturally wrong)</text:p>
      <text:p text:style-name="P46"><text:s text:c="2"/>- After: Pure stock screening functionality only</text:p>
      <text:p text:style-name="P46"><text:s text:c="2"/>- Position: Still within batch operations (correct for individual stock analysis)</text:p>
      <text:p text:style-name="P46"/>
      <text:p text:style-name="P46"><text:s text:c="2"/>3. Execution Flow Now:</text:p>
      <text:p text:style-name="P46"/>
      <text:p text:style-name="P46"><text:s text:c="2"/>Batch Processing → Market Pulse → Index Overview → Dashboard → Reports</text:p>
      <text:p text:style-name="P46"/>
      <text:p text:style-name="P46"><text:s text:c="2"/>4. Data Flow Benefits:</text:p>
      <text:p text:style-name="P46"/>
      <text:p text:style-name="P46"><text:s text:c="2"/>- Market Pulse can inform Index Overview analysis</text:p>
      <text:p text:style-name="P46"><text:s text:c="2"/>- Index Overview can reference market pulse results for context</text:p>
      <text:p text:style-name="P46"><text:soft-page-break/><text:s text:c="2"/>- Dashboard gets complete market picture (pulse + overview + individual analysis)</text:p>
      <text:p text:style-name="P46"><text:s text:c="2"/>- Reports have full pipeline results available</text:p>
      <text:p text:style-name="P46"/>
      <text:p text:style-name="P46"><text:s text:c="2"/>5. File Dependencies:</text:p>
      <text:p text:style-name="P46"/>
      <text:p text:style-name="P46"><text:s text:c="2"/>- Market Pulse uses: basic_calculation_{user_choice}_{timeframe}_{date}.csv</text:p>
      <text:p text:style-name="P46"><text:s text:c="2"/>- Index Overview uses: Market data + basic calculations + market pulse results</text:p>
      <text:p text:style-name="P46"><text:s text:c="2"/>- Dashboard uses: All pipeline outputs including market pulse</text:p>
      <text:p text:style-name="P46"><text:s text:c="2"/>- Reports use: Complete analysis suite</text:p>
      <text:p text:style-name="P46"/>
      <text:p text:style-name="P46"><text:s text:c="2"/>This architecture now properly separates:</text:p>
      <text:p text:style-name="P46"><text:s text:c="2"/>- Individual Stock Analysis (batched processing)</text:p>
      <text:p text:style-name="P46"><text:s text:c="2"/>- Market-Level Analysis (pipeline level, complete data)</text:p>
      <text:p text:style-name="P46"><text:s text:c="2"/>- Visualization/Reporting (aggregated results)</text:p>
      <text:h text:style-name="P43" text:outline-level="2"/>
      <text:p text:style-name="P44"/>
      <text:p text:style-name="P51">Revised File Structure</text:p>
      <text:p text:style-name="P51"/>
      <text:p text:style-name="P51"><text:s text:c="2"/>Migration Results:</text:p>
      <text:p text:style-name="P51"/>
      <text:p text:style-name="P51"><text:s text:c="2"/>✅ Clean Architecture:</text:p>
      <text:p text:style-name="P51"><text:s text:c="2"/>- Old monolithic files removed</text:p>
      <text:p text:style-name="P51"><text:s text:c="2"/>- New modular structure in place</text:p>
      <text:p text:style-name="P51"><text:s text:c="2"/>- No remaining dependencies on obsolete code</text:p>
      <text:p text:style-name="P51"/>
      <text:p text:style-name="P51"><text:s text:c="2"/>✅ Updated Integration:</text:p>
      <text:p text:style-name="P51"><text:s text:c="2"/>- Dashboard uses new MarketPulseManager class</text:p>
      <text:p text:style-name="P51"><text:s text:c="2"/>- Main pipeline uses new modular market pulse</text:p>
      <text:p text:style-name="P51"><text:s text:c="2"/>- Screeners cleaned of market pulse logic</text:p>
      <text:p text:style-name="P51"/>
      <text:p text:style-name="P51"><text:soft-page-break/><text:s text:c="2"/>✅ New Structure:</text:p>
      <text:p text:style-name="P51"><text:s text:c="2"/>src/market_pulse/</text:p>
      <text:p text:style-name="P51"><text:s text:c="2"/>├── __init__.py <text:s text:c="19"/># ✅ Active</text:p>
      <text:p text:style-name="P51"><text:s text:c="2"/>├── market_pulse_manager.py <text:s text:c="7"/># ✅ Active - Main orchestrator</text:p>
      <text:p text:style-name="P51"><text:s text:c="2"/>├── calculators/</text:p>
      <text:p text:style-name="P51"><text:s text:c="2"/>│ <text:s text:c="2"/>├── __init__.py <text:s text:c="14"/># ✅ Active</text:p>
      <text:p text:style-name="P51"><text:s text:c="2"/>│ <text:s text:c="2"/>└── gmi_calculator.py <text:s text:c="8"/># ✅ Active (moved from src/)</text:p>
      <text:p text:style-name="P51"><text:s text:c="2"/>└── indicators/</text:p>
      <text:p text:style-name="P51"><text:s text:c="6"/>├── __init__.py <text:s text:c="14"/># ✅ Active</text:p>
      <text:p text:style-name="P51"><text:s text:c="6"/>├── base_indicator.py <text:s text:c="8"/># ✅ Active</text:p>
      <text:p text:style-name="P51"><text:s text:c="6"/>├── ftd_dd_analyzer.py <text:s text:c="7"/># ✅ Active</text:p>
      <text:p text:style-name="P51"><text:s text:c="6"/>├── moving_average_analyzer.py # ✅ Active</text:p>
      <text:p text:style-name="P51"><text:s text:c="6"/>└── breadth_analyzer.py <text:s text:c="6"/># ✅ Active</text:p>
      <text:p text:style-name="P51"/>
      <text:p text:style-name="P44"><text:s text:c="2"/></text:p>
      <text:p text:style-name="P37"/>
      <text:p text:style-name="Horizontal_20_Line"/>
      <text:h text:style-name="P2" text:outline-level="2"><text:bookmark text:name="1-calculate-10-day-successful-new-highs--100"/>1) Calculate "10-Day Successful New Highs &gt; 100"</text:h>
      <text:p text:style-name="Text_20_body"><text:span text:style-name="Strong_20_Emphasis"><text:span text:style-name="T3">Goal:</text:span></text:span><text:span text:style-name="T3"><text:line-break/>Count how many stocks in your universe that made a new 52-week high exactly 10 trading days ago have a closing price today higher than their close price on that 10-days-ago high day. Return 1 (true) if count &gt; 100, else 0.</text:span></text:p>
      <text:p text:style-name="Text_20_body"><text:span text:style-name="Strong_20_Emphasis"><text:span text:style-name="T3">Step-by-step explanation:</text:span></text:span></text:p>
      <text:list text:style-name="L1">
        <text:list-item>
          <text:p text:style-name="P121">For each trading day t, find the list of stocks that made a new 52-week high on day t−10.</text:p>
        </text:list-item>
        <text:list-item>
          <text:p text:style-name="P121">For each of those stocks, check if the closing price on day t is higher than the closing price on day t−10.</text:p>
        </text:list-item>
        <text:list-item>
          <text:p text:style-name="P122">Count how many pass this condition.</text:p>
        </text:list-item>
        <text:list-item>
          <text:p text:style-name="P121">If count &gt; 100, output binary 1 for day t, else 0.</text:p>
        </text:list-item>
      </text:list>
      <text:p text:style-name="Text_20_body"><text:span text:style-name="Strong_20_Emphasis"><text:span text:style-name="T3">Data requirements:</text:span></text:span><text:span text:style-name="T3"><text:line-break/>For each stock, have daily price data with at least 52 weeks history to detect new highs.</text:span></text:p>
      <text:p text:style-name="P20">Variable name in basic_calculation output file : timeframe_52-week high_10d</text:p>
      <text:p text:style-name="P1"/>
      <text:h text:style-name="P2" text:outline-level="2"><text:bookmark text:name="2-calculate-daily-new-highs--100"/><text:soft-page-break/>2) Calculate "Daily New Highs &gt; 100"</text:h>
      <text:p text:style-name="P57"><text:span text:style-name="Strong_20_Emphasis"><text:span text:style-name="T3">Goal:</text:span></text:span><text:span text:style-name="T3"><text:line-break/>Count how many stocks made a new 52-week high on the current trading day t. Return 1 if count &gt; 100, else 0.</text:span></text:p>
      <text:p text:style-name="Text_20_body"><text:span text:style-name="Strong_20_Emphasis"><text:span text:style-name="T3">Step-by-step explanation:</text:span></text:span></text:p>
      <text:list text:style-name="L2">
        <text:list-item>
          <text:p text:style-name="P123">For each trading day t, check each stock’s high price and determine if it is the highest high in the past 52 weeks (252 trading days).</text:p>
        </text:list-item>
        <text:list-item>
          <text:p text:style-name="P123">Count how many stocks meet this criterion on day t.</text:p>
        </text:list-item>
        <text:list-item>
          <text:p text:style-name="P123">If count &gt; 100, output binary 1 for day t, else 0.</text:p>
        </text:list-item>
      </text:list>
      <text:p text:style-name="P52"><text:span text:style-name="T3">Variable name in basic_calculation output file: timeframe</text:span>_52-week high</text:p>
      <text:p text:style-name="P1"/>
      <text:h text:style-name="P2" text:outline-level="2"><text:bookmark text:name="example-pseudocode-for-both"/>Example pseudocode for both</text:h>
      <text:p text:style-name="P3">python</text:p>
      <text:p text:style-name="P55"><text:span text:style-name="Source_20_Text"><text:span text:style-name="T9">for</text:span></text:span><text:span text:style-name="Source_20_Text"><text:span text:style-name="T10"> each date t </text:span></text:span><text:span text:style-name="Source_20_Text"><text:span text:style-name="T9">in</text:span></text:span><text:span text:style-name="Source_20_Text"><text:span text:style-name="T10"> trading_days:</text:span></text:span></text:p>
      <text:p text:style-name="P55"><text:span text:style-name="Source_20_Text"><text:span text:style-name="T4"><text:s text:c="4"/></text:span></text:span><text:span text:style-name="Source_20_Text"><text:span text:style-name="T11"># 10-Day Successful New Highs</text:span></text:span></text:p>
      <text:p text:style-name="P55"><text:span text:style-name="Source_20_Text"><text:span text:style-name="T4"><text:s text:c="4"/></text:span></text:span><text:span text:style-name="Source_20_Text"><text:span text:style-name="T10">stocks_high_10_days_ago = [stock </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universe </text:span></text:span><text:span text:style-name="Source_20_Text"><text:span text:style-name="T9">if</text:span></text:span><text:span text:style-name="Source_20_Text"><text:span text:style-name="T10"> stock.high_on(t-10) </text:span></text:span><text:span text:style-name="Source_20_Text"><text:span text:style-name="T9">is</text:span></text:span><text:span text:style-name="Source_20_Text"><text:span text:style-name="T10"> 52-week high]</text:span></text:span></text:p>
      <text:p text:style-name="P55"><text:span text:style-name="Source_20_Text"><text:span text:style-name="T4"><text:s text:c="4"/></text:span></text:span><text:span text:style-name="Source_20_Text"><text:span text:style-name="T10">count_successful = 0</text:span></text:span></text:p>
      <text:p text:style-name="P55"><text:span text:style-name="Source_20_Text"><text:span text:style-name="T4"><text:s text:c="4"/></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stocks_high_10_days_ago:</text:span></text:span></text:p>
      <text:p text:style-name="P55"><text:span text:style-name="Source_20_Text"><text:span text:style-name="T4"><text:s text:c="8"/></text:span></text:span><text:span text:style-name="Source_20_Text"><text:span text:style-name="T9">if</text:span></text:span><text:span text:style-name="Source_20_Text"><text:span text:style-name="T10"> stock.close_on(t) &gt; stock.close_on(t-10):</text:span></text:span></text:p>
      <text:p text:style-name="P55"><text:span text:style-name="Source_20_Text"><text:span text:style-name="T4"><text:s text:c="12"/></text:span></text:span><text:span text:style-name="Source_20_Text"><text:span text:style-name="T10">count_successful += 1</text:span></text:span></text:p>
      <text:p text:style-name="P55"><text:span text:style-name="Source_20_Text"><text:span text:style-name="T4"><text:s text:c="4"/></text:span></text:span><text:span text:style-name="Source_20_Text"><text:span text:style-name="T10">binary_10_day_success = 1 </text:span></text:span><text:span text:style-name="Source_20_Text"><text:span text:style-name="T9">if</text:span></text:span><text:span text:style-name="Source_20_Text"><text:span text:style-name="T10"> count_successful &gt; 100 </text:span></text:span><text:span text:style-name="Source_20_Text"><text:span text:style-name="T9">else</text:span></text:span><text:span text:style-name="Source_20_Text"><text:span text:style-name="T10"> 0</text:span></text:span></text:p>
      <text:p text:style-name="P4"/>
      <text:p text:style-name="P55"><text:span text:style-name="Source_20_Text"><text:span text:style-name="T4"><text:s text:c="4"/></text:span></text:span><text:span text:style-name="Source_20_Text"><text:span text:style-name="T11"># Daily New Highs</text:span></text:span></text:p>
      <text:p text:style-name="P55"><text:span text:style-name="Source_20_Text"><text:span text:style-name="T4"><text:s text:c="4"/></text:span></text:span><text:span text:style-name="Source_20_Text"><text:span text:style-name="T10">count_new_highs_today = 0</text:span></text:span></text:p>
      <text:p text:style-name="P55"><text:span text:style-name="Source_20_Text"><text:span text:style-name="T4"><text:s text:c="4"/></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universe:</text:span></text:span></text:p>
      <text:p text:style-name="P55"><text:span text:style-name="Source_20_Text"><text:span text:style-name="T4"><text:s text:c="8"/></text:span></text:span><text:span text:style-name="Source_20_Text"><text:span text:style-name="T9">if</text:span></text:span><text:span text:style-name="Source_20_Text"><text:span text:style-name="T10"> stock.high_on(t) </text:span></text:span><text:span text:style-name="Source_20_Text"><text:span text:style-name="T9">is</text:span></text:span><text:span text:style-name="Source_20_Text"><text:span text:style-name="T10"> 52-week high:</text:span></text:span></text:p>
      <text:p text:style-name="P55"><text:span text:style-name="Source_20_Text"><text:span text:style-name="T4"><text:s text:c="12"/></text:span></text:span><text:span text:style-name="Source_20_Text"><text:span text:style-name="T10">count_new_highs_today += 1</text:span></text:span></text:p>
      <text:p text:style-name="P56"><text:span text:style-name="Source_20_Text"><text:span text:style-name="T4"><text:s text:c="4"/></text:span></text:span><text:span text:style-name="Source_20_Text"><text:span text:style-name="T10">binary_daily_new_highs = 1 </text:span></text:span><text:span text:style-name="Source_20_Text"><text:span text:style-name="T9">if</text:span></text:span><text:span text:style-name="Source_20_Text"><text:span text:style-name="T10"> count_new_highs_today &gt; 100 </text:span></text:span><text:span text:style-name="Source_20_Text"><text:span text:style-name="T9">else</text:span></text:span><text:span text:style-name="Source_20_Text"><text:span text:style-name="T10"> 0</text:span></text:span></text:p>
      <text:p text:style-name="P1"/>
      <text:h text:style-name="P2" text:outline-level="2"><text:bookmark text:name="additional-notes-for-programmer"/>Additional Notes for Programmer</text:h>
      <text:list text:style-name="L3">
        <text:list-item>
          <text:p text:style-name="P124">To detect a 52-week high for a stock on a given day, compare that day’s high price against the highest high in the last 252 trading days (approximately 1 year).</text:p>
        </text:list-item>
        <text:list-item>
          <text:p text:style-name="P124"><text:soft-page-break/>Ideally, precompute rolling 52-week highs in a dataframe for faster calculation.</text:p>
        </text:list-item>
        <text:list-item>
          <text:p text:style-name="P124">The <text:span text:style-name="T14">variables are stored in basic_calculation files; basic_calculation is read in gmi_calculator.py, </text:span><text:span text:style-name="T15">process and </text:span><text:span text:style-name="T14">the counts are </text:span>fed into the GMI scoring as components.</text:p>
        </text:list-item>
      </text:list>
      <text:p text:style-name="P5"/>
      <text:h text:style-name="P58" text:outline-level="2"><text:span text:style-name="Strong_20_Emphasis"><text:span text:style-name="T64">MARKET BREADTH</text:span></text:span></text:h>
      <text:p text:style-name="P71"><text:span text:style-name="Strong_20_Emphasis"/></text:p>
      <text:p text:style-name="P71"><text:span text:style-name="Strong_20_Emphasis"><text:span text:style-name="T66">1. create consolidated files</text:span></text:span></text:p>
      <text:p text:style-name="P26">2. The file output names must be:</text:p>
      <text:p text:style-name="P27">market_breadth_MARKET_BREADTH_universe<text:span text:style-name="T16">_ticker_choice_timeframe_date.csv;</text:span></text:p>
      <text:p text:style-name="P27">market_breadth_MARKET_BREADTH_univers<text:span text:style-name="T16">e – this is correct</text:span></text:p>
      <text:p text:style-name="P26">change the rest: date is “date” is latest date in “date” column in your file, not the date of file creation</text:p>
      <text:p text:style-name="P28">3. change name of variable</text:p>
      <text:p text:style-name="P26"><text:span text:style-name="T60">def </text:span>calculate_new_highs_lows_indicators <text:span text:style-name="T60">in market_breadth_calculation.py</text:span></text:p>
      <text:p text:style-name="P29">can we change name of function and of variables that derive from it to def calculate_52week_new_highs_lows_ etc</text:p>
      <text:p text:style-name="P29">“_new_highs” becomes “52week_new_highs”</text:p>
      <text:p text:style-name="P29">“_new_lows” becomes “52week_new_lows”</text:p>
      <text:p text:style-name="P30">“new highs/lows indicators" <text:span text:style-name="T61">becomes “52week </text:span>new highs/lows indicators" <text:span text:style-name="T61">becomes”</text:span></text:p>
      <text:p text:style-name="P29"/>
      <text:p text:style-name="P31">columns in output files:<text:span text:style-name="T56">“market_breadth_daily_new_highs_gt_100” becomes “market_breadth_daily_52week_new_highs_gt_100” etc </text:span></text:p>
      <text:p text:style-name="Standard"/>
      <text:p text:style-name="P23"/>
      <text:p text:style-name="P32">3. in market breadth output file:</text:p>
      <text:list text:style-name="L4">
        <text:list-item>
          <text:p text:style-name="P125"><text:span text:style-name="T5">remove column </text:span><text:span text:style-name="T49">market_breadth_calculation_date</text:span></text:p>
        </text:list-item>
        <text:list-item>
          <text:p text:style-name="P126">add colume name “timeframe”: can be daily, weekly, monthly depending on timeframe of calculation</text:p>
        </text:list-item>
        <text:list-item>
          <text:p text:style-name="P112"><text:span text:style-name="T5">with exception of “date”, and “timeframe” change column names to timeframe_current_name, i.e. </text:span><text:span text:style-name="T49">market_breadth_total_stocks </text:span><text:span text:style-name="T50">becomes daily_market_breadth_total_stocks</text:span></text:p>
          <text:p text:style-name="P111"><text:span text:style-name="T19"/></text:p>
        </text:list-item>
      </text:list>
      <text:p text:style-name="P25"><text:span text:style-name="T62">4</text:span>. test market_breadth for several indexes, <text:span text:style-name="T63">combied indexes; SP500+NASDAQ100, ALL ETC</text:span></text:p>
      <text:p text:style-name="P12"/>
      <text:p text:style-name="P12"/>
      <text:p text:style-name="P114" loext:marker-style-name="T48"><text:soft-page-break/></text:p>
      <text:p text:style-name="P11"/>
      <text:p text:style-name="P115" loext:marker-style-name="T48"><text:span text:style-name="T17"># </text:span><text:span text:style-name="T55">MARKET BREADTH ANALYSIS CONFIGURATION</text:span></text:p>
      <text:p text:style-name="P24"/>
      <text:p text:style-name="P24"/>
      <text:p text:style-name="P24"/>
      <text:p text:style-name="P59"/>
      <text:p text:style-name="P24"/>
      <table:table table:name="Table5" table:style-name="Table5">
        <table:table-column table:style-name="Table5.A"/>
        <table:table-column table:style-name="Table5.B"/>
        <table:table-column table:style-name="Table5.C"/>
        <table:table-row>
          <table:table-cell table:style-name="Table5.A1" office:value-type="string">
            <text:p text:style-name="P68">MARKET_BREADTH_enable</text:p>
          </table:table-cell>
          <table:table-cell table:style-name="Table5.A1" office:value-type="string">
            <text:p text:style-name="P68">TRUE</text:p>
          </table:table-cell>
          <table:table-cell table:style-name="Table5.A1" office:value-type="string">
            <text:p text:style-name="P66"/>
          </table:table-cell>
        </table:table-row>
        <table:table-row>
          <table:table-cell table:style-name="Table5.A1" office:value-type="string">
            <text:p text:style-name="P68">MARKET_BREADTH_universe</text:p>
          </table:table-cell>
          <table:table-cell table:style-name="Table5.A1" office:value-type="string">
            <text:p text:style-name="P68">SP500</text:p>
          </table:table-cell>
          <table:table-cell table:style-name="Table5.A1" office:value-type="string">
            <text:p text:style-name="P66"/>
          </table:table-cell>
        </table:table-row>
        <table:table-row>
          <table:table-cell table:style-name="Table5.A1" office:value-type="string">
            <text:p text:style-name="P60"><text:span text:style-name="T56">MARKET_BREADTH_</text:span><text:span text:style-name="T58">daily</text:span></text:p>
          </table:table-cell>
          <table:table-cell table:style-name="Table5.A1" office:value-type="string">
            <text:p text:style-name="P65">TRUE</text:p>
          </table:table-cell>
          <table:table-cell table:style-name="Table5.A1" office:value-type="string">
            <text:p text:style-name="P66"/>
          </table:table-cell>
        </table:table-row>
        <table:table-row>
          <table:table-cell table:style-name="Table5.A1" office:value-type="string">
            <text:p text:style-name="P62">daily_new_high_lows</text:p>
          </table:table-cell>
          <table:table-cell table:style-name="Table5.A1" office:value-type="string">
            <text:p text:style-name="P62">20d; 52w</text:p>
          </table:table-cell>
          <table:table-cell table:style-name="Table5.A1" office:value-type="string">
            <text:p text:style-name="P66"/>
          </table:table-cell>
        </table:table-row>
        <table:table-row>
          <table:table-cell table:style-name="Table5.A5" office:value-type="string">
            <text:p text:style-name="P60"><text:span text:style-name="T58">daily</text:span><text:span text:style-name="T56">_ma_periods</text:span></text:p>
          </table:table-cell>
          <table:table-cell table:style-name="Table5.A5" office:value-type="string">
            <text:p text:style-name="P68">20;50;200</text:p>
          </table:table-cell>
          <table:table-cell table:style-name="Table5.A1" office:value-type="string">
            <text:p text:style-name="P66"/>
          </table:table-cell>
        </table:table-row>
        <table:table-row>
          <table:table-cell table:style-name="Table5.A5" office:value-type="string">
            <text:p text:style-name="P60"><text:span text:style-name="T56">daily_new_</text:span><text:span text:style-name="T58">52week_</text:span><text:span text:style-name="T56">highs_threshold</text:span></text:p>
          </table:table-cell>
          <table:table-cell table:style-name="Table5.B6" office:value-type="float" office:value="100">
            <text:p text:style-name="P67">100</text:p>
          </table:table-cell>
          <table:table-cell table:style-name="Table5.A1" office:value-type="string">
            <text:p text:style-name="P66"/>
          </table:table-cell>
        </table:table-row>
        <table:table-row>
          <table:table-cell table:style-name="Table5.A1" office:value-type="string">
            <text:p text:style-name="P64">daily_new_10days_high_threshold</text:p>
          </table:table-cell>
          <table:table-cell table:style-name="Table5.B7" office:value-type="float" office:value="100">
            <text:p text:style-name="P63">100</text:p>
          </table:table-cell>
          <table:table-cell table:style-name="Table5.A1" office:value-type="string">
            <text:p text:style-name="P66"/>
          </table:table-cell>
        </table:table-row>
        <table:table-row>
          <table:table-cell table:style-name="Table5.A1" office:value-type="string">
            <text:p text:style-name="P68">ten_day_success_threshold</text:p>
          </table:table-cell>
          <table:table-cell table:style-name="Table5.B8" office:value-type="float" office:value="5">
            <text:p text:style-name="P67">5</text:p>
          </table:table-cell>
          <table:table-cell table:style-name="Table5.A1" office:value-type="string">
            <text:p text:style-name="P66"/>
          </table:table-cell>
        </table:table-row>
        <table:table-row>
          <table:table-cell table:style-name="Table5.A1" office:value-type="string">
            <text:p text:style-name="P68">strong_ad_ratio_threshold</text:p>
          </table:table-cell>
          <table:table-cell table:style-name="Table5.B9" office:value-type="float" office:value="2">
            <text:p text:style-name="P67">2</text:p>
          </table:table-cell>
          <table:table-cell table:style-name="Table5.A1" office:value-type="string">
            <text:p text:style-name="P66"/>
          </table:table-cell>
        </table:table-row>
        <table:table-row>
          <table:table-cell table:style-name="Table5.A1" office:value-type="string">
            <text:p text:style-name="P68">weak_ad_ratio_threshold</text:p>
          </table:table-cell>
          <table:table-cell table:style-name="Table5.B10" office:value-type="float" office:value="0.5">
            <text:p text:style-name="P67">0.5</text:p>
          </table:table-cell>
          <table:table-cell table:style-name="Table5.A1" office:value-type="string">
            <text:p text:style-name="P66"/>
          </table:table-cell>
        </table:table-row>
        <table:table-row>
          <table:table-cell table:style-name="Table5.A1" office:value-type="string">
            <text:p text:style-name="P68">strong_advance_threshold</text:p>
          </table:table-cell>
          <table:table-cell table:style-name="Table5.B11" office:value-type="float" office:value="70">
            <text:p text:style-name="P67">70</text:p>
          </table:table-cell>
          <table:table-cell table:style-name="Table5.A1" office:value-type="string">
            <text:p text:style-name="P66"/>
          </table:table-cell>
        </table:table-row>
        <table:table-row>
          <table:table-cell table:style-name="Table5.A1" office:value-type="string">
            <text:p text:style-name="P68">weak_advance_threshold</text:p>
          </table:table-cell>
          <table:table-cell table:style-name="Table5.B12" office:value-type="float" office:value="30">
            <text:p text:style-name="P67">30</text:p>
          </table:table-cell>
          <table:table-cell table:style-name="Table5.A1" office:value-type="string">
            <text:p text:style-name="P66"/>
          </table:table-cell>
        </table:table-row>
        <table:table-row>
          <table:table-cell table:style-name="Table5.A1" office:value-type="string">
            <text:p text:style-name="P68">strong_ma_breadth_threshold</text:p>
          </table:table-cell>
          <table:table-cell table:style-name="Table5.B13" office:value-type="float" office:value="80">
            <text:p text:style-name="P67">80</text:p>
          </table:table-cell>
          <table:table-cell table:style-name="Table5.A1" office:value-type="string">
            <text:p text:style-name="P66"/>
          </table:table-cell>
        </table:table-row>
        <table:table-row>
          <table:table-cell table:style-name="Table5.A1" office:value-type="string">
            <text:p text:style-name="P68">weak_ma_breadth_threshold</text:p>
          </table:table-cell>
          <table:table-cell table:style-name="Table5.B14" office:value-type="float" office:value="20">
            <text:p text:style-name="P67">20</text:p>
          </table:table-cell>
          <table:table-cell table:style-name="Table5.A1" office:value-type="string">
            <text:p text:style-name="P66"/>
          </table:table-cell>
        </table:table-row>
        <table:table-row>
          <table:table-cell table:style-name="Table5.A1" office:value-type="string">
            <text:p text:style-name="P60"/>
          </table:table-cell>
          <table:table-cell table:style-name="Table5.A1" office:value-type="string">
            <text:p text:style-name="P61"/>
          </table:table-cell>
          <table:table-cell table:style-name="Table5.A1" office:value-type="string">
            <text:p text:style-name="P66"/>
          </table:table-cell>
        </table:table-row>
        <table:table-row>
          <table:table-cell table:style-name="Table5.A1" office:value-type="string">
            <text:p text:style-name="P60"/>
          </table:table-cell>
          <table:table-cell table:style-name="Table5.A1" office:value-type="string">
            <text:p text:style-name="P61"/>
          </table:table-cell>
          <table:table-cell table:style-name="Table5.A1" office:value-type="string">
            <text:p text:style-name="P66"/>
          </table:table-cell>
        </table:table-row>
      </table:table>
      <text:p text:style-name="P24"/>
      <text:p text:style-name="P11"/>
      <text:p text:style-name="P11"/>
      <text:p text:style-name="P11"/>
      <text:p text:style-name="P11"/>
      <text:p text:style-name="P33">5. columns to add <text:span text:style-name="T60">“</text:span>20days<text:span text:style-name="T60">_new_highs”, “</text:span>20days_new_lows”</text:p>
      <text:p text:style-name="P22"/>
      <text:p text:style-name="P36">modify 52weeks <text:s/>to 252 days-ago <text:span text:style-name="T69">(how is in code calculated with days?)</text:span></text:p>
      <text:p text:style-name="P36">calculate also 63 days</text:p>
      <text:p text:style-name="P38"><text:span text:style-name="T62">1</text:span>.<text:span text:style-name="T67"> in user_data.csv introduce the possibility to calculate market </text:span><text:span text:style-name="T68">pulse</text:span><text:span text:style-name="T67"> for a specific time frame</text:span></text:p>
      <text:p text:style-name="P113" loext:marker-style-name="T48"><text:span text:style-name="T53">MARKET_PULSE_gmi_enable</text:span><text:span text:style-name="T54">_daily, MARKET_PULSE_gmi_enable_weekly, MARKET_PULSE_gmi_enable_monthly</text:span></text:p>
      <text:p text:style-name="P116" loext:marker-style-name="T48"><text:span text:style-name="T18"/></text:p>
      <text:p text:style-name="P116" loext:marker-style-name="T48"><text:span text:style-name="T18"/></text:p>
      <text:p text:style-name="P116" loext:marker-style-name="T48"><text:span text:style-name="T18"/></text:p>
      <text:p text:style-name="P116" loext:marker-style-name="T48"><text:span text:style-name="T18"/></text:p>
      <text:p text:style-name="P116" loext:marker-style-name="T48"><text:span text:style-name="T18"/></text:p>
      <text:p text:style-name="P118" loext:marker-style-name="T48"><text:span text:style-name="T17">Create:</text:span></text:p>
      <text:p text:style-name="P116" loext:marker-style-name="T48"><text:span text:style-name="T18"/></text:p>
      <table:table table:name="Table1" table:style-name="Table1">
        <table:table-column table:style-name="Table1.A"/>
        <table:table-column table:style-name="Table1.B"/>
        <table:table-row table:style-name="Table1.1">
          <table:table-cell table:style-name="Table1.A1" office:value-type="string">
            <text:p text:style-name="P72">MARKET_PULSE_gmi_short_term_sma_daily</text:p>
          </table:table-cell>
          <table:table-cell table:style-name="Table1.A1" office:value-type="string">
            <text:p text:style-name="P84">50</text:p>
          </table:table-cell>
        </table:table-row>
        <table:table-row table:style-name="Table1.1">
          <table:table-cell table:style-name="Table1.A1" office:value-type="string">
            <text:p text:style-name="P49"><text:span text:style-name="T56">MARKET_PULSE_gmi_long_term_sma</text:span><text:span text:style-name="T57">_daily</text:span></text:p>
          </table:table-cell>
          <table:table-cell table:style-name="Table1.A1" office:value-type="string">
            <text:p text:style-name="P84">150</text:p>
          </table:table-cell>
        </table:table-row>
      </table:table>
      <text:p text:style-name="Standard"/>
      <table:table table:name="Table2" table:style-name="Table2">
        <table:table-column table:style-name="Table2.A"/>
        <table:table-row table:style-name="Table2.1">
          <table:table-cell table:style-name="Table2.A1" office:value-type="string">
            <text:p text:style-name="P73">MARKET_PULSE_gmi_short_term_sma_daily</text:p>
          </table:table-cell>
        </table:table-row>
        <table:table-row table:style-name="Table2.1">
          <table:table-cell table:style-name="Table2.A1" office:value-type="string">
            <text:p text:style-name="P50"><text:span text:style-name="T56">MARKET_PULSE_gmi_long_term_sma</text:span><text:span text:style-name="T57">_daily</text:span></text:p>
          </table:table-cell>
        </table:table-row>
      </table:table>
      <text:p text:style-name="P116" loext:marker-style-name="T48"><text:span text:style-name="T18"/></text:p>
      <table:table table:name="Table3" table:style-name="Table3">
        <table:table-column table:style-name="Table3.A"/>
        <table:table-row table:style-name="Table3.1">
          <table:table-cell table:style-name="Table3.A1" office:value-type="string">
            <text:p text:style-name="P73">MARKET_PULSE_gmi_short_term_sma_daily</text:p>
          </table:table-cell>
        </table:table-row>
        <text:soft-page-break/>
        <table:table-row table:style-name="Table3.1">
          <table:table-cell table:style-name="Table3.A1" office:value-type="string">
            <text:p text:style-name="P50"><text:span text:style-name="T56">MARKET_PULSE_gmi_long_term_sma</text:span><text:span text:style-name="T57">_daily</text:span></text:p>
          </table:table-cell>
        </table:table-row>
      </table:table>
      <text:p text:style-name="P116" loext:marker-style-name="T48"><text:span text:style-name="T18"/></text:p>
      <text:p text:style-name="P116" loext:marker-style-name="T48"><text:span text:style-name="T18"/></text:p>
      <text:p text:style-name="P120" loext:marker-style-name="T48"><text:span text:style-name="T18">MARKET_PULSE_gmi_MF_ma_period change to MARKET_PULSE_gmi_MF_ma_period change</text:span></text:p>
      <text:p text:style-name="P120" loext:marker-style-name="T48"><text:span text:style-name="T18"/></text:p>
      <text:p text:style-name="P119" loext:marker-style-name="T48"><text:span text:style-name="T17">create:</text:span></text:p>
      <text:p text:style-name="P120" loext:marker-style-name="T48"><text:span text:style-name="T17">MARKET_PULSE_gmi_MF_</text:span><text:span text:style-name="T18">s</text:span><text:span text:style-name="T17">ma_period</text:span><text:span text:style-name="T18">_daily</text:span></text:p>
      <text:p text:style-name="P120" loext:marker-style-name="T48"><text:span text:style-name="T18">MARKET_PULSE_gmi_MF_sma_period_weekly</text:span></text:p>
      <text:p text:style-name="P120" loext:marker-style-name="T48"><text:span text:style-name="T18">MARKET_PULSE_gmi_MF_sma_period_monthly</text:span></text:p>
      <text:p text:style-name="P116" loext:marker-style-name="T48"><text:span text:style-name="T18"/></text:p>
      <text:p text:style-name="P116" loext:marker-style-name="T48"><text:span text:style-name="T18"/></text:p>
      <text:p text:style-name="P13"/>
      <text:p text:style-name="P13"/>
      <text:p text:style-name="P14">6. <text:span text:style-name="T65">in gmi_calculator.py we already loaded MF_index at line 77, why do we try to reload it in def _load_and_merge_mf_data(self, main_df: pd.DataFrame) -&gt; pd.DataFrame:</text:span></text:p>
      <text:p text:style-name="P35"><text:s text:c="8"/>"""Load MF (Mutual Fund) data and merge with main dataframe"""</text:p>
      <text:p text:style-name="P35"><text:s text:c="8"/>try:</text:p>
      <text:p text:style-name="P35"><text:s text:c="12"/>mf_file_path = os.path.join(</text:p>
      <text:p text:style-name="P35"><text:s text:c="16"/>self.paths.get('source_market_data', ''),</text:p>
      <text:p text:style-name="P35"><text:s text:c="16"/>f"{self.mf_index}.csv"</text:p>
      <text:p text:style-name="P35"><text:s text:c="12"/>)</text:p>
      <text:p text:style-name="P35">isnt this obsolete now?</text:p>
      <text:p text:style-name="P13">------------------------------------------<text:span text:style-name="T60"> </text:span></text:p>
      <text:p text:style-name="P69"><text:span text:style-name="T6">add gmi P8 </text:span><text:span text:style-name="T7">condition check </text:span><text:span text:style-name="T6">: <text:s/></text:span><text:span text:style-name="T7">from file filename add </text:span><text:span text:style-name="T6"><text:s/></text:span><text:span text:style-name="T7">column name “</text:span><text:span text:style-name="T49">market_breadth_10day_successful_new_highs_gt_100”: </text:span><text:span text:style-name="T51">for latest “date” </text:span><text:span text:style-name="T52">available in file/date in name of file</text:span></text:p>
      <text:p text:style-name="P34"/>
      <text:p text:style-name="P35">add gmi P9: Count how many stocks made a new 52-week high on the current trading day t. Return 1 if count &gt; 100, else 0.</text:p>
      <text:p text:style-name="P41">GMI: DR WISH IMPLEMENTATION</text:p>
      <text:p text:style-name="P21">Requirements: 6</text:p>
      <text:p text:style-name="P39">R1: 10 Day 232days new highs &gt; 100 <text:span text:style-name="T77">(all universe)</text:span> (1POINT)</text:p>
      <text:p text:style-name="P39">R2: daily new highs &gt; 100 <text:s/><text:span text:style-name="T77">(all universe) </text:span>(1POINT)</text:p>
      <text:p text:style-name="P40">R1, R2 requirements can be taken form external files; add later</text:p>
      <text:p text:style-name="P92"><text:span text:style-name="T70">R</text:span>3: Daily <text:span text:style-name="T76">SPY </text:span>Index <text:span text:style-name="T77">p</text:span>ositive <text:span text:style-name="T70">(base on 50sma and momentum) (0.5 point for sma and 0.5 point for momentum)</text:span></text:p>
      <text:p text:style-name="P91"><text:span text:style-name="T72">R4:</text:span><text:span text:style-name="T71"> Daily </text:span><text:span text:style-name="T73">QQQ</text:span><text:span text:style-name="T71"> Index </text:span><text:span text:style-name="T74">p</text:span><text:span text:style-name="T71">ositive </text:span><text:span text:style-name="T72">(base on 50sma and momentum) (0.5 point for sma and 0.5 point for momentum)</text:span></text:p>
      <text:p text:style-name="P92"><text:span text:style-name="T70">R</text:span>5: <text:s/><text:span text:style-name="T70">W</text:span>eekly <text:span text:style-name="T75">QQQ</text:span> <text:span text:style-name="T70">index positive (base on 150sma and momentum) (1 point) – </text:span><text:span text:style-name="T77">no wekly SPY considered</text:span></text:p>
      <text:p text:style-name="P92"><text:soft-page-break/><text:span text:style-name="T70">R6: Mutual fund MF price &gt; 50sma</text:span> <text:span text:style-name="T70">(1 point)</text:span></text:p>
      <text:p text:style-name="P17"/>
      <text:p text:style-name="P93"><text:span text:style-name="T8">in user_data.csv: <text:s/></text:span><text:span text:style-name="T17">MARKET_PULSE_gmi_target_index</text:span><text:span text:style-name="T20">es to be replaced by <text:s/>MARKET_PULSE_gmi_index1 and MARKET_PULSE_gmi_index2. IN our case <text:s/>MARKET_PULSE_gmi_index1 is used for R3 <text:s/>MARKET_PULSE_gmi_index2 are used for R</text:span><text:span text:style-name="T21">4</text:span><text:span text:style-name="T20"> </text:span><text:span text:style-name="T21">and R5</text:span></text:p>
      <text:p text:style-name="P53"><text:span text:style-name="T43">D</text:span><text:span text:style-name="T42">ATA NEEDED:</text:span><text:span text:style-name="T44">()</text:span></text:p>
      <text:p text:style-name="P86"><text:span text:style-name="T17">- history price of <text:s/></text:span><text:span text:style-name="T20">MARKET_PULSE_gmi_index</text:span><text:span text:style-name="T17">1, </text:span><text:span text:style-name="T20">MARKET_PULSE_gmi_index</text:span><text:span text:style-name="T17">2, </text:span><text:span text:style-name="T21">MARKET_PULSE_gmi_MF</text:span></text:p>
      <text:p text:style-name="P53"><text:span text:style-name="T43">F</text:span><text:span text:style-name="T42">ILE NEEDED</text:span></text:p>
      <text:p text:style-name="P75">- market breadth files</text:p>
      <text:p text:style-name="P86"><text:span text:style-name="T17">- </text:span><text:span text:style-name="T29">path/name of file to look for (core name, date, timeframe)</text:span></text:p>
      <text:p text:style-name="P86"><text:span text:style-name="T29"><text:s/>results/market_breadth/market_breadth_all_</text:span><text:span text:style-name="T30">{user_choice}_timeframe_date (date is latest date in column date)</text:span><text:span text:style-name="T29"> <text:s text:c="2"/></text:span></text:p>
      <text:p text:style-name="P77">- variables to retrive:</text:p>
      <text:p text:style-name="P103"><text:span text:style-name="T30">timeframe</text:span><text:span text:style-name="T29">_daily_mb_10day_successful_252day_new_highs_gt_100</text:span></text:p>
      <text:p text:style-name="P117" loext:marker-style-name="T48"><text:span text:style-name="T30">I ma not sure what is meant</text:span><text:span text:style-name="T12"> </text:span><text:span text:style-name="T13">with daily new (252day??) highs &gt; 100: </text:span><text:span text:style-name="T30">timeframe</text:span><text:span text:style-name="T29">_mb_252day_new_highs &gt;</text:span><text:span text:style-name="T30">100 or timeframe</text:span><text:span text:style-name="T29">_mb_net_advances &gt;</text:span><text:span text:style-name="T30">100</text:span></text:p>
      <text:p text:style-name="P88"><text:span text:style-name="T29"/></text:p>
      <text:p text:style-name="P89"><text:span text:style-name="T29"/></text:p>
      <text:p text:style-name="P85"><text:span text:style-name="T29"/></text:p>
      <text:p text:style-name="P89"><text:span text:style-name="T41">CALCULATE</text:span><text:span text:style-name="T22"> </text:span></text:p>
      <text:p text:style-name="P89"><text:span text:style-name="T22">- MARKET_PULSE_gmi_short_term_sma for </text:span><text:span text:style-name="T20">MARKET_PULSE_gmi_index</text:span><text:span text:style-name="T22">1, </text:span><text:span text:style-name="T20">MARKET_PULSE_gmi_index</text:span><text:span text:style-name="T22">2</text:span></text:p>
      <text:p text:style-name="P89"><text:span text:style-name="T20">-</text:span><text:span text:style-name="T22"> MARKET_PULSE_gmi_long_term_sma for </text:span><text:span text:style-name="T20">MARKET_PULSE_gmi_index</text:span><text:span text:style-name="T22">2 </text:span></text:p>
      <text:p text:style-name="P89"><text:span text:style-name="T20"/></text:p>
      <text:p text:style-name="P93"><text:span text:style-name="T41">REQUIREMENTS</text:span><text:span text:style-name="T21"> (Total: 0-6 points): <text:s text:c="94"/></text:span></text:p>
      <text:p text:style-name="P89"><text:span text:style-name="T21">- R1: 10-day success rate of 252-day new highs &gt; 100 (1 point) - from market breadth </text:span><text:span text:style-name="T22">file</text:span></text:p>
      <text:p text:style-name="P89"><text:span text:style-name="T21">- R2: Daily new highs &gt; 100 (1 point) - from market breadth <text:s/></text:span><text:span text:style-name="T22">filename</text:span></text:p>
      <text:p text:style-name="P89"><text:span text:style-name="T22">For this stage create the functions R1 AND R2, but return value 0</text:span><text:span text:style-name="T21"> <text:s text:c="65"/></text:span></text:p>
      <text:p text:style-name="P78">- R3: </text:p>
      <text:p text:style-name="P89"><text:span text:style-name="T23">gmi_r3_short term momentum: if </text:span><text:span text:style-name="T22">price </text:span><text:span text:style-name="T23">o</text:span><text:span text:style-name="T22">f </text:span><text:span text:style-name="T20">MARKET_PULSE_gmi_index1 &gt; </text:span><text:span text:style-name="T22">MARKET_PULSE_gmi_short_term_sma <text:s/></text:span><text:span text:style-name="T23">award 0.5 points else 0</text:span></text:p>
      <text:p text:style-name="P79">gmi_r3_short term trend: if positive 0.5 points else 0</text:p>
      <text:p text:style-name="P79">- R4:</text:p>
      <text:p text:style-name="P94"><text:span text:style-name="T23">gmi_r4_short term momentum: if </text:span><text:span text:style-name="T22">price </text:span><text:span text:style-name="T23">o</text:span><text:span text:style-name="T22">f </text:span><text:span text:style-name="T20">MARKET_PULSE_gmi_index</text:span><text:span text:style-name="T23">2</text:span><text:span text:style-name="T20"> &gt; </text:span><text:span text:style-name="T22">MARKET_PULSE_gmi_short_term_sma <text:s/></text:span><text:span text:style-name="T23">award 0.5 points else 0</text:span></text:p>
      <text:p text:style-name="P79">gmi_r4_short term trend: if positive 0.5 points else 0</text:p>
      <text:p text:style-name="P79">- R5:</text:p>
      <text:p text:style-name="P94"><text:span text:style-name="T23">gmi_r5_short term momentum: if </text:span><text:span text:style-name="T22">price </text:span><text:span text:style-name="T23">o</text:span><text:span text:style-name="T22">f </text:span><text:span text:style-name="T20">MARKET_PULSE_gmi_index</text:span><text:span text:style-name="T23">2</text:span><text:span text:style-name="T20"> &gt; </text:span><text:span text:style-name="T22">MARKET_PULSE_gmi_</text:span><text:span text:style-name="T23">long</text:span><text:span text:style-name="T22">_term_sma <text:s/></text:span><text:span text:style-name="T23">award 0.5 points else 0</text:span></text:p>
      <text:p text:style-name="P94"><text:soft-page-break/><text:span text:style-name="T23">gmi_r5_long term trend: if positive 0.5 points else 0</text:span></text:p>
      <text:p text:style-name="P79">- R6:</text:p>
      <text:p text:style-name="P94"><text:span text:style-name="T23">gmi_r6_short term momentum: if </text:span><text:span text:style-name="T22">price </text:span><text:span text:style-name="T23">o</text:span><text:span text:style-name="T22">f </text:span><text:span text:style-name="T20">MARKET_PULSE_</text:span><text:span text:style-name="T23">MF</text:span><text:span text:style-name="T20">_index &gt; </text:span><text:span text:style-name="T22">MARKET_PULSE_gmi_short_term_sma <text:s/></text:span><text:span text:style-name="T23">award 0.5 points else 0</text:span></text:p>
      <text:p text:style-name="P89"><text:span text:style-name="T20"/></text:p>
      <text:p text:style-name="P95"><text:span text:style-name="T21">O</text:span><text:span text:style-name="T31">utput:</text:span></text:p>
      <text:p text:style-name="P80">columns names:</text:p>
      <text:p text:style-name="P80">index, date, timeframe, {timeframe}_gmi_signal, {timeframe}_gmi_score, {timeframe}_max_score, {timeframe}_threshold, {timeframe}_confirmation_days, {timeframe}_R1, {timeframe}_R2, {timeframe}_R3, {timeframe}_R4, {timeframe}_R5, {timeframe}_R6</text:p>
      <text:p text:style-name="P89"><text:span text:style-name="T21"/></text:p>
      <text:p text:style-name="P89"><text:span text:style-name="T21"/></text:p>
      <text:p text:style-name="P15"/>
      <text:p text:style-name="P13">------------------------------------------</text:p>
      <text:h text:style-name="P6" text:outline-level="2"><text:bookmark text:name="gmi2-rules"/>GMI2 Rules</text:h>
      <text:list text:style-name="L5">
        <text:list-item>
          <text:p text:style-name="P127"><text:span text:style-name="Strong_20_Emphasis">More US new highs than lows today</text:span></text:p>
        </text:list-item>
        <text:list-item>
          <text:p text:style-name="P127"><text:span text:style-name="Strong_20_Emphasis">QQQ closed above 10-week average </text:span><text:span text:style-name="Strong_20_Emphasis"><text:span text:style-name="T59">(value in user_data.csv)</text:span></text:span></text:p>
        </text:list-item>
        <text:list-item>
          <text:p text:style-name="P128"><text:span text:style-name="Strong_20_Emphasis">QQQ closed above 4-week average </text:span><text:span text:style-name="Strong_20_Emphasis"><text:span text:style-name="T59">(value in user_data.csv)</text:span></text:span></text:p>
        </text:list-item>
        <text:list-item>
          <text:p text:style-name="P128"><text:span text:style-name="Strong_20_Emphasis">QQQ closed above 10-day average </text:span><text:span text:style-name="Strong_20_Emphasis"><text:span text:style-name="T59">(value in user_data.csv)</text:span></text:span></text:p>
        </text:list-item>
        <text:list-item>
          <text:p text:style-name="P127"><text:span text:style-name="Strong_20_Emphasis">QQQ 4-week average &gt; 10-week average &gt; 30-week average</text:span></text:p>
        </text:list-item>
        <text:list-item>
          <text:p text:style-name="P128"><text:span text:style-name="Strong_20_Emphasis">QQQ daily 10.4 stochastic &lt; 20 </text:span><text:span text:style-name="Strong_20_Emphasis"><text:span text:style-name="T59">(value in user_data.csv)</text:span></text:span></text:p>
        </text:list-item>
        <text:list-item>
          <text:p text:style-name="P128"><text:span text:style-name="Strong_20_Emphasis">QQQ daily 12/26/9 MACD histogram rising last 2 days or value &gt; 0 </text:span><text:span text:style-name="Strong_20_Emphasis"><text:span text:style-name="T59">(value in user_data.csv)</text:span></text:span></text:p>
        </text:list-item>
        <text:list-item>
          <text:p text:style-name="P128"><text:span text:style-name="Strong_20_Emphasis">QQQ 10.4.4 daily stochastic (fast) &gt; slow or above 80 </text:span><text:span text:style-name="Strong_20_Emphasis"><text:span text:style-name="T59">(value in user_data.csv)</text:span></text:span></text:p>
        </text:list-item>
        <text:list-item>
          <text:p text:style-name="P128"><text:span text:style-name="Strong_20_Emphasis">QQQ daily 10.1 stochastic ≤ 20 </text:span><text:span text:style-name="Strong_20_Emphasis"><text:span text:style-name="T59">(value in user_data.csv)</text:span></text:span></text:p>
        </text:list-item>
      </text:list>
      <text:p text:style-name="P90"><text:span text:style-name="Strong_20_Emphasis"/></text:p>
      <text:p text:style-name="P102"><text:span text:style-name="Strong_20_Emphasis"><text:span text:style-name="T79">Based on gmi_calculator.py, create a new calculator gmi2_calculator.py that works in principle in same way:</text:span></text:span></text:p>
      <text:p text:style-name="P96"><text:span text:style-name="Strong_20_Emphasis"><text:span text:style-name="T78">user_data.csv</text:span></text:span></text:p>
      <text:p text:style-name="P87"><text:span text:style-name="Strong_20_Emphasis"><text:span text:style-name="T20">MARKET_PULSE_gmi</text:span></text:span><text:span text:style-name="Strong_20_Emphasis"><text:span text:style-name="T24">2</text:span></text:span><text:span text:style-name="Strong_20_Emphasis"><text:span text:style-name="T20">_index</text:span></text:span><text:span text:style-name="Strong_20_Emphasis"><text:span text:style-name="T17"> <text:s/></text:span></text:span><text:span text:style-name="Strong_20_Emphasis"><text:span text:style-name="T24">SPY;QQQ </text:span></text:span><text:span text:style-name="Strong_20_Emphasis"><text:span text:style-name="T26">(alow multiple choices)</text:span></text:span></text:p>
      <text:p text:style-name="P87"><text:span text:style-name="Strong_20_Emphasis"><text:span text:style-name="T20">MARKET_PULSE_gmi</text:span></text:span><text:span text:style-name="Strong_20_Emphasis"><text:span text:style-name="T24">2</text:span></text:span><text:span text:style-name="Strong_20_Emphasis"><text:span text:style-name="T20">_</text:span></text:span><text:span text:style-name="Strong_20_Emphasis"><text:span text:style-name="T25">s</text:span></text:span><text:span text:style-name="Strong_20_Emphasis"><text:span text:style-name="T24">ma: 10;20;50;150 (expects 4)</text:span></text:span></text:p>
      <text:p text:style-name="P105"><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thresholds =20</text:span></text:span></text:p>
      <text:p text:style-name="P105"><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lookback = 10</text:span></text:span></text:p>
      <text:p text:style-name="P105"><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smmothness = 4</text:span></text:span></text:p>
      <text:p text:style-name="P105"><text:soft-page-break/><text:span text:style-name="Strong_20_Emphasis"><text:span text:style-name="T40">g</text:span></text:span><text:span text:style-name="Strong_20_Emphasis"><text:span text:style-name="T37">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thresholds =20</text:span></text:span></text:p>
      <text:p text:style-name="P105"><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lookback = 10</text:span></text:span></text:p>
      <text:p text:style-name="P105"><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smmothness = 4</text:span></text:span></text:p>
      <text:p text:style-name="P105"><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thresholds =20</text:span></text:span></text:p>
      <text:p text:style-name="P105"><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lookback = 10</text:span></text:span></text:p>
      <text:p text:style-name="P105"><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smmothness = 4</text:span></text:span></text:p>
      <text:p text:style-name="P105"><text:span text:style-name="Strong_20_Emphasis"><text:span text:style-name="T40"/></text:span></text:p>
      <text:p text:style-name="P54"><text:span text:style-name="T43">D</text:span><text:span text:style-name="T42">ATA NEEDED:</text:span></text:p>
      <text:p text:style-name="P87"><text:span text:style-name="T17">- history price of <text:s/></text:span><text:span text:style-name="T20">MARKET_PULSE_gmi</text:span><text:span text:style-name="T24">2</text:span><text:span text:style-name="T20">_index</text:span><text:span text:style-name="T17"> </text:span></text:p>
      <text:p text:style-name="P54"><text:span text:style-name="T43">F</text:span><text:span text:style-name="T42">ILE NEEDED</text:span></text:p>
      <text:p text:style-name="P76">- market breadth files</text:p>
      <text:p text:style-name="P96"><text:span text:style-name="T41">CALCULATE</text:span><text:span text:style-name="T22"> </text:span></text:p>
      <text:p text:style-name="P98"><text:span text:style-name="T22">- </text:span><text:span text:style-name="T20"><text:s/></text:span><text:span text:style-name="T25">order the </text:span><text:span text:style-name="Strong_20_Emphasis"><text:span text:style-name="T20">MARKET_PULSE_gmi</text:span></text:span><text:span text:style-name="Strong_20_Emphasis"><text:span text:style-name="T24">2</text:span></text:span><text:span text:style-name="Strong_20_Emphasis"><text:span text:style-name="T20">_</text:span></text:span><text:span text:style-name="Strong_20_Emphasis"><text:span text:style-name="T24">ma </text:span></text:span><text:span text:style-name="Strong_20_Emphasis"><text:span text:style-name="T25">in ascending order and use:</text:span></text:span></text:p>
      <text:p text:style-name="P98"><text:span text:style-name="Strong_20_Emphasis"><text:span text:style-name="T25">sma1, sm2, sma3, sma4. In your example it becomes: sma1= 10, sma2 = 20, sma3 = 50, sma4= 150</text:span></text:span></text:p>
      <text:p text:style-name="P99"><text:span text:style-name="Strong_20_Emphasis"><text:span text:style-name="T25">- calculate simple moving average for sma1, sma2, sma3, sma4 </text:span></text:span><text:span text:style-name="Strong_20_Emphasis"><text:span text:style-name="T26">values for </text:span></text:span><text:span text:style-name="Strong_20_Emphasis"><text:span text:style-name="T20">MARKET_PULSE_gmi</text:span></text:span><text:span text:style-name="Strong_20_Emphasis"><text:span text:style-name="T24">2</text:span></text:span><text:span text:style-name="Strong_20_Emphasis"><text:span text:style-name="T20">_index</text:span></text:span></text:p>
      <text:p text:style-name="P98"><text:span text:style-name="Strong_20_Emphasis"><text:span text:style-name="T25"/></text:span></text:p>
      <text:p text:style-name="P96"><text:span text:style-name="T41">REQUIREMENTS</text:span><text:span text:style-name="T21">: <text:s text:c="94"/></text:span></text:p>
      <text:p text:style-name="P97"><text:span text:style-name="T21">- R1: <text:s/>Daily new highs &gt; 100 (1 point) –</text:span><text:span text:style-name="T22"> </text:span><text:span text:style-name="T26">from market breadth file, return 0 for the moment</text:span></text:p>
      <text:p text:style-name="P104"><text:span text:style-name="T26"><text:s text:c="8"/>-</text:span><text:span text:style-name="T32"> </text:span><text:span text:style-name="T30"><text:s/>timeframe</text:span><text:span text:style-name="T29">_mb_252day_new_highs &gt;</text:span><text:span text:style-name="T33">0 <text:s/>OR </text:span><text:span text:style-name="T30">timeframe</text:span><text:span text:style-name="T29">_mb_net_advances &gt;</text:span><text:span text:style-name="T33">0</text:span></text:p>
      <text:p text:style-name="P99"><text:span text:style-name="T21">- R2: </text:span><text:span text:style-name="T23"><text:s/>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3</text:span></text:p>
      <text:p text:style-name="P99"><text:span text:style-name="T26"><text:s text:c="9"/>- take into account trend (0.5 points), momentum (0.5 points)</text:span><text:span text:style-name="T21"> <text:s text:c="58"/></text:span></text:p>
      <text:p text:style-name="P99"><text:span text:style-name="T21">- R3: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2</text:span></text:p>
      <text:p text:style-name="P99"><text:span text:style-name="T26"><text:tab/>- take into account trend (0.5 points), momentum (0.5 points)</text:span><text:span text:style-name="T21"/></text:p>
      <text:p text:style-name="P99"><text:span text:style-name="T21">- R</text:span><text:span text:style-name="T26">4</text:span><text:span text:style-name="T21">: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1</text:span></text:p>
      <text:p text:style-name="P99"><text:span text:style-name="T26"><text:tab/>- take into account trend (0.5 points), momentum (0.5 points)</text:span><text:span text:style-name="T21"/></text:p>
      <text:p text:style-name="P99"><text:span text:style-name="T21">- R</text:span><text:span text:style-name="T26">4</text:span><text:span text:style-name="T21">: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1</text:span></text:p>
      <text:p text:style-name="P81"><text:tab/>- take into account trend (0.5 points), momentum (0.5 points)</text:p>
      <text:p text:style-name="P100"><text:span text:style-name="T21">- R</text:span><text:span text:style-name="T27">5</text:span><text:span text:style-name="T21">:</text:span><text:span text:style-name="T26"> <text:s/></text:span><text:span text:style-name="T27">if sma2 &gt; sma3 &gt;sma4: take into account momentum only (1 point)</text:span></text:p>
      <text:p text:style-name="P108"><text:span text:style-name="T27">- </text:span><text:span text:style-name="T28">R6: </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 &gt; </text:span></text:span><text:span text:style-name="Strong_20_Emphasis"><text:span text:style-name="T47">20</text:span></text:span></text:p>
      <text:p text:style-name="P101"><text:span text:style-name="T28">- R7: </text:span><text:span text:style-name="T35">MACD</text:span></text:p>
      <text:p text:style-name="P82">- R8:</text:p>
      <text:p text:style-name="P106"><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4 daily stochastic (fast) &gt; </text:span></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 <text:s/>or </text:span></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4 daily stochastic (fast) <text:s/>&gt; 80 </text:span></text:span></text:p>
      <text:p text:style-name="P107"><text:span text:style-name="T28">- R9: </text:span><text:span text:style-name="Strong_20_Emphasis"><text:span text:style-name="T20">MARKET_PULSE_gmi</text:span></text:span><text:span text:style-name="Strong_20_Emphasis"><text:span text:style-name="T24">2</text:span></text:span><text:span text:style-name="Strong_20_Emphasis"><text:span text:style-name="T20">_index</text:span></text:span><text:span text:style-name="Strong_20_Emphasis"><text:span text:style-name="T45"> daily 10.1 stochastic ≤ 20, </text:span></text:span><text:span text:style-name="Strong_20_Emphasis"><text:span text:style-name="T46">if true award 1 point</text:span></text:span></text:p>
      <text:p text:style-name="P99"><text:span text:style-name="T21"/></text:p>
      <text:p text:style-name="P96"><text:soft-page-break/><text:span text:style-name="T21"/></text:p>
      <text:p text:style-name="P16"/>
      <text:p text:style-name="P42">------------------------------------------</text:p>
      <text:h text:style-name="Heading_20_1" text:outline-level="1"><text:span text:style-name="Strong_20_Emphasis">CHILLAX_MA.PY</text:span></text:h>
      <text:p text:style-name="P70"><text:span text:style-name="Strong_20_Emphasis"/></text:p>
      <text:p text:style-name="P71"><text:span text:style-name="T34"/></text:p>
      <text:h text:style-name="P74" text:outline-level="2"><text:bookmark text:name="workflow-for-chillax-ma-analysis-with-risk-zone-co"/>Workflow for Chillax MA Analysis with Risk Zone Coloring</text:h>
      <text:h text:style-name="Heading_20_2" text:outline-level="2">1. Data Loading and Preparation</text:h>
      <text:list text:style-name="L6">
        <text:list-item>
          <text:p text:style-name="P129">Input: Ticker symbol or index identifier (e.g., "SPY", "NASDAQ").</text:p>
        </text:list-item>
        <text:list-item>
          <text:p text:style-name="P129">Load historical price data (OHLC: Open, High, Low, Close) for that index.</text:p>
        </text:list-item>
        <text:list-item>
          <text:p text:style-name="P129">Restrict data to the latest 3 months (e.g., last ~63 trading days for daily data).</text:p>
        </text:list-item>
        <text:list-item>
          <text:p text:style-name="P129">Ensure data is sorted by date ascending.</text:p>
        </text:list-item>
      </text:list>
      <text:h text:style-name="Heading_20_2" text:outline-level="2">2. Calculate Moving Averages</text:h>
      <text:list text:style-name="L7">
        <text:list-item>
          <text:p text:style-name="P130">Calculate 10-period simple moving average (SMA_10) on Close prices.</text:p>
        </text:list-item>
        <text:list-item>
          <text:p text:style-name="P130">Calculate 20-period simple moving average (SMA_20) on Close prices.</text:p>
        </text:list-item>
      </text:list>
      <text:h text:style-name="Heading_20_2" text:outline-level="2">3. Determine Trend and Risk Signals</text:h>
      <text:list text:style-name="L8">
        <text:list-item>
          <text:p text:style-name="P131">Compare current SMA_10 to SMA_20 to check if SMA_10 is above SMA_20 (bullish condition).</text:p>
        </text:list-item>
        <text:list-item>
          <text:p text:style-name="P131">Determine trend direction by comparing current SMA values to values 5 trading days ago:</text:p>
          <text:list>
            <text:list-item>
              <text:p text:style-name="P131">SMA_10 trending up if SMA_10 &gt; SMA_10 shifted by 5 days.</text:p>
            </text:list-item>
            <text:list-item>
              <text:p text:style-name="P131">SMA_20 trending up if SMA_20 &gt; SMA_20 shifted by 5 days.</text:p>
            </text:list-item>
          </text:list>
        </text:list-item>
        <text:list-item>
          <text:p text:style-name="P131">Define risk on/off zones based on these conditions:</text:p>
          <text:list>
            <text:list-item>
              <text:p text:style-name="P131"><text:span text:style-name="Strong_20_Emphasis">Risk-On (Light Green Zone):</text:span> SMA_10 above SMA_20 and both trending up or SMA_10 trending up alone.</text:p>
            </text:list-item>
            <text:list-item>
              <text:p text:style-name="P131"><text:span text:style-name="Strong_20_Emphasis">Risk-Off (Light Red Zone):</text:span> SMA_10 below SMA_20 or weakening trend.</text:p>
            </text:list-item>
          </text:list>
        </text:list-item>
      </text:list>
      <text:h text:style-name="Heading_20_2" text:outline-level="2">4. Visualization</text:h>
      <text:list text:style-name="L9">
        <text:list-item>
          <text:p text:style-name="P132">Plot a candlestick chart for the index over the 3-month period.</text:p>
        </text:list-item>
        <text:list-item>
          <text:p text:style-name="P132">Overlay the 10-day and 20-day SMAs on the price chart.</text:p>
        </text:list-item>
        <text:list-item>
          <text:p text:style-name="P132">Color the background zones (or chart area) dynamically:</text:p>
          <text:list>
            <text:list-item>
              <text:p text:style-name="P132"><text:soft-page-break/>Light green where risk-on conditions hold.</text:p>
            </text:list-item>
            <text:list-item>
              <text:p text:style-name="P132">Light red where risk-off conditions hold.</text:p>
            </text:list-item>
          </text:list>
        </text:list-item>
        <text:list-item>
          <text:p text:style-name="P132">Optionally display the latest MA values and trend statuses as text or labels on the chart.</text:p>
        </text:list-item>
      </text:list>
      <text:p text:style-name="P83">In user_data.csv add:</text:p>
      <text:p text:style-name="P83">chillax_mas_indexes: SY; QQQ, IWM (combination of indexes not possible)</text:p>
      <text:p text:style-name="P83">chillax_mas_sma: 10, </text:p>
      <text:p text:style-name="P83">chillax_mas_charts: SPY; QQQ (if nothing given just creates charts for all chillax_mas_indexes)</text:p>
      <text:p text:style-name="P83">chillax_mas_charts_timeframe: 150 <text:s/>(on daily this represents 150:5 = 30 week</text:p>
      <text:p text:style-name="P109"><text:span text:style-name="T17"/></text:p>
      <text:p text:style-name="P110"><text:span text:style-name="T17">Output file names follow the patterns: </text:span><text:span text:style-name="T36">chillax_mas</text:span><text:span text:style-name="T17">_c</text:span><text:span text:style-name="T36">hillax_mas_indexes</text:span><text:span text:style-name="T17">_user-choice_timeframe_date.*, where date is the latest date availabe in our loaded data, not the date of file creation. Look in </text:span></text:p>
      <text:p text:style-name="P109"><text:span text:style-name="T17"/></text:p>
      <text:h text:style-name="Heading_20_1" text:outline-level="1">Moving Average Cycles</text:h>
      <text:p text:style-name="P109"><text:span text:style-name="T17"/></text:p>
      <text:p text:style-name="P83">Similary to the Chillax MA Analysis implementation, implement ma_cycles_analyzer. I have a pine of the indicator in <text:s text:c="12"/>│</text:p>
      <text:p text:style-name="P83">│ <text:s text:c="2"/>tradingview'/home/imagda/_invest2024/python/metaData_v1/src/market_pulse/indicators/ma_cycles_analyzer.pine'. I would like to <text:s text:c="2"/>│</text:p>
      <text:p text:style-name="P83">│ <text:s text:c="2"/>create same chart as chillax but also end the MA cycles and a table overview right bottom. The image is provided here: <text:s text:c="9"/>│</text:p>
      <text:p text:style-name="P83">│ <text:s text:c="2"/>https://www.tradingview.com/script/R8bMY2Il-Moving-Average-Cycles/ </text:p>
      <text:p text:style-name="P71"><text:span text:style-name="T34"/></text:p>
      <text:p text:style-name="P71"><text:span text:style-name="T34"/></text:p>
      <text:p text:style-name="P71"><text:span text:style-name="T34"/></text:p>
      <text:p text:style-name="P71"><text:span text:style-name="T34"/></text:p>
      <text:p text:style-name="P71"><text:a xlink:type="simple" xlink:href="https://de.tradingview.com/script/8u44VK7x/" text:style-name="Internet_20_link" text:visited-style-name="Visited_20_Internet_20_Link"><text:span text:style-name="T34">https://de.tradingview.com/script/8u44VK7x/</text:span></text:a></text:p>
      <text:p text:style-name="P71"><text:span text:style-name="T34"/></text:p>
      <text:p text:style-name="P71"><text:span text:style-name="T34"/></text:p>
      <text:p text:style-name="P71"><text:span text:style-name="T34"/></text:p>
      <text:p text:style-name="P19">at <text:s/>level: </text:p>
      <text:p text:style-name="P9">├── <text:span text:style-name="T81">pp_main.py</text:span></text:p>
      <text:p text:style-name="P7">├── __init__.py</text:p>
      <text:p text:style-name="P18"><text:s/>|----- pp_market_pulse.py</text:p>
      <text:p text:style-name="P7">├── pp_<text:span text:style-name="T82">market_pulse</text:span>/</text:p>
      <text:p text:style-name="P7">│ <text:s text:c="2"/>├── __init__.py</text:p>
      <text:p text:style-name="P7">│ <text:s text:c="2"/>├── pp_<text:span text:style-name="T82">gmi+gmi2.py (load file_1+file_2, produce outout template1)</text:span></text:p>
      <text:p text:style-name="P10">│ <text:s text:c="2"/>├── pp_<text:span text:style-name="T82">chillmax.py (load file_x+file_y, produce outout template2)</text:span></text:p>
      <text:p text:style-name="P10"><text:soft-page-break/>│ <text:s text:c="2"/>├── pp_base_rs_per.py <text:span text:style-name="T82">(load file_a+file_b, produce outout template3)</text:span></text:p>
      <text:p text:style-name="P7">│ <text:s text:c="2"/>├── pp_base_market_pulse.py</text:p>
      <text:p text:style-name="P8">├── p<text:span text:style-name="T80">p</text:span>_charts.<text:span text:style-name="T82">py</text:span></text:p>
      <text:p text:style-name="P7">├── pp_charts/</text:p>
      <text:p text:style-name="P7">│ <text:s text:c="2"/>├── __init__.py</text:p>
      <text:p text:style-name="P7">│ <text:s text:c="2"/>├── pp_charts_type1.py</text:p>
      <text:p text:style-name="P7">│ <text:s text:c="2"/>├── pp_charts_type2.py</text:p>
      <text:p text:style-name="P7"/>
      <text:p text:style-name="P7"/>
      <text:p text:style-name="P7"/>
      <text:p text:style-name="P47">main()</text:p>
      <text:p text:style-name="P48"><text:s text:c="2"/>├── Universe Generation (once, all tickers)</text:p>
      <text:p text:style-name="P48"><text:s text:c="2"/>├── RS Analysis (once, all tickers)</text:p>
      <text:p text:style-name="P48"><text:s text:c="2"/>├── PER Analysis (once, all tickers)</text:p>
      <text:p text:style-name="P48"><text:s text:c="2"/>├── For each timeframe ('daily', 'weekly', 'monthly'):</text:p>
      <text:p text:style-name="P48"><text:s text:c="2"/>│ <text:s text:c="2"/>└── process_timeframe_batches():</text:p>
      <text:p text:style-name="P48"><text:s text:c="2"/>│ <text:s text:c="6"/>├── Batch 1: Tickers 1-100 → _run_batch_operations():</text:p>
      <text:p text:style-name="P48"><text:s text:c="2"/>│ <text:s text:c="6"/>│ <text:s text:c="2"/>├── 1. Basic Calculations (line 188)</text:p>
      <text:p text:style-name="P48"><text:s text:c="2"/>│ <text:s text:c="6"/>│ <text:s text:c="2"/>├── 2. Stage Analysis (line 196)</text:p>
      <text:p text:style-name="P48"><text:s text:c="2"/>│ <text:s text:c="6"/>│ <text:s text:c="2"/>├── 3. Screeners (line 213) ← ✅ CLEAN (no market pulse)</text:p>
      <text:p text:style-name="P48"><text:s text:c="2"/>│ <text:s text:c="6"/>│ <text:s text:c="2"/>├── 4. Technical Indicators (line 218)</text:p>
      <text:p text:style-name="P48"><text:s text:c="2"/>│ <text:s text:c="6"/>│ <text:s text:c="2"/>└── 5. Models (line 222)</text:p>
      <text:p text:style-name="P48"><text:s text:c="2"/>│ <text:s text:c="6"/>├── Batch 2: Tickers 101-200 → _run_batch_operations() [same steps]</text:p>
      <text:p text:style-name="P48"><text:s text:c="2"/>│ <text:s text:c="6"/>└── ... (continue until all tickers processed)</text:p>
      <text:p text:style-name="P48"><text:s text:c="2"/>├── Save Basic Calculations Matrix (after each timeframe)</text:p>
      <text:p text:style-name="P48"><text:s text:c="2"/>├── Stage Analysis Processing Summary (line 485)</text:p>
      <text:p text:style-name="P48"><text:s text:c="2"/>├── 🟢 MARKET PULSE ANALYSIS (line 490) ← NEW PIPELINE POSITION</text:p>
      <text:p text:style-name="P48"><text:s text:c="2"/>│ <text:s text:c="2"/>└── For each timeframe ['daily', 'weekly', 'monthly']:</text:p>
      <text:p text:style-name="P48"><text:s text:c="2"/>│ <text:s text:c="6"/>├── MarketPulseManager.run_complete_analysis()</text:p>
      <text:p text:style-name="P48"><text:s text:c="2"/>│ <text:s text:c="6"/>├── GMI Calculator (SPY, QQQ, IWM, ^DJI)</text:p>
      <text:p text:style-name="P48"><text:s text:c="2"/>│ <text:s text:c="6"/>├── FTD/DD Analyzer (Follow-Through/Distribution Days)</text:p>
      <text:p text:style-name="P48"><text:s text:c="2"/>│ <text:s text:c="6"/>├── Moving Average Analyzer (Chillax MA &amp; Cycles)</text:p>
      <text:p text:style-name="P48"><text:s text:c="2"/>│ <text:s text:c="6"/>├── Breadth Analyzer (Net Highs/Lows, Universe filtered)</text:p>
      <text:p text:style-name="P48"><text:s text:c="2"/>│ <text:s text:c="6"/>├── Generate market summary &amp; alerts</text:p>
      <text:p text:style-name="P48"><text:s text:c="2"/>│ <text:s text:c="6"/>└── Save results: market_pulse_summary_{user_choice}_{timeframe}_{date}.csv</text:p>
      <text:p text:style-name="P48"><text:soft-page-break/><text:s text:c="2"/>├── Index Overview Generation (line 550) ← MOVED DOWN</text:p>
      <text:p text:style-name="P48"><text:s text:c="2"/>│ <text:s text:c="2"/>└── For each timeframe ['daily', 'weekly', 'monthly']:</text:p>
      <text:p text:style-name="P48"><text:s text:c="2"/>│ <text:s text:c="6"/>└── create_index_overview() - loads ALL tickers again</text:p>
      <text:p text:style-name="P48"><text:s text:c="2"/>├── Dashboard Generation (line 620+) ← SHIFTED DOWN</text:p>
      <text:p text:style-name="P48"><text:s text:c="2"/>└── Report Generation (line 670+) ← SHIFTED DOWN</text:p>
      <text:p text:style-name="P48"/>
      <text:p text:style-name="P48"/>
      <text:p text:style-name="P47">main()</text:p>
      <text:p text:style-name="P48"><text:s text:c="2"/>├── Universe Generation (once, all tickers)</text:p>
      <text:p text:style-name="P48"><text:s text:c="2"/>├── RS Analysis (once, all tickers)</text:p>
      <text:p text:style-name="P48"><text:s text:c="2"/>├── PER Analysis (once, all tickers)</text:p>
      <text:p text:style-name="P48"><text:s text:c="2"/>├── For each timeframe ('daily', 'weekly', 'monthly'):</text:p>
      <text:p text:style-name="P48"><text:s text:c="2"/>│ <text:s text:c="2"/>└── process_timeframe_batches():</text:p>
      <text:p text:style-name="P48"><text:s text:c="2"/>│ <text:s text:c="6"/>├── <text:span text:style-name="T83">run all timeframes all batches, </text:span></text:p>
      <text:p text:style-name="P48"><text:s text:c="2"/>│ <text:s text:c="6"/>│ <text:s text:c="2"/>├── 1. Basic Calculations (line 188)</text:p>
      <text:p text:style-name="P48"><text:s text:c="3"/>│ <text:s text:c="6"/>├── <text:span text:style-name="T83">run all batches, all timeframes</text:span> <text:s text:c="6"/></text:p>
      <text:p text:style-name="P48"><text:s text:c="2"/>│ <text:s text:c="6"/>│ <text:s text:c="2"/>├── 2. Stage Analysis (line 196)</text:p>
      <text:p text:style-name="P48"><text:s text:c="2"/>│ <text:s text:c="6"/>│ <text:s text:c="2"/>├── 3. Screeners (line 213) ←</text:p>
      <text:p text:style-name="P48"><text:s text:c="2"/>│ <text:s text:c="12"/>├── <text:span text:style-name="T83">run all timeframes all batches, </text:span></text:p>
      <text:p text:style-name="P48"><text:s text:c="29"/><text:span text:style-name="T83">screener 1</text:span></text:p>
      <text:p text:style-name="P48"><text:s text:c="29"/><text:span text:style-name="T83">screener 2</text:span></text:p>
      <text:p text:style-name="P48"><text:s/><text:span text:style-name="T83">etc </text:span></text:p>
      <text:p text:style-name="P48"><text:s text:c="2"/>├── 🟢 MARKET PULSE ANALYSIS (line 490) ← NEW PIPELINE POSITION</text:p>
      <text:p text:style-name="P48"><text:s text:c="2"/>│ <text:s text:c="2"/>└── For each timeframe ['daily', 'weekly', 'monthly']:</text:p>
      <text:p text:style-name="P48"><text:s text:c="2"/>│ <text:s text:c="6"/>├── MarketPulseManager.run_complete_analysis()</text:p>
      <text:p text:style-name="P48"><text:s text:c="2"/>│ <text:s text:c="6"/>├── GMI Calculator (SPY, QQQ, IWM, ^DJI)</text:p>
      <text:p text:style-name="P48"><text:s text:c="2"/>│ <text:s text:c="6"/>├── FTD/DD Analyzer (Follow-Through/Distribution Days)</text:p>
      <text:p text:style-name="P48"><text:s text:c="2"/>│ <text:s text:c="6"/>├── Moving Average Analyzer (Chillax MA &amp; Cycles)</text:p>
      <text:p text:style-name="P48"><text:s text:c="2"/>│ <text:s text:c="6"/>├── Breadth Analyzer (Net Highs/Lows, Universe filtered)</text:p>
      <text:p text:style-name="P48"><text:s text:c="2"/>│ <text:s text:c="6"/>├── Generate market summary &amp; alerts</text:p>
      <text:p text:style-name="P48"><text:s text:c="2"/>│ <text:s text:c="6"/>└── Save results: market_pulse_summary_{user_choice}_{timeframe}_{date}.csv</text:p>
      <text:p text:style-name="P48"><text:soft-page-break/><text:s text:c="2"/>├── Index Overview Generation (line 550) ← MOVED DOWN</text:p>
      <text:p text:style-name="P48"><text:s text:c="2"/>│ <text:s text:c="2"/>└── For each timeframe ['daily', 'weekly', 'monthly']:</text:p>
      <text:p text:style-name="P48"><text:s text:c="2"/>│ <text:s text:c="6"/>└── create_index_overview() - loads ALL tickers again</text:p>
      <text:p text:style-name="P48"><text:s text:c="2"/>├── Dashboard Generation (line 620+) ← SHIFTED DOWN</text:p>
      <text:p text:style-name="P48"><text:s text:c="2"/>└── Report Generation (line 670+) ← SHIFTED DOWN</text:p>
      <text:p text:style-name="P48"/>
      <text:p text:style-name="P48">Excellent! The save_basic_calculations_matrix function already returns a dictionary with the actual data_date. Now I need to</text:p>
      <text:p text:style-name="P48"><text:s text:c="2"/>modify main.py to capture this returned data_date and store it in the main.data_dates dictionary instead of hardcoding</text:p>
      <text:p text:style-name="P48"><text:s text:c="2"/>"calculated".</text:p>
      <text:p text:style-name="P48"/>
      <text:p text:style-name="P48">Looking at the output, I can see that:</text:p>
      <text:p text:style-name="P48"/>
      <text:p text:style-name="P48"><text:s text:c="2"/>1. Market Pulse Analysis now shows proper dates:</text:p>
      <text:p text:style-name="P48"><text:s text:c="4"/>- Daily: 📅 Using centralized data date: 2025-09-05</text:p>
      <text:p text:style-name="P48"><text:s text:c="4"/>- Weekly: 📅 Using centralized data date: 2025-09-01</text:p>
      <text:p text:style-name="P48"><text:s text:c="4"/>- Monthly: 📅 Using centralized data date: 2025-09-05</text:p>
      <text:p text:style-name="P48"><text:s text:c="2"/>2. Index Overview Generation uses proper dates:</text:p>
      <text:p text:style-name="P48"><text:s text:c="4"/>- 📅 Using centralized data date for daily overview: 2025-09-05</text:p>
      <text:p text:style-name="P48"><text:s text:c="4"/>- 📅 Using centralized data date for weekly overview: 2025-09-01</text:p>
      <text:p text:style-name="P48"><text:s text:c="4"/>- 📅 Using centralized data date for monthly overview: 2025-09-05</text:p>
      <text:p text:style-name="P48"><text:s text:c="2"/>3. Report Generation shows proper data_dates:</text:p>
      <text:p text:style-name="P48"><text:s text:c="4"/>- 'daily': {'data_date': '20250905', 'formatted_date': '2025-09-05', 'output_file': '...'}</text:p>
      <text:p text:style-name="P48"><text:s text:c="4"/>- Similar structure for weekly and monthly</text:p>
      <text:p text:style-name="P48">4. No more "calculated" errors: The system is no longer looking for files with "calculated" in the filename.</text:p>
      <text:p text:style-name="P48"/>
      <text:p text:style-name="P48"/>
      <text:p text:style-name="P48">Expected Memory Savings</text:p>
      <text:p text:style-name="P48"/>
      <text:p text:style-name="P48"><text:s text:c="2"/>Combined Impact:</text:p>
      <text:p text:style-name="P48"><text:soft-page-break/><text:s text:c="2"/>1. Streaming writes: 90% reduction (no accumulation)</text:p>
      <text:p text:style-name="P48"><text:s text:c="2"/>2. Data type optimization: 50% reduction (float32 vs float64)</text:p>
      <text:p text:style-name="P48"><text:s text:c="2"/>3. Explicit cleanup: 20% reduction (immediate garbage collection)</text:p>
      <text:p text:style-name="P48"><text:s text:c="2"/>4. Efficient loading: 30% reduction (targeted column loading)</text:p>
      <text:p text:style-name="P48"/>
      <text:p text:style-name="P48"><text:s text:c="2"/>Total Expected Savings: 95%+ memory reduction</text:p>
      <text:p text:style-name="P48"/>
      <text:p text:style-name="P48"><text:s text:c="2"/>Example:</text:p>
      <text:p text:style-name="P48"><text:s text:c="2"/>- Before: 1000 tickers × 1000 days × 8 bytes = 8GB memory</text:p>
      <text:p text:style-name="P48"><text:s text:c="2"/>- After: 100 tickers × 1000 days × 4 bytes = 400MB memory (per batch)</text:p>
      <text:p text:style-name="P48"/>
      <text:p text:style-name="P48"><text:s text:c="2"/>You're right - the complete solution requires all three components:</text:p>
      <text:p text:style-name="P48"><text:s text:c="2"/>1. ✅ Streaming writes (write after each batch)</text:p>
      <text:p text:style-name="P48"><text:s text:c="2"/>2. ✅ Memory cleanup (explicit del + gc.collect())</text:p>
      <text:p text:style-name="P48">3. ✅ Data type optimization (float32, int32, int16, int8)</text:p>
      <text:p text:style-name="P48"/>
      <text:p text:style-name="P48"><text:s/>Complete Memory Optimization Plan</text:p>
      <text:p text:style-name="P48"/>
      <text:p text:style-name="P48"><text:s text:c="2"/>Phase 1: Streaming Write + Memory Cleanup</text:p>
      <text:p text:style-name="P48"/>
      <text:p text:style-name="P48"><text:s text:c="2"/>Core Pattern:</text:p>
      <text:p text:style-name="P48"><text:s text:c="2"/>def process_batch_streaming(self, batch_data, timeframe, choice):</text:p>
      <text:p text:style-name="P48"><text:s text:c="6"/>batch_results = self.calculate_batch(batch_data)</text:p>
      <text:p text:style-name="P48"><text:s text:c="6"/>self.append_to_output_file(batch_results, timeframe, choice)</text:p>
      <text:p text:style-name="P48"/>
      <text:p text:style-name="P48"><text:s text:c="6"/># EXPLICIT MEMORY CLEANUP</text:p>
      <text:p text:style-name="P48"><text:s text:c="6"/>del batch_results</text:p>
      <text:p text:style-name="P48"><text:s text:c="6"/>del batch_data <text:s/># Clear input data too</text:p>
      <text:p text:style-name="P48"><text:s text:c="6"/>gc.collect() <text:s text:c="3"/># Force garbage collection</text:p>
      <text:p text:style-name="P48"/>
      <text:p text:style-name="P48"><text:s text:c="6"/>return len(batch_data)</text:p>
      <text:p text:style-name="P48"><text:soft-page-break/></text:p>
      <text:p text:style-name="P48"><text:s text:c="2"/>Why explicit cleanup matters:</text:p>
      <text:p text:style-name="P48"><text:s text:c="2"/>- Python doesn't immediately free memory</text:p>
      <text:p text:style-name="P48"><text:s text:c="2"/>- Large DataFrames can linger in memory</text:p>
      <text:p text:style-name="P48"><text:s text:c="2"/>- gc.collect() forces immediate cleanup</text:p>
      <text:p text:style-name="P48"/>
      <text:p text:style-name="P48"><text:s text:c="2"/>Phase 2: Data Type Optimization</text:p>
      <text:p text:style-name="P48"/>
      <text:p text:style-name="P48"><text:s text:c="2"/>Current (wasteful):</text:p>
      <text:p text:style-name="P48"><text:s text:c="2"/># Default pandas dtypes (memory heavy)</text:p>
      <text:p text:style-name="P48"><text:s text:c="2"/>df['price'] = float64 <text:s text:c="3"/># 8 bytes per value</text:p>
      <text:p text:style-name="P48"><text:s text:c="2"/>df['volume'] = int64 <text:s text:c="4"/># 8 bytes per value <text:s/></text:p>
      <text:p text:style-name="P48"><text:s text:c="2"/>df['count'] = int64 <text:s text:c="5"/># 8 bytes per value</text:p>
      <text:p text:style-name="P48"/>
      <text:p text:style-name="P48"><text:s text:c="2"/>Optimized:Optimized:</text:p>
      <text:p text:style-name="P48"><text:s text:c="2"/># Efficient dtypes (50% memory savings)</text:p>
      <text:p text:style-name="P48"><text:s text:c="2"/>dtype_mapping = {</text:p>
      <text:p text:style-name="P48"><text:s text:c="6"/>'price': 'float32', <text:s text:c="5"/># 4 bytes (sufficient precision for prices)</text:p>
      <text:p text:style-name="P48"><text:s text:c="6"/>'volume': 'int32', <text:s text:c="6"/># 4 bytes (handles up to 2B volume)</text:p>
      <text:p text:style-name="P48"><text:s text:c="6"/>'returns': 'float32', <text:s text:c="3"/># 4 bytes (sufficient for percentage returns)</text:p>
      <text:p text:style-name="P48"><text:s text:c="6"/>'rs_score': 'float32', <text:s text:c="2"/># 4 bytes (sufficient for RS calculations)</text:p>
      <text:p text:style-name="P48"><text:s text:c="6"/>'rank': 'int16', <text:s text:c="8"/># 2 bytes (handles ranks up to 32K)</text:p>
      <text:p text:style-name="P48"><text:s text:c="6"/>'signal': 'int8' <text:s text:c="8"/># 1 byte (for binary signals: 0/1)</text:p>
      <text:p text:style-name="P48"><text:s text:c="2"/>}</text:p>
      <text:p text:style-name="P48"/>
      <text:p text:style-name="P48"><text:s text:c="2"/># Apply during data loading</text:p>
      <text:p text:style-name="P48"><text:s text:c="2"/>df = pd.read_csv(file, dtype=dtype_mapping)</text:p>
      <text:p text:style-name="P48"/>
      <text:p text:style-name="P48"><text:s text:c="2"/>Phase 3: Advanced Memory Management</text:p>
      <text:p text:style-name="P48"/>
      <text:p text:style-name="P48"><text:s text:c="2"/>Memory-Efficient Data Loading:</text:p>
      <text:p text:style-name="P48"><text:soft-page-break/><text:s text:c="2"/>def load_batch_efficiently(self, ticker_list):</text:p>
      <text:p text:style-name="P48"><text:s text:c="6"/>batch_data = {}</text:p>
      <text:p text:style-name="P48"><text:s text:c="6"/>for ticker in ticker_list:</text:p>
      <text:p text:style-name="P48"><text:s text:c="10"/># Load with optimized dtypes</text:p>
      <text:p text:style-name="P48"><text:s text:c="10"/>df = pd.read_csv(</text:p>
      <text:p text:style-name="P48"><text:s text:c="14"/>ticker_file,</text:p>
      <text:p text:style-name="P48"><text:s text:c="14"/>dtype={</text:p>
      <text:p text:style-name="P48"><text:s text:c="18"/>'Open': 'float32',</text:p>
      <text:p text:style-name="P48"><text:s text:c="18"/>'High': 'float32',</text:p>
      <text:p text:style-name="P48"><text:s text:c="18"/>'Low': 'float32',</text:p>
      <text:p text:style-name="P48"><text:s text:c="18"/>'Close': 'float32',</text:p>
      <text:p text:style-name="P48"><text:s text:c="18"/>'Volume': 'int32'</text:p>
      <text:p text:style-name="P48"><text:s text:c="14"/>},</text:p>
      <text:p text:style-name="P48"><text:s text:c="12"/>parse_dates=['Date'] <text:s/># Only parse what's needed</text:p>
      <text:p text:style-name="P48"><text:s text:c="10"/>)</text:p>
      <text:p text:style-name="P48"><text:s text:c="10"/>batch_data[ticker] = df</text:p>
      <text:p text:style-name="P48"><text:s text:c="6"/>return batch_data</text:p>
      <text:p text:style-name="P48"/>
      <text:p text:style-name="P48"><text:s text:c="2"/>Chunked File Reading (for large files):</text:p>
      <text:p text:style-name="P48"><text:s text:c="2"/>def read_large_file_chunked(self, file_path, chunk_size=10000):</text:p>
      <text:p text:style-name="P48"><text:s text:c="6"/># For very large historical files</text:p>
      <text:p text:style-name="P48"><text:s text:c="6"/>chunks = pd.read_csv(file_path, chunksize=chunk_size, dtype=dtype_mapping)</text:p>
      <text:p text:style-name="P48"/>
      <text:p text:style-name="P48"><text:s text:c="6"/>for chunk in chunks:</text:p>
      <text:p text:style-name="P48"><text:s text:c="10"/>processed_chunk = self.process_chunk(chunk)</text:p>
      <text:p text:style-name="P48"><text:s text:c="10"/>yield processed_chunk <text:s/># Generator pattern - low memory</text:p>
      <text:p text:style-name="P48"><text:s text:c="10"/>del chunk <text:s/># Clean up immediately</text:p>
      <text:p text:style-name="P48"/>
      <text:p text:style-name="P48"><text:s text:c="2"/>Phase 4: Complete Implementation Pattern</text:p>
      <text:p text:style-name="P48"/>
      <text:p text:style-name="P48"><text:s text:c="2"/>import gc</text:p>
      <text:p text:style-name="P48"><text:soft-page-break/><text:s text:c="2"/>from typing import Dict, Generator</text:p>
      <text:p text:style-name="P48"/>
      <text:p text:style-name="P48"><text:s text:c="2"/>class MemoryEfficientProcessor:</text:p>
      <text:p text:style-name="P48"><text:s text:c="6"/>def __init__(self):</text:p>
      <text:p text:style-name="P48"><text:s text:c="10"/># Define optimal dtypes for all common columns</text:p>
      <text:p text:style-name="P48"><text:s text:c="10"/>self.dtype_mapping = {</text:p>
      <text:p text:style-name="P48"><text:s text:c="14"/>'Open': 'float32', 'High': 'float32', 'Low': 'float32', 'Close': 'float32',</text:p>
      <text:p text:style-name="P48"><text:s text:c="14"/>'Volume': 'int32', 'Returns': 'float32', 'RS_Score': 'float32',</text:p>
      <text:p text:style-name="P48"><text:s text:c="14"/>'Rank': 'int16', 'Signal': 'int8', 'Count': 'int32'</text:p>
      <text:p text:style-name="P48"><text:s text:c="10"/>}</text:p>
      <text:p text:style-name="P48"/>
      <text:p text:style-name="P48"><text:s text:c="6"/>def process_batch_optimized(self, batch_data: Dict, timeframe: str, choice: int):</text:p>
      <text:p text:style-name="P48"><text:s text:c="10"/># Process with memory-efficient calculations</text:p>
      <text:p text:style-name="P48"><text:s text:c="10"/>batch_results = []</text:p>
      <text:p text:style-name="P48"/>
      <text:p text:style-name="P48"><text:s text:c="10"/>for ticker, df in batch_data.items():</text:p>
      <text:p text:style-name="P48"><text:s text:c="14"/># Convert to efficient dtypes if not already done</text:p>
      <text:p text:style-name="P48"><text:s text:c="14"/>df = df.astype(self.dtype_mapping, errors='ignore')</text:p>
      <text:p text:style-name="P48"/>
      <text:p text:style-name="P48"><text:s text:c="14"/># Calculate results</text:p>
      <text:p text:style-name="P48"><text:s text:c="14"/>result = self.calculate_single_ticker(df)</text:p>
      <text:p text:style-name="P48"><text:s text:c="14"/>batch_results.append(result)</text:p>
      <text:p text:style-name="P48"/>
      <text:p text:style-name="P48"><text:s text:c="14"/># Clean up individual ticker data immediately</text:p>
      <text:p text:style-name="P48"><text:s text:c="14"/>del df</text:p>
      <text:p text:style-name="P48"/>
      <text:p text:style-name="P48"><text:s text:c="10"/># Write to file immediately</text:p>
      <text:p text:style-name="P48"><text:s text:c="10"/>self.append_to_output_file(batch_results, timeframe, choice)</text:p>
      <text:p text:style-name="P48"/>
      <text:p text:style-name="P48"><text:s text:c="10"/># COMPREHENSIVE MEMORY CLEANUP</text:p>
      <text:p text:style-name="P48"><text:s text:c="10"/>del batch_results</text:p>
      <text:p text:style-name="P48"><text:soft-page-break/><text:s text:c="10"/>del batch_data</text:p>
      <text:p text:style-name="P48"><text:s text:c="10"/>gc.collect() <text:s/># Force garbage collection</text:p>
      <text:p text:style-name="P48"/>
      <text:p text:style-name="P48"><text:s text:c="10"/>return len(batch_data)</text:p>
      <text:p text:style-name="P48"/>
      <text:p text:style-name="P48"><text:s text:c="6"/>def load_batch_with_dtypes(self, ticker_list: list) -&gt; Dict:</text:p>
      <text:p text:style-name="P48"><text:s text:c="10"/>batch_data = {}</text:p>
      <text:p text:style-name="P48"><text:s text:c="10"/>for ticker in ticker_list:</text:p>
      <text:p text:style-name="P48"><text:s text:c="14"/>df = pd.read_csv(</text:p>
      <text:p text:style-name="P48"><text:s text:c="18"/>f"data/market_data/daily/{ticker}.csv",</text:p>
      <text:p text:style-name="P48"><text:s text:c="18"/>dtype=self.dtype_mapping,</text:p>
      <text:p text:style-name="P48"><text:s text:c="18"/>parse_dates=['Date']</text:p>
      <text:p text:style-name="P48"><text:s text:c="14"/>)</text:p>
      <text:p text:style-name="P48"><text:s text:c="14"/>batch_data[ticker] = df</text:p>
      <text:p text:style-name="P48"><text:s text:c="10"/>return batch_data</text:p>
      <text:p text:style-name="P48"><text:s text:c="2"/>Phase 5: Memory Monitoring</text:p>
      <text:p text:style-name="P48"/>
      <text:p text:style-name="P48"><text:s text:c="2"/>import psutil</text:p>
      <text:p text:style-name="P48"><text:s text:c="2"/>import os</text:p>
      <text:p text:style-name="P48"/>
      <text:p text:style-name="P48"><text:s text:c="2"/>def monitor_memory_usage():</text:p>
      <text:p text:style-name="P48"><text:s text:c="6"/>process = psutil.Process(os.getpid())</text:p>
      <text:p text:style-name="P48"><text:s text:c="6"/>memory_mb = process.memory_info().rss / 1024 / 1024</text:p>
      <text:p text:style-name="P48"><text:s text:c="6"/>return f"Memory usage: {memory_mb:.1f} MB"</text:p>
      <text:p text:style-name="P48"/>
      <text:p text:style-name="P48"><text:s text:c="2"/>def process_with_monitoring(self, batches):</text:p>
      <text:p text:style-name="P48"><text:s text:c="6"/>print(f"Starting: {monitor_memory_usage()}")</text:p>
      <text:p text:style-name="P48"/>
      <text:p text:style-name="P48"><text:s text:c="6"/>for i, batch in enumerate(batches):</text:p>
      <text:p text:style-name="P48"><text:s text:c="10"/>self.process_batch_optimized(batch, timeframe, choice)</text:p>
      <text:p text:style-name="P48"/>
      <text:p text:style-name="P48"><text:soft-page-break/><text:s text:c="10"/>if i % 5 == 0: <text:s/># Monitor every 5 batches</text:p>
      <text:p text:style-name="P48"><text:s text:c="14"/>print(f"After batch {i}: {monitor_memory_usage()}")</text:p>
      <text:p text:style-name="P48"/>
      <text:p text:style-name="P48"><text:s text:c="6"/>print(f"Completed: {monitor_memory_usag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Complete Memory Optimization Plan - Revised</text:p>
      <text:p text:style-name="P48"/>
      <text:p text:style-name="P48"><text:s text:c="2"/>Architecture Analysis: Batchable vs Non-Batchable</text:p>
      <text:p text:style-name="P48"/>
      <text:p text:style-name="P48"><text:s text:c="2"/>✅ BATCHABLE CALCULATIONS (Can use streaming writes)</text:p>
      <text:p text:style-name="P48"/>
      <text:p text:style-name="P48"><text:s text:c="2"/>No cross-ticker dependencies - process independently:</text:p>
      <text:p text:style-name="P48"><text:s text:c="2"/>- Basic Calculations - Independent ticker analysis</text:p>
      <text:p text:style-name="P48"><text:s text:c="2"/>- Stage Analysis - Individual ticker stage classification</text:p>
      <text:p text:style-name="P48"><text:s text:c="2"/>- All Screeners - Independent signal generation</text:p>
      <text:p text:style-name="P48"><text:s text:c="4"/>- PVB Screener</text:p>
      <text:p text:style-name="P48"><text:s text:c="4"/>- ATR1 Screener</text:p>
      <text:p text:style-name="P48"><text:s text:c="4"/>- Minervini Screener</text:p>
      <text:p text:style-name="P48"><text:s text:c="4"/>- Giusti Screener</text:p>
      <text:p text:style-name="P48"/>
      <text:p text:style-name="P48"><text:s text:c="2"/>❌ NON-BATCHABLE CALCULATIONS (Need complete universe)</text:p>
      <text:p text:style-name="P48"><text:soft-page-break/></text:p>
      <text:p text:style-name="P48"><text:s text:c="2"/>Require cross-ticker comparisons:</text:p>
      <text:p text:style-name="P48"><text:s text:c="2"/>- PER Calculations - Percentile rankings across universe</text:p>
      <text:p text:style-name="P48"><text:s text:c="2"/>- RS Calculations - Relative strength vs benchmarks (all tickers)</text:p>
      <text:p text:style-name="P48"><text:s text:c="2"/>- Market Breadth - Cross-market analysis</text:p>
      <text:p text:style-name="P48"><text:s text:c="2"/>- Composite Indices - Sector/industry aggregations</text:p>
      <text:p text:style-name="P48"/>
      <text:p text:style-name="P48"><text:s text:c="2"/>---</text:p>
      <text:p text:style-name="P48"><text:s text:c="2"/>Phase 1: Implement Streaming Solution for Batchable Calculations</text:p>
      <text:p text:style-name="P48"/>
      <text:p text:style-name="P48"><text:s text:c="2"/>Core Streaming Pattern</text:p>
      <text:p text:style-name="P48"/>
      <text:p text:style-name="P48"><text:s text:c="2"/>class StreamingProcessor:</text:p>
      <text:p text:style-name="P48"><text:s text:c="6"/>def __init__(self):</text:p>
      <text:p text:style-name="P48"><text:s text:c="10"/>self.dtype_mapping = {</text:p>
      <text:p text:style-name="P48"><text:s text:c="14"/>'price': 'float32', <text:s text:c="3"/># 4 bytes vs 8 bytes</text:p>
      <text:p text:style-name="P48"><text:s text:c="14"/>'volume': 'int32', <text:s text:c="4"/># 4 bytes vs 8 bytes <text:s/></text:p>
      <text:p text:style-name="P48"><text:s text:c="14"/>'returns': 'float32', <text:s/># 4 bytes vs 8 bytes</text:p>
      <text:p text:style-name="P48"><text:s text:c="14"/>'signals': 'int8', <text:s text:c="4"/># 1 byte vs 8 bytes</text:p>
      <text:p text:style-name="P48"><text:s text:c="14"/>'ranks': 'int16' <text:s text:c="6"/># 2 bytes vs 8 bytes</text:p>
      <text:p text:style-name="P48"><text:s text:c="10"/>}</text:p>
      <text:p text:style-name="P48"/>
      <text:p text:style-name="P48"><text:s text:c="6"/>def process_batch_streaming(self, batch_data, timeframe, choice):</text:p>
      <text:p text:style-name="P48"><text:s text:c="10"/># Process batch with optimized dtypes</text:p>
      <text:p text:style-name="P48"><text:s text:c="10"/>batch_results = []</text:p>
      <text:p text:style-name="P48"><text:s text:c="10"/>for ticker, df in batch_data.items():</text:p>
      <text:p text:style-name="P48"><text:s text:c="14"/>df = df.astype(self.dtype_mapping, errors='ignore')</text:p>
      <text:p text:style-name="P48"><text:s text:c="14"/>result = self.calculate_single_ticker(df)</text:p>
      <text:p text:style-name="P48"><text:s text:c="14"/>batch_results.append(result)</text:p>
      <text:p text:style-name="P48"><text:s text:c="14"/>del df <text:s/># Immediate cleanup</text:p>
      <text:p text:style-name="P48"/>
      <text:p text:style-name="P48"><text:soft-page-break/><text:s text:c="10"/># Write immediately - NO accumulation</text:p>
      <text:p text:style-name="P48"><text:s text:c="10"/>self.append_to_file(batch_results, timeframe, choice)</text:p>
      <text:p text:style-name="P48"/>
      <text:p text:style-name="P48"><text:s text:c="10"/># COMPREHENSIVE CLEANUP</text:p>
      <text:p text:style-name="P48"><text:s text:c="10"/>del batch_results</text:p>
      <text:p text:style-name="P48"><text:s text:c="10"/>del batch_data</text:p>
      <text:p text:style-name="P48"><text:s text:c="10"/>gc.collect()</text:p>
      <text:p text:style-name="P48"/>
      <text:p text:style-name="P48"><text:s text:c="10"/>return len(batch_data)</text:p>
      <text:p text:style-name="P48"/>
      <text:p text:style-name="P48"><text:s text:c="2"/>File Management Strategy</text:p>
      <text:p text:style-name="P48"/>
      <text:p text:style-name="P48"><text:s text:c="2"/>def process_all_batches_streaming(self, batches, timeframe, choice):</text:p>
      <text:p text:style-name="P48"><text:s text:c="6"/># Determine filename from first batch</text:p>
      <text:p text:style-name="P48"><text:s text:c="6"/>first_batch_results = self.process_batch(batches[0])</text:p>
      <text:p text:style-name="P48"><text:s text:c="6"/>filename = self.get_filename_from_data(first_batch_results, timeframe, choice)</text:p>
      <text:p text:style-name="P48"/>
      <text:p text:style-name="P48"><text:s text:c="6"/># Initialize file with headers</text:p>
      <text:p text:style-name="P48"><text:s text:c="6"/>self.write_csv_header(filename)</text:p>
      <text:p text:style-name="P48"><text:s text:c="6"/>self.append_results_to_csv(filename, first_batch_results)</text:p>
      <text:p text:style-name="P48"/>
      <text:p text:style-name="P48"><text:s text:c="6"/># Stream remaining batches</text:p>
      <text:p text:style-name="P48"><text:s text:c="6"/>for batch in batches[1:]:</text:p>
      <text:p text:style-name="P48"><text:s text:c="10"/>batch_results = self.process_batch_streaming(batch, timeframe, choice)</text:p>
      <text:p text:style-name="P48"><text:s text:c="10"/>self.append_results_to_csv(filename, batch_results)</text:p>
      <text:p text:style-name="P48"/>
      <text:p text:style-name="P48"><text:s text:c="6"/>return filename</text:p>
      <text:p text:style-name="P48"/>
      <text:p text:style-name="P48"><text:s text:c="2"/>---</text:p>
      <text:p text:style-name="P48"><text:s text:c="2"/>Phase 2: Special Handling for RS Calculations</text:p>
      <text:p text:style-name="P48"/>
      <text:p text:style-name="P48"><text:soft-page-break/><text:s text:c="2"/>RS Batch Processing with Complete Output</text:p>
      <text:p text:style-name="P48"/>
      <text:p text:style-name="P48"><text:s text:c="2"/>class RSStreamingProcessor:</text:p>
      <text:p text:style-name="P48"><text:s text:c="6"/>def process_rs_streaming(self, batches, timeframe, choice):</text:p>
      <text:p text:style-name="P48"><text:s text:c="10"/># RS can be calculated in batches...</text:p>
      <text:p text:style-name="P48"><text:s text:c="10"/>for batch in batches:</text:p>
      <text:p text:style-name="P48"><text:s text:c="14"/>batch_rs_results = self.calculate_rs_batch(batch)</text:p>
      <text:p text:style-name="P48"><text:s text:c="14"/>self.append_to_rs_file(batch_rs_results, timeframe, choice)</text:p>
      <text:p text:style-name="P48"><text:s text:c="14"/>del batch_rs_results</text:p>
      <text:p text:style-name="P48"><text:s text:c="14"/>gc.collect()</text:p>
      <text:p text:style-name="P48"/>
      <text:p text:style-name="P48"><text:s text:c="10"/># ...but outputs complete file for PER dependency</text:p>
      <text:p text:style-name="P48"><text:s text:c="10"/>complete_rs_file = f"rs_ibd_stocks_{timeframe}_{choice}_{date}.csv"</text:p>
      <text:p text:style-name="P48"><text:s text:c="10"/>return complete_rs_file <text:s/># PER can use this</text:p>
      <text:p text:style-name="P48"/>
      <text:p text:style-name="P48"><text:s text:c="2"/>Memory Benefits for RS:</text:p>
      <text:p text:style-name="P48"><text:s text:c="2"/>- Process in 100-ticker batches instead of 1000+ universe</text:p>
      <text:p text:style-name="P48"><text:s text:c="2"/>- 90% memory reduction during calculation</text:p>
      <text:p text:style-name="P48"><text:s text:c="2"/>- Same final output format for PER compatibility</text:p>
      <text:p text:style-name="P48"/>
      <text:p text:style-name="P48"><text:s text:c="2"/>---</text:p>
      <text:p text:style-name="P48"><text:s text:c="2"/>Phase 3: Keep Non-Batchable As-Is (Optimized)</text:p>
      <text:p text:style-name="P48"/>
      <text:p text:style-name="P48"><text:s text:c="2"/>PER Calculations</text:p>
      <text:p text:style-name="P48"/>
      <text:p text:style-name="P48"><text:s text:c="2"/># Keep current approach but optimize data loading</text:p>
      <text:p text:style-name="P48"><text:s text:c="2"/>def process_per_optimized(self, complete_rs_file):</text:p>
      <text:p text:style-name="P48"><text:s text:c="6"/># Load RS results with efficient dtypes</text:p>
      <text:p text:style-name="P48"><text:s text:c="6"/>rs_df = pd.read_csv(</text:p>
      <text:p text:style-name="P48"><text:s text:c="10"/>complete_rs_file,</text:p>
      <text:p text:style-name="P48"><text:s text:c="10"/>dtype={'rs_score': 'float32', 'rank': 'int16'}</text:p>
      <text:p text:style-name="P48"><text:soft-page-break/><text:s text:c="6"/>)</text:p>
      <text:p text:style-name="P48"/>
      <text:p text:style-name="P48"><text:s text:c="6"/># Process universes efficiently</text:p>
      <text:p text:style-name="P48"><text:s text:c="6"/>per_results = self.calculate_percentiles(rs_df)</text:p>
      <text:p text:style-name="P48"/>
      <text:p text:style-name="P48"><text:s text:c="6"/># Clean up immediately</text:p>
      <text:p text:style-name="P48"><text:s text:c="6"/>del rs_df</text:p>
      <text:p text:style-name="P48"><text:s text:c="6"/>gc.collect()</text:p>
      <text:p text:style-name="P48"/>
      <text:p text:style-name="P48"><text:s text:c="6"/>return per_results</text:p>
      <text:p text:style-name="P48"/>
      <text:p text:style-name="P48"><text:s text:c="2"/>Market Breadth &amp; Composites</text:p>
      <text:p text:style-name="P48"/>
      <text:p text:style-name="P48"><text:s text:c="2"/>- Keep current universe-wide processing</text:p>
      <text:p text:style-name="P48"><text:s text:c="2"/>- Optimize with better data types</text:p>
      <text:p text:style-name="P48"><text:s text:c="2"/>- Add memory cleanup between major operations</text:p>
      <text:p text:style-name="P48"/>
      <text:p text:style-name="P48"><text:s text:c="2"/>---</text:p>
      <text:p text:style-name="P48"><text:s text:c="2"/>Phase 4: Implementation Priority</text:p>
      <text:p text:style-name="P48"/>
      <text:p text:style-name="P48"><text:s text:c="2"/>HIGH IMPACT - Implement First</text:p>
      <text:p text:style-name="P48"/>
      <text:p text:style-name="P48"><text:s text:c="2"/>1. ✅ Basic Calculations Streaming</text:p>
      <text:p text:style-name="P48"><text:s text:c="4"/>- Biggest memory user currently</text:p>
      <text:p text:style-name="P48"><text:s text:c="4"/>- Easy to implement (no dependencies)</text:p>
      <text:p text:style-name="P48"><text:s text:c="4"/>- Immediate 90% memory reduction</text:p>
      <text:p text:style-name="P48"><text:s text:c="2"/>2. ✅ Stage Analysis Streaming</text:p>
      <text:p text:style-name="P48"><text:s text:c="4"/>- Second biggest memory user</text:p>
      <text:p text:style-name="P48"><text:s text:c="4"/>- Independent calculations</text:p>
      <text:p text:style-name="P48"><text:s text:c="4"/>- Large performance gain</text:p>
      <text:p text:style-name="P48"><text:s text:c="2"/>3. ✅ All Screeners Streaming</text:p>
      <text:p text:style-name="P48"><text:soft-page-break/><text:s text:c="4"/>- PVB, ATR1, Minervini, Giusti</text:p>
      <text:p text:style-name="P48"><text:s text:c="4"/>- Follow same pattern as above</text:p>
      <text:p text:style-name="P48"><text:s text:c="4"/>- Consistent architecture</text:p>
      <text:p text:style-name="P48"/>
      <text:p text:style-name="P48"><text:s text:c="2"/>MEDIUM IMPACT - Implement Second</text:p>
      <text:p text:style-name="P48"/>
      <text:p text:style-name="P48"><text:s text:c="2"/>1. ✅ RS Batch Processing</text:p>
      <text:p text:style-name="P48"><text:s text:c="4"/>- More complex due to benchmark calculations</text:p>
      <text:p text:style-name="P48"><text:s text:c="4"/>- Still batchable with careful implementation</text:p>
      <text:p text:style-name="P48"><text:s text:c="4"/>- Maintains PER compatibility</text:p>
      <text:p text:style-name="P48"/>
      <text:p text:style-name="P48"><text:s text:c="2"/>LOW IMPACT - Optimize Later</text:p>
      <text:p text:style-name="P48"/>
      <text:p text:style-name="P48"><text:s text:c="2"/>1. ✅ Data Type Optimization</text:p>
      <text:p text:style-name="P48"><text:s text:c="4"/>- Apply float32, int32, int16, int8 throughout</text:p>
      <text:p text:style-name="P48"><text:s text:c="4"/>- 50% additional memory savings</text:p>
      <text:p text:style-name="P48"><text:s text:c="4"/>- Easy to implement incrementally</text:p>
      <text:p text:style-name="P48"/>
      <text:p text:style-name="P48"><text:s text:c="2"/>---</text:p>
      <text:p text:style-name="P48"><text:s text:c="2"/>Phase 5: Complete Implementation Pattern</text:p>
      <text:p text:style-name="P48"/>
      <text:p text:style-name="P48"><text:s text:c="2"/>Unified Streaming Base Class</text:p>
      <text:p text:style-name="P48"/>
      <text:p text:style-name="P48"><text:s text:c="2"/>class StreamingCalculationBase:</text:p>
      <text:p text:style-name="P48"><text:s text:c="6"/>def __init__(self):</text:p>
      <text:p text:style-name="P48"><text:s text:c="10"/>self.setup_efficient_dtypes()</text:p>
      <text:p text:style-name="P48"/>
      <text:p text:style-name="P48"><text:s text:c="6"/>def process_timeframe_streaming(self, batches, timeframe, choice):</text:p>
      <text:p text:style-name="P48"><text:s text:c="10"/>total_processed = 0</text:p>
      <text:p text:style-name="P48"/>
      <text:p text:style-name="P48"><text:s text:c="10"/># Process first batch to establish filename</text:p>
      <text:p text:style-name="P48"><text:soft-page-break/><text:s text:c="10"/>filename = self.initialize_output_file(batches[0], timeframe, choice)</text:p>
      <text:p text:style-name="P48"><text:s text:c="10"/>total_processed += len(batches[0])</text:p>
      <text:p text:style-name="P48"/>
      <text:p text:style-name="P48"><text:s text:c="10"/># Stream remaining batches</text:p>
      <text:p text:style-name="P48"><text:s text:c="10"/>for batch in batches[1:]:</text:p>
      <text:p text:style-name="P48"><text:s text:c="14"/>count = self.process_batch_streaming(batch, timeframe, choice, filename)</text:p>
      <text:p text:style-name="P48"><text:s text:c="14"/>total_processed += count</text:p>
      <text:p text:style-name="P48"/>
      <text:p text:style-name="P48"><text:s text:c="14"/># Memory monitoring (optional)</text:p>
      <text:p text:style-name="P48"><text:s text:c="14"/>if batch_num % 10 == 0:</text:p>
      <text:p text:style-name="P48"><text:s text:c="18"/>self.log_memory_usage(f"After batch {batch_num}")</text:p>
      <text:p text:style-name="P48"/>
      <text:p text:style-name="P48"><text:s text:c="10"/>return {'file': filename, 'processed': total_processed}</text:p>
      <text:p text:style-name="P48"/>
      <text:p text:style-name="P48"><text:s text:c="2"/># Apply to all batchable processors:</text:p>
      <text:p text:style-name="P48"><text:s text:c="2"/>class BasicCalculationsStreaming(StreamingCalculationBase): pass</text:p>
      <text:p text:style-name="P48"><text:s text:c="2"/>class StageAnalysisStreaming(StreamingCalculationBase): pass</text:p>
      <text:p text:style-name="P48"><text:s text:c="2"/>class PVBScreenerStreaming(StreamingCalculationBase): pass</text:p>
      <text:p text:style-name="P48"><text:s text:c="2"/>class ATR1ScreenerStreaming(StreamingCalculationBase): pass</text:p>
      <text:p text:style-name="P48"/>
      <text:p text:style-name="P48"><text:s text:c="2"/>---</text:p>
      <text:p text:style-name="P48"><text:s text:c="2"/>Expected Performance Results</text:p>
      <text:p text:style-name="P48"/>
      <text:p text:style-name="P48"><text:s text:c="2"/>Memory Usage</text:p>
      <text:p text:style-name="P48"/>
      <text:p text:style-name="P48"><text:s text:c="2"/>- Before: 8GB peak memory (1000 tickers × accumulation)</text:p>
      <text:p text:style-name="P48"><text:s text:c="2"/>- After: 400MB constant memory (100 ticker batches)</text:p>
      <text:p text:style-name="P48"><text:s text:c="2"/>- Reduction: 95% memory savings</text:p>
      <text:p text:style-name="P48"/>
      <text:p text:style-name="P48"><text:s text:c="2"/>Processing Speed</text:p>
      <text:p text:style-name="P48"/>
      <text:p text:style-name="P48"><text:soft-page-break/><text:s text:c="2"/>- Before: Slow due to swapping/paging</text:p>
      <text:p text:style-name="P48"><text:s text:c="2"/>- After: 30-50% faster processing</text:p>
      <text:p text:style-name="P48"><text:s text:c="2"/>- Scaling: Can handle 10,000+ ticker universes</text:p>
      <text:p text:style-name="P48"/>
      <text:p text:style-name="P48"><text:s text:c="2"/>System Requirements</text:p>
      <text:p text:style-name="P48"/>
      <text:p text:style-name="P48"><text:s text:c="2"/>- Before: 16GB+ RAM recommended</text:p>
      <text:p text:style-name="P48"><text:s text:c="2"/>- After: 4GB RAM sufficient for large universes</text:p>
      <text:p text:style-name="P48"/>
      <text:p text:style-name="P48"><text:s text:c="2"/>---</text:p>
      <text:p text:style-name="P48"><text:s text:c="2"/>Implementation Steps</text:p>
      <text:p text:style-name="P48"/>
      <text:p text:style-name="P48"><text:s text:c="2"/>Week 1: Core Streaming Infrastructure</text:p>
      <text:p text:style-name="P48"/>
      <text:p text:style-name="P48"><text:s text:c="2"/>1. Create StreamingCalculationBase class</text:p>
      <text:p text:style-name="P48"><text:s text:c="2"/>2. Implement file management utilities</text:p>
      <text:p text:style-name="P48"><text:s text:c="2"/>3. Add memory monitoring tools</text:p>
      <text:p text:style-name="P48"/>
      <text:p text:style-name="P48"><text:s text:c="2"/>Week 2: Basic Calculations Migration</text:p>
      <text:p text:style-name="P48"/>
      <text:p text:style-name="P48"><text:s text:c="2"/>1. Convert basic_calculations to streaming</text:p>
      <text:p text:style-name="P48"><text:s text:c="2"/>2. Test with current universes</text:p>
      <text:p text:style-name="P48"><text:s text:c="2"/>3. Validate output file accuracy</text:p>
      <text:p text:style-name="P48"/>
      <text:p text:style-name="P48"><text:s text:c="2"/>Week 3: Extend to All Batchable</text:p>
      <text:p text:style-name="P48"/>
      <text:p text:style-name="P48"><text:s text:c="2"/>1. Migrate stage_analysis to streaming</text:p>
      <text:p text:style-name="P48"><text:s text:c="2"/>2. Migrate all screeners to streaming</text:p>
      <text:p text:style-name="P48"><text:s text:c="2"/>3. Performance testing and optimization</text:p>
      <text:p text:style-name="P48"/>
      <text:p text:style-name="P48"><text:s text:c="2"/>Week 4: RS Special Implementation</text:p>
      <text:p text:style-name="P48"><text:soft-page-break/></text:p>
      <text:p text:style-name="P48"><text:s text:c="2"/>1. Implement RS batch processing</text:p>
      <text:p text:style-name="P48"><text:s text:c="2"/>2. Ensure PER compatibility maintained</text:p>
      <text:p text:style-name="P48"><text:s text:c="2"/>3. Full system integration testing</text:p>
      <text:p text:style-name="P48"/>
      <text:p text:style-name="P48"><text:s text:c="2"/>---</text:p>
      <text:p text:style-name="P48"><text:s text:c="2"/>Success Criteria</text:p>
      <text:p text:style-name="P48"/>
      <text:p text:style-name="P48"><text:s text:c="2"/>Technical Metrics:</text:p>
      <text:p text:style-name="P48"><text:s text:c="2"/>- ✅ 95% memory reduction for batchable calculations</text:p>
      <text:p text:style-name="P48"><text:s text:c="2"/>- ✅ 30%+ speed improvement overall</text:p>
      <text:p text:style-name="P48"><text:s text:c="2"/>- ✅ Identical output files to current system</text:p>
      <text:p text:style-name="P48"><text:s text:c="2"/>- ✅ No functionality regression</text:p>
      <text:p text:style-name="P48"/>
      <text:p text:style-name="P48"><text:s text:c="2"/>Operational Benefits:</text:p>
      <text:p text:style-name="P48"><text:s text:c="2"/>- ✅ Handle 10x larger universes</text:p>
      <text:p text:style-name="P48"><text:s text:c="2"/>- ✅ Run on lower-spec machines</text:p>
      <text:p text:style-name="P48"><text:s text:c="2"/>- ✅ Improved reliability (no memory crashes)</text:p>
      <text:p text:style-name="P48"><text:s text:c="2"/>- ✅ Consistent performance regardless of universe size</text:p>
      <text:p text:style-name="P48"/>
      <text:p text:style-name="P48"><text:s text:c="2"/>This plan provides maximum memory efficiency while respecting the mathematical constraints of cross-ticker dependent</text:p>
      <text:p text:style-name="P48"><text:s text:c="2"/>calculations like PER.</text:p>
      <text:p text:style-name="P48"/>
      <text:p text:style-name="P48">I'll create the individual DRWISH streaming implementation following the exact same pattern as PVB and ATR1.</text:p>
      <text:p text:style-name="P48"/>
      <text:p text:style-name="P48"/>
      <text:p text:style-name="P48">Implementation Summary:</text:p>
      <text:p text:style-name="P48"/>
      <text:p text:style-name="P48"><text:s text:c="2"/>1. Mapping System Working:</text:p>
      <text:p text:style-name="P48"><text:soft-page-break/></text:p>
      <text:p text:style-name="P48"><text:s text:c="2"/>- ✅ mapping_tickers.csv loaded correctly: {'SP500': 'SPY', 'NASDAQ100': 'QQQ', 'RUSSELL1000': 'IWM'}</text:p>
      <text:p text:style-name="P48"><text:s text:c="2"/>- ✅ Universe to Index Symbol: SP500 → SPY, NASDAQ100 → QQQ</text:p>
      <text:p text:style-name="P48"><text:s text:c="2"/>- ✅ Automatic Detection: Charts automatically find correct benchmark ETF</text:p>
      <text:p text:style-name="P48"/>
      <text:p text:style-name="P48"><text:s text:c="2"/>2. Price Data Lookup Enhanced:</text:p>
      <text:p text:style-name="P48"/>
      <text:p text:style-name="P48"><text:s text:c="2"/>- ✅ Primary Path: Checks config DAILY_DATA_DIR first</text:p>
      <text:p text:style-name="P48"><text:s text:c="2"/>- ✅ Fallback Path: Automatically finds downloadData_v1 directory</text:p>
      <text:p text:style-name="P48"><text:s text:c="2"/>- ✅ Real OHLCV Data: SPY/QQQ price data loaded (421 records each)</text:p>
      <text:p text:style-name="P48"/>
      <text:p text:style-name="P48"><text:s text:c="2"/>3. Complete Chart Pipeline:</text:p>
      <text:p text:style-name="P48"/>
      <text:p text:style-name="P48"><text:s text:c="2"/>- ✅ Top Panel: Real SPY price data (not synthetic)</text:p>
      <text:p text:style-name="P48"><text:s text:c="2"/>- ✅ Middle Panel: MA breadth percentages (combined_pct_above_ma*)</text:p>
      <text:p text:style-name="P48"><text:s text:c="2"/>- ✅ Bottom Panel: New highs/lows data (new_52week_*)</text:p>
      <text:p text:style-name="P48"/>
      <text:p text:style-name="P48"><text:s text:c="2"/>📊 Results:</text:p>
      <text:p text:style-name="P48"/>
      <text:p text:style-name="P48"><text:s text:c="2"/>All three chart panels now display correctly:</text:p>
      <text:p text:style-name="P48"><text:s text:c="2"/>1. Candlestick Chart: Real SPY price data with OHLCV</text:p>
      <text:p text:style-name="P48"><text:s text:c="2"/>2. Breadth Analysis: MA percentage lines (20, 50, 200)</text:p>
      <text:p text:style-name="P48"><text:s text:c="2"/>3. Highs/Lows Histogram: Long-term new highs vs lows</text:p>
      <text:p text:style-name="P48"/>
      <text:p text:style-name="P48"><text:s text:c="2"/>🎉 Complete Architecture Success:</text:p>
      <text:p text:style-name="P48"/>
      <text:p text:style-name="P48"><text:s text:c="2"/>mapping_tickers.csv → Universe (SP500) → Index (SPY) → Price Data → Chart</text:p>
      <text:p text:style-name="P48"><text:s text:c="2"/>market_breadth_*.csv → Column Mapping → Chart Expected Format → Chart</text:p>
      <text:p text:style-name="P48"/>
      <text:p text:style-name="P48"><text:s text:c="2"/>The breadth charts now work exactly as intended:</text:p>
      <text:p text:style-name="P48"><text:soft-page-break/><text:s text:c="2"/>- ✅ Real benchmark price data in top panel</text:p>
      <text:p text:style-name="P48"><text:s text:c="2"/>- ✅ Market breadth metrics in middle panel</text:p>
      <text:p text:style-name="P48"><text:s text:c="2"/>- ✅ New highs/lows analysis in bottom panel</text:p>
      <text:p text:style-name="P48"><text:s text:c="2"/>- ✅ Proper filename matching (CSV → PNG)</text:p>
      <text:p text:style-name="P48"><text:s text:c="2"/>- ✅ Single universe approach (no complex combining needed)</text:p>
      <text:p text:style-name="P48"/>
      <text:p text:style-name="P48"><text:s text:c="2"/>The entire market breadth visualization system is now working end-to-end! 🎊</text:p>
      <text:p text:style-name="P48"/>
      <text:p text:style-name="P48">&gt; no, i dont agree with this statement The current config sets DAILY_DATA_DIR to point to the local data/market_data/daily </text:p>
      <text:p text:style-name="P48"><text:s text:c="2"/>directory under</text:p>
      <text:p text:style-name="P48"><text:s text:c="4"/>metaData_v1, but the actual price data is in the downloadData_v1 directory. Let me update the MarketBreadthVisualizer to also</text:p>
      <text:p text:style-name="P48"><text:s text:c="4"/>check the downloadData_v1 location as a fallback:</text:p>
      <text:p text:style-name="P48"><text:s text:c="2"/>. in user_data.csv we have # ENVIRONMENT DETECTION AND PATH CONFIGURATION <text:s text:c="7"/></text:p>
      <text:p text:style-name="P48"><text:s text:c="2"/># ---------------------------------------------- <text:s text:c="7"/></text:p>
      <text:p text:style-name="P48"><text:s text:c="2"/>auto_detect_environment <text:s text:c="3"/>FALSE <text:s text:c="3"/>Automatically detect and use appropriate paths (local vs Colab)</text:p>
      <text:p text:style-name="P48"><text:s text:c="2"/>manual_environment_override <text:s text:c="3"/>local <text:s text:c="3"/>Manual override: local | colab | (empty for auto detection)</text:p>
      <text:p text:style-name="P48"><text:s text:c="10"/></text:p>
      <text:p text:style-name="P48"><text:s text:c="2"/># LOCAL ENVIRONMENT PATHS <text:s text:c="7"/></text:p>
      <text:p text:style-name="P48"><text:s text:c="2"/># ------------------------ <text:s text:c="7"/></text:p>
      <text:p text:style-name="P48"><text:s text:c="2"/>YF_daily_data_files_local <text:s text:c="3"/>../downloadData_v1/data/market_data/daily/ <text:s text:c="3"/>Local: Folder with daily (1d) historical data files</text:p>
      <text:p text:style-name="P48"><text:s text:c="2"/>YF_weekly_data_files_local <text:s text:c="3"/>../downloadData_v1/data/market_data/weekly/ <text:s text:c="3"/>Local: Folder with weekly (1wk) historical data </text:p>
      <text:p text:style-name="P48"><text:s text:c="2"/>files</text:p>
      <text:p text:style-name="P48"><text:s text:c="2"/>YF_monthly_data_files_local <text:s text:c="3"/>../downloadData_v1/data/market_data/monthly/ <text:s text:c="3"/>Local: Folder with monthly (1mo) historical data </text:p>
      <text:p text:style-name="P48"><text:s text:c="2"/>files</text:p>
      <text:p text:style-name="P48"><text:s text:c="2"/>TW_intraday_folder_local <text:s text:c="3"/>data/intraday/ <text:s text:c="3"/>Local: Folder for TradingView intraday data</text:p>
      <text:p text:style-name="P48"><text:soft-page-break/><text:s text:c="10"/></text:p>
      <text:p text:style-name="P48"><text:s text:c="2"/># COLAB ENVIRONMENT PATHS <text:s text:c="7"/></text:p>
      <text:p text:style-name="P48"><text:s text:c="2"/># ------------------------ <text:s text:c="7"/></text:p>
      <text:p text:style-name="P48"><text:s text:c="2"/>YF_daily_data_files_colab <text:s text:c="3"/>/content/drive/MyDrive/_invest2024/run_python/downloadData_v1/data/market_data/daily/ <text:s text:c="3"/>Colab: </text:p>
      <text:p text:style-name="P48"><text:s text:c="2"/>Folder with daily (1d) historical data files</text:p>
      <text:p text:style-name="P48"><text:s text:c="2"/>YF_weekly_data_files_colab <text:s text:c="3"/>/content/drive/MyDrive/_invest2024/run_python/downloadData_v1/data/market_data/weekly/ <text:s text:c="3"/>Colab: </text:p>
      <text:p text:style-name="P48"><text:s text:c="2"/>Folder with weekly (1wk) historical data files</text:p>
      <text:p text:style-name="P48"><text:s text:c="2"/>YF_monthly_data_files_colab <text:s text:c="3"/>/content/drive/MyDrive/_invest2024/run_python/downloadData_v1/data/market_data/monthly/ <text:s text:c="3"/>Colab: </text:p>
      <text:p text:style-name="P48"><text:s text:c="2"/>Folder with monthly (1mo) historical data files</text:p>
      <text:p text:style-name="P48"><text:s text:c="2"/>TW_intraday_folder_colab <text:s text:c="3"/>/content/drive/MyDrive/_invest2024/run_python/metaData_v1/data/intraday/ <text:s text:c="3"/>Colab: Folder for </text:p>
      <text:p text:style-name="P48"><text:s text:c="2"/>TradingView intraday data</text:p>
      <text:p text:style-name="P48"><text:s text:c="2"/>. The location is clear, and no is not metaData_v1</text:p>
      <text:p text:style-name="P48"/>
      <text:p text:style-name="P48">● You are absolutely correct! I apologize for the confusion. The user_data.csv clearly defines that the price data location</text:p>
      <text:p text:style-name="P48"><text:s text:c="2"/>should be ../downloadData_v1/data/market_data/daily/ for local environment, not the metaData_v1 directory.</text:p>
      <text:p text:style-name="P48"/>
      <text:p text:style-name="P48">● You're right - the config should be using the paths defined in user_data.csv. Let me check how the config reads those</text:p>
      <text:p text:style-name="P48"><text:s text:c="2"/>YF_*_data_files_local paths:</text:p>
      <text:p text:style-name="P48"/>
      <text:p text:style-name="P48">● Search(pattern: "YF_daily_data_files|YF_weekly_data_files|YF_monthly_data_files", path: "src/config.py", output_mode: "content")</text:p>
      <text:p text:style-name="P48"><text:s text:c="2"/>⎿  Found 0 lines </text:p>
      <text:p text:style-name="P48"/>
      <text:p text:style-name="P48"><text:soft-page-break/>● Read(src/config.py)</text:p>
      <text:p text:style-name="P48"><text:s text:c="2"/>⎿  Read 50 lines (ctrl+o to expand)</text:p>
      <text:p text:style-name="P48"/>
      <text:p text:style-name="P48">● I can see the issue now. The config is hardcoded to use the local directory structure instead of reading the YF_*_data_files</text:p>
      <text:p text:style-name="P48"><text:s text:c="2"/>paths from user_data.csv. Let me check how the config should be reading the user-defined data paths:</text:p>
      <text:p text:style-name="P48"/>
      <text:p text:style-name="P48">● Read(src/user_defined_data.py)</text:p>
      <text:p text:style-name="P48"><text:s text:c="2"/>⎿  Read 50 lines (ctrl+o to expand)</text:p>
      <text:p text:style-name="P48"><text:s text:c="2"/>⎿  5-hour limit reached ∙ resets 4am</text:p>
      <text:p text:style-name="P48"><text:s text:c="5"/>/upgrade to increase your usage limit.</text:p>
      <text:p text:style-name="P48"/>
      <text:p text:style-name="P48"/>
      <text:p text:style-name="P48">Please generate a comprehensive market trends report using ReportLab. Use the data in /home/imagda/_invest2024/python/metaData_v1/results/basic_calculation/basic_calculation_2-5_daily_20250905.csv for analysis and charts. Carefully study all files in /home/imagda/_invest2024/python/metaData_v1/reportTEST to synthesize experimental results and literature. The report should include: charts, summary tables, insights, and figures to highlight short, medium, and long-term market trends. <text:s/><text:span text:style-name="T84">This should be created using post_process module architecture. Respect output filename generation rules. You can create as many as pdf or png templates you want. <text:s/>Inside /home/imagda/_invest2024/python/metaData_v1/src/post_process/pdf_templates, /home/imagda/_invest2024/python/metaData_v1/src/post_process/png_templates <text:s/>if needed can create basic_calculation to keep the files for this modules (if they are many)</text:span></text:p>
      <text:p text:style-name="P48"/>
      <text:p text:style-name="P48"/>
      <text:p text:style-name="P48">This update makes your system handle multiple files flexibly, with all filter and sort instructions dedicated per file inside the same configuration CSV. Adjust filenames in the config accordingly, and your script will process each</text:p>
      <text:p text:style-name="P48"/>
      <text:p text:style-name="P48"/>
      <text:p text:style-name="P48">/src/</text:p>
      <text:p text:style-name="P48"><text:s text:c="2"/>/post_process/</text:p>
      <text:p text:style-name="P48"><text:soft-page-break/><text:s text:c="4"/>return_file_info.py <text:s text:c="10"/># Maps logical names to dirs; finds latest file using filename pattern and YYYYMMDD date</text:p>
      <text:p text:style-name="P48"><text:s text:c="4"/>post_process_workflow.py <text:s text:c="5"/># Reads config, gets file paths, applies filters/sorts, saves CSVs, calls PDF generation</text:p>
      <text:p text:style-name="P48"><text:s text:c="4"/>generate_post_process_pdfs.py # Generates PDF reports from processed CSV files after filtering/sorting</text:p>
      <text:p text:style-name="P48"><text:s text:c="24"/># Entrypoint calling post_process workflow (kept clean)</text:p>
      <text:p text:style-name="P48"><text:s text:c="24"/></text:p>
      <text:p text:style-name="P48"><text:s/>Updated Workflow</text:p>
      <text:p text:style-name="P48"/>
      <text:p text:style-name="P48"><text:s text:c="4"/>The config file user_data_pp.csv uses logical filenames like basic_calculation.</text:p>
      <text:p text:style-name="P48"/>
      <text:p text:style-name="P48"><text:s text:c="4"/>Each logical name maps to an output directory (e.g., BASIC_CALCULATION_output_dir) in return_file_info.py.</text:p>
      <text:p text:style-name="P48"/>
      <text:p text:style-name="P48"><text:s text:c="4"/>To identify which file to process in that directory:</text:p>
      <text:p text:style-name="P48"/>
      <text:p text:style-name="P48"><text:s text:c="8"/>Files follow the pattern: filename_*_{timeframe}.csv</text:p>
      <text:p text:style-name="P48"/>
      <text:p text:style-name="P48"><text:s text:c="8"/>timeframe is in YYYYMMDD format (e.g., basic_calculation_report_20230915.csv)</text:p>
      <text:p text:style-name="P48"/>
      <text:p text:style-name="P48"><text:s text:c="8"/>The system identifies the latest file by finding the largest (most recent) date in the filename.</text:p>
      <text:p text:style-name="P48"/>
      <text:p text:style-name="P48"><text:s text:c="4"/>For each logical filename from config:</text:p>
      <text:p text:style-name="P48"/>
      <text:p text:style-name="P48"><text:s text:c="8"/>return_file_info.py finds and returns the latest file path.</text:p>
      <text:p text:style-name="P48"/>
      <text:p text:style-name="P48"><text:s text:c="4"/>post_process_workflow.py loops over the logical files, loads the actual files, applies filters/sorts from config, saves the results.</text:p>
      <text:p text:style-name="P48"/>
      <text:p text:style-name="P48"><text:s text:c="4"/>After processing, the module calls generate_post_process_pdfs.py to create PDFs reports for each processed file.</text:p>
      <text:p text:style-name="P48"><text:soft-page-break/></text:p>
      <text:p text:style-name="P48"><text:s text:c="3"/>Principles for File Identification in return_file_info.py:</text:p>
      <text:p text:style-name="P48"/>
      <text:p text:style-name="P48"><text:s text:c="4"/>List all files in the output directory.</text:p>
      <text:p text:style-name="P48"/>
      <text:p text:style-name="P48"><text:s text:c="4"/>Use regex or string parsing to extract YYYYMMDD date from file names matching pattern.</text:p>
      <text:p text:style-name="P48"/>
      <text:p text:style-name="P48"><text:s text:c="4"/>Convert YYYYMMDD string to date object for comparison.</text:p>
      <text:p text:style-name="P48"/>
      <text:p text:style-name="P48"><text:s text:c="4"/>Select the file with the latest date.</text:p>
      <text:p text:style-name="P48"/>
      <text:p text:style-name="P48"><text:s text:c="4"/>Return full path of that file or None if no matching fi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24.2.7.2$Linux_X86_64 LibreOffice_project/420$Build-2</meta:generator>
    <dc:date>2025-09-18T20:11:20.674323055</dc:date>
    <meta:editing-duration>P1DT15H34M8S</meta:editing-duration>
    <meta:editing-cycles>86</meta:editing-cycles>
    <meta:document-statistic meta:table-count="4" meta:image-count="0" meta:object-count="0" meta:page-count="36" meta:paragraph-count="829" meta:word-count="5266" meta:character-count="42593" meta:non-whitespace-character-count="34436"/>
  </office:meta>
</office:document-meta>
</file>